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Pictures/10000000000000080000000820A1E16DA75ED138.png" manifest:media-type="image/png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2cm"/>
    </style:style>
    <style:style style:name="co10" style:family="table-column">
      <style:table-column-properties fo:break-before="auto" style:column-width="3.113cm"/>
    </style:style>
    <style:style style:name="co11" style:family="table-column">
      <style:table-column-properties fo:break-before="auto" style:column-width="1.752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8.6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ion_sort" table:style-name="ta1">
        <table:shapes>
          <draw:frame draw:z-index="0" draw:name="Insertion_sort" draw:style-name="gr1" draw:text-style-name="P1" svg:width="16.001cm" svg:height="9.005cm" svg:x="20.392cm" svg:y="1.089cm">
            <draw:object draw:notify-on-update-of-ranges="insertion_sort.D1:insertion_sort.D1 insertion_sort.D2:insertion_sort.D101 insertion_sort.F1:insertion_sort.F1 insertion_sort.F2:insertion_sort.F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.469cm" svg:height="6.454cm" svg:x="21.936cm" svg:y="10.89cm">
            <draw:object draw:notify-on-update-of-ranges="insertion_sort.C1:insertion_sort.C1 insertion_sort.C2:insertion_sort.C101 insertion_sort.D1:insertion_sort.D1 insertion_sort.D2:insertion_sort.D101 insertion_sort.E1:insertion_sort.E1 insertion_sort.E2:insertion_sort.E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1.746cm" svg:height="7.039cm" svg:x="37.299cm" svg:y="10.837cm">
            <draw:object draw:notify-on-update-of-ranges="insertion_sort.G1:insertion_sort.G1 insertion_sort.G2:insertion_sort.G101 insertion_sort.H1:insertion_sort.H1 insertion_sort.H2:insertion_sort.H101 insertion_sort.I1:insertion_sort.I1 insertion_sort.I2:insertion_sort.I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ripetizioni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expected_worst_case_swap</text:p>
          </table:table-cell>
          <table:table-cell office:value-type="string" calcext:value-type="string">
            <text:p>min_op</text:p>
          </table:table-cell>
          <table:table-cell office:value-type="string" calcext:value-type="string">
            <text:p>avg_op</text:p>
          </table:table-cell>
          <table:table-cell office:value-type="string" calcext:value-type="string">
            <text:p>max_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163" calcext:value-type="float">
            <text:p>16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199" calcext:value-type="float">
            <text:p>19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239" calcext:value-type="float">
            <text:p>23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office:value-type="float" office:value="282" calcext:value-type="float">
            <text:p>282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380" calcext:value-type="float">
            <text:p>38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3" calcext:value-type="float">
            <text:p>223</text:p>
          </table:table-cell>
          <table:table-cell office:value-type="float" office:value="491" calcext:value-type="float">
            <text:p>491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70" calcext:value-type="float">
            <text:p>270</text:p>
          </table:table-cell>
          <table:table-cell office:value-type="float" office:value="615" calcext:value-type="float">
            <text:p>61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71" calcext:value-type="float">
            <text:p>171</text:p>
          </table:table-cell>
          <table:table-cell office:value-type="float" office:value="326" calcext:value-type="float">
            <text:p>326</text:p>
          </table:table-cell>
          <table:table-cell office:value-type="float" office:value="683" calcext:value-type="float">
            <text:p>683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756" calcext:value-type="float">
            <text:p>756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398" calcext:value-type="float">
            <text:p>398</text:p>
          </table:table-cell>
          <table:table-cell office:value-type="float" office:value="830" calcext:value-type="float">
            <text:p>83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424" calcext:value-type="float">
            <text:p>424</text:p>
          </table:table-cell>
          <table:table-cell office:value-type="float" office:value="910" calcext:value-type="float">
            <text:p>910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189" calcext:value-type="float">
            <text:p>189</text:p>
          </table:table-cell>
          <table:table-cell office:value-type="float" office:value="253" calcext:value-type="float">
            <text:p>253</text:p>
          </table:table-cell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209" calcext:value-type="float">
            <text:p>209</text:p>
          </table:table-cell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 office:value-type="float" office:value="1076" calcext:value-type="float">
            <text:p>1076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632" calcext:value-type="float">
            <text:p>632</text:p>
          </table:table-cell>
          <table:table-cell office:value-type="float" office:value="1168" calcext:value-type="float">
            <text:p>1168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639" calcext:value-type="float">
            <text:p>639</text:p>
          </table:table-cell>
          <table:table-cell office:value-type="float" office:value="1258" calcext:value-type="float">
            <text:p>12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67" calcext:value-type="float">
            <text:p>267</text:p>
          </table:table-cell>
          <table:table-cell office:value-type="float" office:value="351" calcext:value-type="float">
            <text:p>351</text:p>
          </table:table-cell>
          <table:table-cell office:value-type="float" office:value="732" calcext:value-type="float">
            <text:p>732</text:p>
          </table:table-cell>
          <table:table-cell office:value-type="float" office:value="1355" calcext:value-type="float">
            <text:p>1355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837" calcext:value-type="float">
            <text:p>837</text:p>
          </table:table-cell>
          <table:table-cell office:value-type="float" office:value="1454" calcext:value-type="float">
            <text:p>1454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102" calcext:value-type="float">
            <text:p>102</text:p>
          </table:table-cell>
          <table:table-cell office:value-type="float" office:value="196" calcext:value-type="float">
            <text:p>196</text:p>
          </table:table-cell>
          <table:table-cell office:value-type="float" office:value="296" calcext:value-type="float">
            <text:p>296</text:p>
          </table:table-cell>
          <table:table-cell office:value-type="float" office:value="406" calcext:value-type="float">
            <text:p>406</text:p>
          </table:table-cell>
          <table:table-cell office:value-type="float" office:value="902" calcext:value-type="float">
            <text:p>902</text:p>
          </table:table-cell>
          <table:table-cell office:value-type="float" office:value="1556" calcext:value-type="float">
            <text:p>1556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" calcext:value-type="float">
            <text:p>117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35" calcext:value-type="float">
            <text:p>435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office:value-type="float" office:value="1014" calcext:value-type="float">
            <text:p>1014</text:p>
          </table:table-cell>
          <table:table-cell office:value-type="float" office:value="1774" calcext:value-type="float">
            <text:p>1774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22" calcext:value-type="float">
            <text:p>122</text:p>
          </table:table-cell>
          <table:table-cell office:value-type="float" office:value="240" calcext:value-type="float">
            <text:p>240</text:p>
          </table:table-cell>
          <table:table-cell office:value-type="float" office:value="356" calcext:value-type="float">
            <text:p>356</text:p>
          </table:table-cell>
          <table:table-cell office:value-type="float" office:value="496" calcext:value-type="float">
            <text:p>496</text:p>
          </table:table-cell>
          <table:table-cell office:value-type="float" office:value="1048" calcext:value-type="float">
            <text:p>1048</text:p>
          </table:table-cell>
          <table:table-cell office:value-type="float" office:value="1888" calcext:value-type="float">
            <text:p>1888</text:p>
          </table:table-cell>
          <table:table-cell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143" calcext:value-type="float">
            <text:p>143</text:p>
          </table:table-cell>
          <table:table-cell office:value-type="float" office:value="256" calcext:value-type="float">
            <text:p>256</text:p>
          </table:table-cell>
          <table:table-cell office:value-type="float" office:value="379" calcext:value-type="float">
            <text:p>379</text:p>
          </table:table-cell>
          <table:table-cell office:value-type="float" office:value="528" calcext:value-type="float">
            <text:p>528</text:p>
          </table:table-cell>
          <table:table-cell office:value-type="float" office:value="1207" calcext:value-type="float">
            <text:p>1207</text:p>
          </table:table-cell>
          <table:table-cell office:value-type="float" office:value="2005" calcext:value-type="float">
            <text:p>2005</text:p>
          </table:table-cell>
          <table:table-cell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412" calcext:value-type="float">
            <text:p>412</text:p>
          </table:table-cell>
          <table:table-cell office:value-type="float" office:value="561" calcext:value-type="float">
            <text:p>561</text:p>
          </table:table-cell>
          <table:table-cell office:value-type="float" office:value="1273" calcext:value-type="float">
            <text:p>1273</text:p>
          </table:table-cell>
          <table:table-cell office:value-type="float" office:value="2126" calcext:value-type="float">
            <text:p>2126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office:value-type="float" office:value="423" calcext:value-type="float">
            <text:p>423</text:p>
          </table:table-cell>
          <table:table-cell office:value-type="float" office:value="595" calcext:value-type="float">
            <text:p>595</text:p>
          </table:table-cell>
          <table:table-cell office:value-type="float" office:value="1360" calcext:value-type="float">
            <text:p>1360</text:p>
          </table:table-cell>
          <table:table-cell office:value-type="float" office:value="2250" calcext:value-type="float">
            <text:p>2250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177" calcext:value-type="float">
            <text:p>177</text:p>
          </table:table-cell>
          <table:table-cell office:value-type="float" office:value="306" calcext:value-type="float">
            <text:p>306</text:p>
          </table:table-cell>
          <table:table-cell office:value-type="float" office:value="446" calcext:value-type="float">
            <text:p>446</text:p>
          </table:table-cell>
          <table:table-cell office:value-type="float" office:value="630" calcext:value-type="float">
            <text:p>630</text:p>
          </table:table-cell>
          <table:table-cell office:value-type="float" office:value="1486" calcext:value-type="float">
            <text:p>1486</text:p>
          </table:table-cell>
          <table:table-cell office:value-type="float" office:value="2378" calcext:value-type="float">
            <text:p>2378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" calcext:value-type="float">
            <text:p>174</text:p>
          </table:table-cell>
          <table:table-cell office:value-type="float" office:value="324" calcext:value-type="float">
            <text:p>324</text:p>
          </table:table-cell>
          <table:table-cell office:value-type="float" office:value="462" calcext:value-type="float">
            <text:p>462</text:p>
          </table:table-cell>
          <table:table-cell office:value-type="float" office:value="666" calcext:value-type="float">
            <text:p>666</text:p>
          </table:table-cell>
          <table:table-cell office:value-type="float" office:value="1462" calcext:value-type="float">
            <text:p>1462</text:p>
          </table:table-cell>
          <table:table-cell office:value-type="float" office:value="2508" calcext:value-type="float">
            <text:p>2508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" calcext:value-type="float">
            <text:p>10000</text:p>
          </table:table-cell>
          <table:table-cell office:value-type="float" office:value="196" calcext:value-type="float">
            <text:p>196</text:p>
          </table:table-cell>
          <table:table-cell office:value-type="float" office:value="342" calcext:value-type="float">
            <text:p>342</text:p>
          </table:table-cell>
          <table:table-cell office:value-type="float" office:value="475" calcext:value-type="float">
            <text:p>475</text:p>
          </table:table-cell>
          <table:table-cell office:value-type="float" office:value="703" calcext:value-type="float">
            <text:p>703</text:p>
          </table:table-cell>
          <table:table-cell office:value-type="float" office:value="1628" calcext:value-type="float">
            <text:p>1628</text:p>
          </table:table-cell>
          <table:table-cell office:value-type="float" office:value="2639" calcext:value-type="float">
            <text:p>2639</text:p>
          </table:table-cell>
          <table:table-cell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741" calcext:value-type="float">
            <text:p>741</text:p>
          </table:table-cell>
          <table:table-cell office:value-type="float" office:value="1731" calcext:value-type="float">
            <text:p>1731</text:p>
          </table:table-cell>
          <table:table-cell office:value-type="float" office:value="2779" calcext:value-type="float">
            <text:p>2779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 office:value-type="float" office:value="232" calcext:value-type="float">
            <text:p>232</text:p>
          </table:table-cell>
          <table:table-cell office:value-type="float" office:value="380" calcext:value-type="float">
            <text:p>380</text:p>
          </table:table-cell>
          <table:table-cell office:value-type="float" office:value="548" calcext:value-type="float">
            <text:p>548</text:p>
          </table:table-cell>
          <table:table-cell office:value-type="float" office:value="780" calcext:value-type="float">
            <text:p>780</text:p>
          </table:table-cell>
          <table:table-cell office:value-type="float" office:value="1894" calcext:value-type="float">
            <text:p>1894</text:p>
          </table:table-cell>
          <table:table-cell office:value-type="float" office:value="2924" calcext:value-type="float">
            <text:p>2924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" calcext:value-type="float">
            <text:p>10000</text:p>
          </table:table-cell>
          <table:table-cell office:value-type="float" office:value="234" calcext:value-type="float">
            <text:p>234</text:p>
          </table:table-cell>
          <table:table-cell office:value-type="float" office:value="400" calcext:value-type="float">
            <text:p>400</text:p>
          </table:table-cell>
          <table:table-cell office:value-type="float" office:value="554" calcext:value-type="float">
            <text:p>554</text:p>
          </table:table-cell>
          <table:table-cell office:value-type="float" office:value="820" calcext:value-type="float">
            <text:p>820</text:p>
          </table:table-cell>
          <table:table-cell office:value-type="float" office:value="1910" calcext:value-type="float">
            <text:p>1910</text:p>
          </table:table-cell>
          <table:table-cell office:value-type="float" office:value="3068" calcext:value-type="float">
            <text:p>306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248" calcext:value-type="float">
            <text:p>248</text:p>
          </table:table-cell>
          <table:table-cell office:value-type="float" office:value="421" calcext:value-type="float">
            <text:p>421</text:p>
          </table:table-cell>
          <table:table-cell office:value-type="float" office:value="579" calcext:value-type="float">
            <text:p>579</text:p>
          </table:table-cell>
          <table:table-cell office:value-type="float" office:value="861" calcext:value-type="float">
            <text:p>861</text:p>
          </table:table-cell>
          <table:table-cell office:value-type="float" office:value="2015" calcext:value-type="float">
            <text:p>2015</text:p>
          </table:table-cell>
          <table:table-cell office:value-type="float" office:value="3224" calcext:value-type="float">
            <text:p>3224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" calcext:value-type="float">
            <text:p>10000</text:p>
          </table:table-cell>
          <table:table-cell office:value-type="float" office:value="261" calcext:value-type="float">
            <text:p>261</text:p>
          </table:table-cell>
          <table:table-cell office:value-type="float" office:value="441" calcext:value-type="float">
            <text:p>441</text:p>
          </table:table-cell>
          <table:table-cell office:value-type="float" office:value="622" calcext:value-type="float">
            <text:p>622</text:p>
          </table:table-cell>
          <table:table-cell office:value-type="float" office:value="903" calcext:value-type="float">
            <text:p>903</text:p>
          </table:table-cell>
          <table:table-cell office:value-type="float" office:value="2113" calcext:value-type="float">
            <text:p>2113</text:p>
          </table:table-cell>
          <table:table-cell office:value-type="float" office:value="3369" calcext:value-type="float">
            <text:p>3369</text:p>
          </table:table-cell>
          <table:table-cell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office:value-type="float" office:value="301" calcext:value-type="float">
            <text:p>301</text:p>
          </table:table-cell>
          <table:table-cell office:value-type="float" office:value="463" calcext:value-type="float">
            <text:p>463</text:p>
          </table:table-cell>
          <table:table-cell office:value-type="float" office:value="651" calcext:value-type="float">
            <text:p>651</text:p>
          </table:table-cell>
          <table:table-cell office:value-type="float" office:value="946" calcext:value-type="float">
            <text:p>946</text:p>
          </table:table-cell>
          <table:table-cell office:value-type="float" office:value="2395" calcext:value-type="float">
            <text:p>2395</text:p>
          </table:table-cell>
          <table:table-cell office:value-type="float" office:value="3530" calcext:value-type="float">
            <text:p>353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294" calcext:value-type="float">
            <text:p>294</text:p>
          </table:table-cell>
          <table:table-cell office:value-type="float" office:value="484" calcext:value-type="float">
            <text:p>484</text:p>
          </table:table-cell>
          <table:table-cell office:value-type="float" office:value="700" calcext:value-type="float">
            <text:p>700</text:p>
          </table:table-cell>
          <table:table-cell office:value-type="float" office:value="990" calcext:value-type="float">
            <text:p>990</text:p>
          </table:table-cell>
          <table:table-cell office:value-type="float" office:value="2363" calcext:value-type="float">
            <text:p>2363</text:p>
          </table:table-cell>
          <table:table-cell office:value-type="float" office:value="3682" calcext:value-type="float">
            <text:p>3682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" calcext:value-type="float">
            <text:p>10000</text:p>
          </table:table-cell>
          <table:table-cell office:value-type="float" office:value="327" calcext:value-type="float">
            <text:p>327</text:p>
          </table:table-cell>
          <table:table-cell office:value-type="float" office:value="506" calcext:value-type="float">
            <text:p>506</text:p>
          </table:table-cell>
          <table:table-cell office:value-type="float" office:value="732" calcext:value-type="float">
            <text:p>732</text:p>
          </table:table-cell>
          <table:table-cell office:value-type="float" office:value="1035" calcext:value-type="float">
            <text:p>1035</text:p>
          </table:table-cell>
          <table:table-cell office:value-type="float" office:value="2596" calcext:value-type="float">
            <text:p>2596</text:p>
          </table:table-cell>
          <table:table-cell office:value-type="float" office:value="3846" calcext:value-type="float">
            <text:p>3846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529" calcext:value-type="float">
            <text:p>529</text:p>
          </table:table-cell>
          <table:table-cell office:value-type="float" office:value="732" calcext:value-type="float">
            <text:p>732</text:p>
          </table:table-cell>
          <table:table-cell office:value-type="float" office:value="1081" calcext:value-type="float">
            <text:p>1081</text:p>
          </table:table-cell>
          <table:table-cell office:value-type="float" office:value="2587" calcext:value-type="float">
            <text:p>2587</text:p>
          </table:table-cell>
          <table:table-cell office:value-type="float" office:value="4013" calcext:value-type="float">
            <text:p>4013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" calcext:value-type="float">
            <text:p>10000</text:p>
          </table:table-cell>
          <table:table-cell office:value-type="float" office:value="350" calcext:value-type="float">
            <text:p>350</text:p>
          </table:table-cell>
          <table:table-cell office:value-type="float" office:value="552" calcext:value-type="float">
            <text:p>552</text:p>
          </table:table-cell>
          <table:table-cell office:value-type="float" office:value="780" calcext:value-type="float">
            <text:p>780</text:p>
          </table:table-cell>
          <table:table-cell office:value-type="float" office:value="1128" calcext:value-type="float">
            <text:p>1128</text:p>
          </table:table-cell>
          <table:table-cell office:value-type="float" office:value="2766" calcext:value-type="float">
            <text:p>2766</text:p>
          </table:table-cell>
          <table:table-cell office:value-type="float" office:value="4182" calcext:value-type="float">
            <text:p>4182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" calcext:value-type="float">
            <text:p>10000</text:p>
          </table:table-cell>
          <table:table-cell office:value-type="float" office:value="331" calcext:value-type="float">
            <text:p>331</text:p>
          </table:table-cell>
          <table:table-cell office:value-type="float" office:value="576" calcext:value-type="float">
            <text:p>576</text:p>
          </table:table-cell>
          <table:table-cell office:value-type="float" office:value="809" calcext:value-type="float">
            <text:p>809</text:p>
          </table:table-cell>
          <table:table-cell office:value-type="float" office:value="1176" calcext:value-type="float">
            <text:p>1176</text:p>
          </table:table-cell>
          <table:table-cell office:value-type="float" office:value="2650" calcext:value-type="float">
            <text:p>2650</text:p>
          </table:table-cell>
          <table:table-cell office:value-type="float" office:value="4356" calcext:value-type="float">
            <text:p>4356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366" calcext:value-type="float">
            <text:p>366</text:p>
          </table:table-cell>
          <table:table-cell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5" calcext:value-type="float">
            <text:p>1225</text:p>
          </table:table-cell>
          <table:table-cell office:value-type="float" office:value="2887" calcext:value-type="float">
            <text:p>2887</text:p>
          </table:table-cell>
          <table:table-cell office:value-type="float" office:value="4528" calcext:value-type="float">
            <text:p>4528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" calcext:value-type="float">
            <text:p>10000</text:p>
          </table:table-cell>
          <table:table-cell office:value-type="float" office:value="405" calcext:value-type="float">
            <text:p>405</text:p>
          </table:table-cell>
          <table:table-cell office:value-type="float" office:value="625" calcext:value-type="float">
            <text:p>625</text:p>
          </table:table-cell>
          <table:table-cell office:value-type="float" office:value="843" calcext:value-type="float">
            <text:p>843</text:p>
          </table:table-cell>
          <table:table-cell office:value-type="float" office:value="1275" calcext:value-type="float">
            <text:p>1275</text:p>
          </table:table-cell>
          <table:table-cell office:value-type="float" office:value="3172" calcext:value-type="float">
            <text:p>3172</text:p>
          </table:table-cell>
          <table:table-cell office:value-type="float" office:value="4713" calcext:value-type="float">
            <text:p>4713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" calcext:value-type="float">
            <text:p>10000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901" calcext:value-type="float">
            <text:p>901</text:p>
          </table:table-cell>
          <table:table-cell office:value-type="float" office:value="1326" calcext:value-type="float">
            <text:p>1326</text:p>
          </table:table-cell>
          <table:table-cell office:value-type="float" office:value="3257" calcext:value-type="float">
            <text:p>3257</text:p>
          </table:table-cell>
          <table:table-cell office:value-type="float" office:value="4898" calcext:value-type="float">
            <text:p>489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677" calcext:value-type="float">
            <text:p>677</text:p>
          </table:table-cell>
          <table:table-cell office:value-type="float" office:value="896" calcext:value-type="float">
            <text:p>896</text:p>
          </table:table-cell>
          <table:table-cell office:value-type="float" office:value="1378" calcext:value-type="float">
            <text:p>1378</text:p>
          </table:table-cell>
          <table:table-cell office:value-type="float" office:value="3546" calcext:value-type="float">
            <text:p>3546</text:p>
          </table:table-cell>
          <table:table-cell office:value-type="float" office:value="5090" calcext:value-type="float">
            <text:p>5090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" calcext:value-type="float">
            <text:p>10000</text:p>
          </table:table-cell>
          <table:table-cell office:value-type="float" office:value="455" calcext:value-type="float">
            <text:p>455</text:p>
          </table:table-cell>
          <table:table-cell office:value-type="float" office:value="703" calcext:value-type="float">
            <text:p>703</text:p>
          </table:table-cell>
          <table:table-cell office:value-type="float" office:value="940" calcext:value-type="float">
            <text:p>940</text:p>
          </table:table-cell>
          <table:table-cell office:value-type="float" office:value="1431" calcext:value-type="float">
            <text:p>1431</text:p>
          </table:table-cell>
          <table:table-cell office:value-type="float" office:value="3548" calcext:value-type="float">
            <text:p>3548</text:p>
          </table:table-cell>
          <table:table-cell office:value-type="float" office:value="5279" calcext:value-type="float">
            <text:p>5279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float" office:value="456" calcext:value-type="float">
            <text:p>456</text:p>
          </table:table-cell>
          <table:table-cell office:value-type="float" office:value="728" calcext:value-type="float">
            <text:p>728</text:p>
          </table:table-cell>
          <table:table-cell office:value-type="float" office:value="1003" calcext:value-type="float">
            <text:p>1003</text:p>
          </table:table-cell>
          <table:table-cell office:value-type="float" office:value="1485" calcext:value-type="float">
            <text:p>1485</text:p>
          </table:table-cell>
          <table:table-cell office:value-type="float" office:value="3562" calcext:value-type="float">
            <text:p>3562</text:p>
          </table:table-cell>
          <table:table-cell office:value-type="float" office:value="5463" calcext:value-type="float">
            <text:p>5463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0" calcext:value-type="float">
            <text:p>520</text:p>
          </table:table-cell>
          <table:table-cell office:value-type="float" office:value="757" calcext:value-type="float">
            <text:p>757</text:p>
          </table:table-cell>
          <table:table-cell office:value-type="float" office:value="1019" calcext:value-type="float">
            <text:p>1019</text:p>
          </table:table-cell>
          <table:table-cell office:value-type="float" office:value="1540" calcext:value-type="float">
            <text:p>1540</text:p>
          </table:table-cell>
          <table:table-cell office:value-type="float" office:value="4017" calcext:value-type="float">
            <text:p>4017</text:p>
          </table:table-cell>
          <table:table-cell office:value-type="float" office:value="5667" calcext:value-type="float">
            <text:p>5667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  <table:table-cell office:value-type="float" office:value="785" calcext:value-type="float">
            <text:p>785</text:p>
          </table:table-cell>
          <table:table-cell office:value-type="float" office:value="1068" calcext:value-type="float">
            <text:p>1068</text:p>
          </table:table-cell>
          <table:table-cell office:value-type="float" office:value="1596" calcext:value-type="float">
            <text:p>1596</text:p>
          </table:table-cell>
          <table:table-cell office:value-type="float" office:value="3737" calcext:value-type="float">
            <text:p>3737</text:p>
          </table:table-cell>
          <table:table-cell office:value-type="float" office:value="5875" calcext:value-type="float">
            <text:p>587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" calcext:value-type="float">
            <text:p>10000</text:p>
          </table:table-cell>
          <table:table-cell office:value-type="float" office:value="535" calcext:value-type="float">
            <text:p>535</text:p>
          </table:table-cell>
          <table:table-cell office:value-type="float" office:value="812" calcext:value-type="float">
            <text:p>812</text:p>
          </table:table-cell>
          <table:table-cell office:value-type="float" office:value="1078" calcext:value-type="float">
            <text:p>1078</text:p>
          </table:table-cell>
          <table:table-cell office:value-type="float" office:value="1653" calcext:value-type="float">
            <text:p>1653</text:p>
          </table:table-cell>
          <table:table-cell office:value-type="float" office:value="4131" calcext:value-type="float">
            <text:p>4131</text:p>
          </table:table-cell>
          <table:table-cell office:value-type="float" office:value="6070" calcext:value-type="float">
            <text:p>607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" calcext:value-type="float">
            <text:p>10000</text:p>
          </table:table-cell>
          <table:table-cell office:value-type="float" office:value="543" calcext:value-type="float">
            <text:p>543</text:p>
          </table:table-cell>
          <table:table-cell office:value-type="float" office:value="840" calcext:value-type="float">
            <text:p>840</text:p>
          </table:table-cell>
          <table:table-cell office:value-type="float" office:value="1126" calcext:value-type="float">
            <text:p>1126</text:p>
          </table:table-cell>
          <table:table-cell office:value-type="float" office:value="1711" calcext:value-type="float">
            <text:p>1711</text:p>
          </table:table-cell>
          <table:table-cell office:value-type="float" office:value="4199" calcext:value-type="float">
            <text:p>4199</text:p>
          </table:table-cell>
          <table:table-cell office:value-type="float" office:value="6273" calcext:value-type="float">
            <text:p>6273</text:p>
          </table:table-cell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870" calcext:value-type="float">
            <text:p>870</text:p>
          </table:table-cell>
          <table:table-cell office:value-type="float" office:value="1182" calcext:value-type="float">
            <text:p>1182</text:p>
          </table:table-cell>
          <table:table-cell office:value-type="float" office:value="1770" calcext:value-type="float">
            <text:p>1770</text:p>
          </table:table-cell>
          <table:table-cell office:value-type="float" office:value="4440" calcext:value-type="float">
            <text:p>4440</text:p>
          </table:table-cell>
          <table:table-cell office:value-type="float" office:value="6489" calcext:value-type="float">
            <text:p>6489</text:p>
          </table:table-cell>
          <table:table-cell office:value-type="float" office:value="8659" calcext:value-type="float">
            <text:p>86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" calcext:value-type="float">
            <text:p>10000</text:p>
          </table:table-cell>
          <table:table-cell office:value-type="float" office:value="623" calcext:value-type="float">
            <text:p>623</text:p>
          </table:table-cell>
          <table:table-cell office:value-type="float" office:value="902" calcext:value-type="float">
            <text:p>902</text:p>
          </table:table-cell>
          <table:table-cell office:value-type="float" office:value="1203" calcext:value-type="float">
            <text:p>1203</text:p>
          </table:table-cell>
          <table:table-cell office:value-type="float" office:value="1830" calcext:value-type="float">
            <text:p>1830</text:p>
          </table:table-cell>
          <table:table-cell office:value-type="float" office:value="4773" calcext:value-type="float">
            <text:p>4773</text:p>
          </table:table-cell>
          <table:table-cell office:value-type="float" office:value="6717" calcext:value-type="float">
            <text:p>6717</text:p>
          </table:table-cell>
          <table:table-cell office:value-type="float" office:value="8828" calcext:value-type="float">
            <text:p>8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29" calcext:value-type="float">
            <text:p>929</text:p>
          </table:table-cell>
          <table:table-cell office:value-type="float" office:value="1237" calcext:value-type="float">
            <text:p>1237</text:p>
          </table:table-cell>
          <table:table-cell office:value-type="float" office:value="1891" calcext:value-type="float">
            <text:p>1891</text:p>
          </table:table-cell>
          <table:table-cell office:value-type="float" office:value="4848" calcext:value-type="float">
            <text:p>4848</text:p>
          </table:table-cell>
          <table:table-cell office:value-type="float" office:value="6917" calcext:value-type="float">
            <text:p>6917</text:p>
          </table:table-cell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 office:value-type="float" office:value="961" calcext:value-type="float">
            <text:p>961</text:p>
          </table:table-cell>
          <table:table-cell office:value-type="float" office:value="1272" calcext:value-type="float">
            <text:p>1272</text:p>
          </table:table-cell>
          <table:table-cell office:value-type="float" office:value="1953" calcext:value-type="float">
            <text:p>1953</text:p>
          </table:table-cell>
          <table:table-cell office:value-type="float" office:value="4810" calcext:value-type="float">
            <text:p>4810</text:p>
          </table:table-cell>
          <table:table-cell office:value-type="float" office:value="7148" calcext:value-type="float">
            <text:p>7148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632" calcext:value-type="float">
            <text:p>632</text:p>
          </table:table-cell>
          <table:table-cell office:value-type="float" office:value="991" calcext:value-type="float">
            <text:p>991</text:p>
          </table:table-cell>
          <table:table-cell office:value-type="float" office:value="1302" calcext:value-type="float">
            <text:p>1302</text:p>
          </table:table-cell>
          <table:table-cell office:value-type="float" office:value="2016" calcext:value-type="float">
            <text:p>2016</text:p>
          </table:table-cell>
          <table:table-cell office:value-type="float" office:value="4862" calcext:value-type="float">
            <text:p>4862</text:p>
          </table:table-cell>
          <table:table-cell office:value-type="float" office:value="7366" calcext:value-type="float">
            <text:p>7366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" calcext:value-type="float">
            <text:p>10000</text:p>
          </table:table-cell>
          <table:table-cell office:value-type="float" office:value="699" calcext:value-type="float">
            <text:p>699</text:p>
          </table:table-cell>
          <table:table-cell office:value-type="float" office:value="1024" calcext:value-type="float">
            <text:p>1024</text:p>
          </table:table-cell>
          <table:table-cell office:value-type="float" office:value="1328" calcext:value-type="float">
            <text:p>1328</text:p>
          </table:table-cell>
          <table:table-cell office:value-type="float" office:value="2080" calcext:value-type="float">
            <text:p>2080</text:p>
          </table:table-cell>
          <table:table-cell office:value-type="float" office:value="5328" calcext:value-type="float">
            <text:p>5328</text:p>
          </table:table-cell>
          <table:table-cell office:value-type="float" office:value="7601" calcext:value-type="float">
            <text:p>7601</text:p>
          </table:table-cell>
          <table:table-cell office:value-type="float" office:value="9716" calcext:value-type="float">
            <text:p>97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" calcext:value-type="float">
            <text:p>10000</text:p>
          </table:table-cell>
          <table:table-cell office:value-type="float" office:value="693" calcext:value-type="float">
            <text:p>693</text:p>
          </table:table-cell>
          <table:table-cell office:value-type="float" office:value="1053" calcext:value-type="float">
            <text:p>1053</text:p>
          </table:table-cell>
          <table:table-cell office:value-type="float" office:value="1415" calcext:value-type="float">
            <text:p>1415</text:p>
          </table:table-cell>
          <table:table-cell office:value-type="float" office:value="2145" calcext:value-type="float">
            <text:p>2145</text:p>
          </table:table-cell>
          <table:table-cell office:value-type="float" office:value="5298" calcext:value-type="float">
            <text:p>5298</text:p>
          </table:table-cell>
          <table:table-cell office:value-type="float" office:value="7815" calcext:value-type="float">
            <text:p>7815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" calcext:value-type="float">
            <text:p>10000</text:p>
          </table:table-cell>
          <table:table-cell office:value-type="float" office:value="696" calcext:value-type="float">
            <text:p>696</text:p>
          </table:table-cell>
          <table:table-cell office:value-type="float" office:value="1089" calcext:value-type="float">
            <text:p>1089</text:p>
          </table:table-cell>
          <table:table-cell office:value-type="float" office:value="1404" calcext:value-type="float">
            <text:p>1404</text:p>
          </table:table-cell>
          <table:table-cell office:value-type="float" office:value="2211" calcext:value-type="float">
            <text:p>2211</text:p>
          </table:table-cell>
          <table:table-cell office:value-type="float" office:value="5336" calcext:value-type="float">
            <text:p>5336</text:p>
          </table:table-cell>
          <table:table-cell office:value-type="float" office:value="8070" calcext:value-type="float">
            <text:p>8070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" calcext:value-type="float">
            <text:p>10000</text:p>
          </table:table-cell>
          <table:table-cell office:value-type="float" office:value="779" calcext:value-type="float">
            <text:p>779</text:p>
          </table:table-cell>
          <table:table-cell office:value-type="float" office:value="1122" calcext:value-type="float">
            <text:p>1122</text:p>
          </table:table-cell>
          <table:table-cell office:value-type="float" office:value="1462" calcext:value-type="float">
            <text:p>1462</text:p>
          </table:table-cell>
          <table:table-cell office:value-type="float" office:value="2278" calcext:value-type="float">
            <text:p>2278</text:p>
          </table:table-cell>
          <table:table-cell office:value-type="float" office:value="5909" calcext:value-type="float">
            <text:p>5909</text:p>
          </table:table-cell>
          <table:table-cell office:value-type="float" office:value="8308" calcext:value-type="float">
            <text:p>8308</text:p>
          </table:table-cell>
          <table:table-cell office:value-type="float" office:value="10680" calcext:value-type="float">
            <text:p>106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" calcext:value-type="float">
            <text:p>10000</text:p>
          </table:table-cell>
          <table:table-cell office:value-type="float" office:value="794" calcext:value-type="float">
            <text:p>794</text:p>
          </table:table-cell>
          <table:table-cell office:value-type="float" office:value="1155" calcext:value-type="float">
            <text:p>1155</text:p>
          </table:table-cell>
          <table:table-cell office:value-type="float" office:value="1543" calcext:value-type="float">
            <text:p>1543</text:p>
          </table:table-cell>
          <table:table-cell office:value-type="float" office:value="2346" calcext:value-type="float">
            <text:p>2346</text:p>
          </table:table-cell>
          <table:table-cell office:value-type="float" office:value="6031" calcext:value-type="float">
            <text:p>6031</text:p>
          </table:table-cell>
          <table:table-cell office:value-type="float" office:value="8547" calcext:value-type="float">
            <text:p>8547</text:p>
          </table:table-cell>
          <table:table-cell office:value-type="float" office:value="11259" calcext:value-type="float">
            <text:p>11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" calcext:value-type="float">
            <text:p>10000</text:p>
          </table:table-cell>
          <table:table-cell office:value-type="float" office:value="818" calcext:value-type="float">
            <text:p>818</text:p>
          </table:table-cell>
          <table:table-cell office:value-type="float" office:value="1193" calcext:value-type="float">
            <text:p>1193</text:p>
          </table:table-cell>
          <table:table-cell office:value-type="float" office:value="1556" calcext:value-type="float">
            <text:p>1556</text:p>
          </table:table-cell>
          <table:table-cell office:value-type="float" office:value="2415" calcext:value-type="float">
            <text:p>2415</text:p>
          </table:table-cell>
          <table:table-cell office:value-type="float" office:value="6201" calcext:value-type="float">
            <text:p>6201</text:p>
          </table:table-cell>
          <table:table-cell office:value-type="float" office:value="8820" calcext:value-type="float">
            <text:p>8820</text:p>
          </table:table-cell>
          <table:table-cell office:value-type="float" office:value="11347" calcext:value-type="float">
            <text:p>113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" calcext:value-type="float">
            <text:p>10000</text:p>
          </table:table-cell>
          <table:table-cell office:value-type="float" office:value="813" calcext:value-type="float">
            <text:p>813</text:p>
          </table:table-cell>
          <table:table-cell office:value-type="float" office:value="1223" calcext:value-type="float">
            <text:p>1223</text:p>
          </table:table-cell>
          <table:table-cell office:value-type="float" office:value="1625" calcext:value-type="float">
            <text:p>1625</text:p>
          </table:table-cell>
          <table:table-cell office:value-type="float" office:value="2485" calcext:value-type="float">
            <text:p>2485</text:p>
          </table:table-cell>
          <table:table-cell office:value-type="float" office:value="6168" calcext:value-type="float">
            <text:p>6168</text:p>
          </table:table-cell>
          <table:table-cell office:value-type="float" office:value="9034" calcext:value-type="float">
            <text:p>903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" calcext:value-type="float">
            <text:p>10000</text:p>
          </table:table-cell>
          <table:table-cell office:value-type="float" office:value="873" calcext:value-type="float">
            <text:p>873</text:p>
          </table:table-cell>
          <table:table-cell office:value-type="float" office:value="1260" calcext:value-type="float">
            <text:p>1260</text:p>
          </table:table-cell>
          <table:table-cell office:value-type="float" office:value="1633" calcext:value-type="float">
            <text:p>1633</text:p>
          </table:table-cell>
          <table:table-cell office:value-type="float" office:value="2556" calcext:value-type="float">
            <text:p>2556</text:p>
          </table:table-cell>
          <table:table-cell office:value-type="float" office:value="6590" calcext:value-type="float">
            <text:p>6590</text:p>
          </table:table-cell>
          <table:table-cell office:value-type="float" office:value="9305" calcext:value-type="float">
            <text:p>9305</text:p>
          </table:table-cell>
          <table:table-cell office:value-type="float" office:value="11905" calcext:value-type="float">
            <text:p>119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" calcext:value-type="float">
            <text:p>10000</text:p>
          </table:table-cell>
          <table:table-cell office:value-type="float" office:value="878" calcext:value-type="float">
            <text:p>878</text:p>
          </table:table-cell>
          <table:table-cell office:value-type="float" office:value="1296" calcext:value-type="float">
            <text:p>1296</text:p>
          </table:table-cell>
          <table:table-cell office:value-type="float" office:value="1712" calcext:value-type="float">
            <text:p>1712</text:p>
          </table:table-cell>
          <table:table-cell office:value-type="float" office:value="2628" calcext:value-type="float">
            <text:p>2628</text:p>
          </table:table-cell>
          <table:table-cell office:value-type="float" office:value="6637" calcext:value-type="float">
            <text:p>6637</text:p>
          </table:table-cell>
          <table:table-cell office:value-type="float" office:value="9563" calcext:value-type="float">
            <text:p>9563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" calcext:value-type="float">
            <text:p>10000</text:p>
          </table:table-cell>
          <table:table-cell office:value-type="float" office:value="925" calcext:value-type="float">
            <text:p>925</text:p>
          </table:table-cell>
          <table:table-cell office:value-type="float" office:value="1333" calcext:value-type="float">
            <text:p>1333</text:p>
          </table:table-cell>
          <table:table-cell office:value-type="float" office:value="1738" calcext:value-type="float">
            <text:p>1738</text:p>
          </table:table-cell>
          <table:table-cell office:value-type="float" office:value="2701" calcext:value-type="float">
            <text:p>2701</text:p>
          </table:table-cell>
          <table:table-cell office:value-type="float" office:value="6988" calcext:value-type="float">
            <text:p>6988</text:p>
          </table:table-cell>
          <table:table-cell office:value-type="float" office:value="9827" calcext:value-type="float">
            <text:p>9827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" calcext:value-type="float">
            <text:p>10000</text:p>
          </table:table-cell>
          <table:table-cell office:value-type="float" office:value="979" calcext:value-type="float">
            <text:p>979</text:p>
          </table:table-cell>
          <table:table-cell office:value-type="float" office:value="1368" calcext:value-type="float">
            <text:p>1368</text:p>
          </table:table-cell>
          <table:table-cell office:value-type="float" office:value="1741" calcext:value-type="float">
            <text:p>1741</text:p>
          </table:table-cell>
          <table:table-cell office:value-type="float" office:value="2775" calcext:value-type="float">
            <text:p>2775</text:p>
          </table:table-cell>
          <table:table-cell office:value-type="float" office:value="7358" calcext:value-type="float">
            <text:p>7358</text:p>
          </table:table-cell>
          <table:table-cell office:value-type="float" office:value="10082" calcext:value-type="float">
            <text:p>10082</text:p>
          </table:table-cell>
          <table:table-cell office:value-type="float" office:value="12692" calcext:value-type="float">
            <text:p>126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" calcext:value-type="float">
            <text:p>10000</text:p>
          </table:table-cell>
          <table:table-cell office:value-type="float" office:value="953" calcext:value-type="float">
            <text:p>953</text:p>
          </table:table-cell>
          <table:table-cell office:value-type="float" office:value="1406" calcext:value-type="float">
            <text:p>1406</text:p>
          </table:table-cell>
          <table:table-cell office:value-type="float" office:value="1819" calcext:value-type="float">
            <text:p>1819</text:p>
          </table:table-cell>
          <table:table-cell office:value-type="float" office:value="2850" calcext:value-type="float">
            <text:p>2850</text:p>
          </table:table-cell>
          <table:table-cell office:value-type="float" office:value="7188" calcext:value-type="float">
            <text:p>7188</text:p>
          </table:table-cell>
          <table:table-cell office:value-type="float" office:value="10353" calcext:value-type="float">
            <text:p>10353</text:p>
          </table:table-cell>
          <table:table-cell office:value-type="float" office:value="13245" calcext:value-type="float">
            <text:p>132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" calcext:value-type="float">
            <text:p>10000</text:p>
          </table:table-cell>
          <table:table-cell office:value-type="float" office:value="992" calcext:value-type="float">
            <text:p>992</text:p>
          </table:table-cell>
          <table:table-cell office:value-type="float" office:value="1444" calcext:value-type="float">
            <text:p>1444</text:p>
          </table:table-cell>
          <table:table-cell office:value-type="float" office:value="1863" calcext:value-type="float">
            <text:p>1863</text:p>
          </table:table-cell>
          <table:table-cell office:value-type="float" office:value="2926" calcext:value-type="float">
            <text:p>2926</text:p>
          </table:table-cell>
          <table:table-cell office:value-type="float" office:value="7478" calcext:value-type="float">
            <text:p>7478</text:p>
          </table:table-cell>
          <table:table-cell office:value-type="float" office:value="10623" calcext:value-type="float">
            <text:p>10623</text:p>
          </table:table-cell>
          <table:table-cell office:value-type="float" office:value="13555" calcext:value-type="float">
            <text:p>135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" calcext:value-type="float">
            <text:p>10000</text:p>
          </table:table-cell>
          <table:table-cell office:value-type="float" office:value="973" calcext:value-type="float">
            <text:p>973</text:p>
          </table:table-cell>
          <table:table-cell office:value-type="float" office:value="1482" calcext:value-type="float">
            <text:p>1482</text:p>
          </table:table-cell>
          <table:table-cell office:value-type="float" office:value="1923" calcext:value-type="float">
            <text:p>1923</text:p>
          </table:table-cell>
          <table:table-cell office:value-type="float" office:value="3003" calcext:value-type="float">
            <text:p>3003</text:p>
          </table:table-cell>
          <table:table-cell office:value-type="float" office:value="7337" calcext:value-type="float">
            <text:p>7337</text:p>
          </table:table-cell>
          <table:table-cell office:value-type="float" office:value="10899" calcext:value-type="float">
            <text:p>10899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" calcext:value-type="float">
            <text:p>10000</text:p>
          </table:table-cell>
          <table:table-cell office:value-type="float" office:value="1078" calcext:value-type="float">
            <text:p>1078</text:p>
          </table:table-cell>
          <table:table-cell office:value-type="float" office:value="1521" calcext:value-type="float">
            <text:p>1521</text:p>
          </table:table-cell>
          <table:table-cell office:value-type="float" office:value="1948" calcext:value-type="float">
            <text:p>1948</text:p>
          </table:table-cell>
          <table:table-cell office:value-type="float" office:value="3081" calcext:value-type="float">
            <text:p>3081</text:p>
          </table:table-cell>
          <table:table-cell office:value-type="float" office:value="8089" calcext:value-type="float">
            <text:p>8089</text:p>
          </table:table-cell>
          <table:table-cell office:value-type="float" office:value="11178" calcext:value-type="float">
            <text:p>11178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office:value-type="float" office:value="1560" calcext:value-type="float">
            <text:p>1560</text:p>
          </table:table-cell>
          <table:table-cell office:value-type="float" office:value="2024" calcext:value-type="float">
            <text:p>2024</text:p>
          </table:table-cell>
          <table:table-cell office:value-type="float" office:value="3160" calcext:value-type="float">
            <text:p>3160</text:p>
          </table:table-cell>
          <table:table-cell office:value-type="float" office:value="8387" calcext:value-type="float">
            <text:p>8387</text:p>
          </table:table-cell>
          <table:table-cell office:value-type="float" office:value="11459" calcext:value-type="float">
            <text:p>11459</text:p>
          </table:table-cell>
          <table:table-cell office:value-type="float" office:value="14683" calcext:value-type="float">
            <text:p>146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" calcext:value-type="float">
            <text:p>10000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  <table:table-cell office:value-type="float" office:value="2090" calcext:value-type="float">
            <text:p>2090</text:p>
          </table:table-cell>
          <table:table-cell office:value-type="float" office:value="3240" calcext:value-type="float">
            <text:p>3240</text:p>
          </table:table-cell>
          <table:table-cell office:value-type="float" office:value="8517" calcext:value-type="float">
            <text:p>8517</text:p>
          </table:table-cell>
          <table:table-cell office:value-type="float" office:value="11740" calcext:value-type="float">
            <text:p>11740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" calcext:value-type="float">
            <text:p>10000</text:p>
          </table:table-cell>
          <table:table-cell office:value-type="float" office:value="1199" calcext:value-type="float">
            <text:p>1199</text:p>
          </table:table-cell>
          <table:table-cell office:value-type="float" office:value="1642" calcext:value-type="float">
            <text:p>1642</text:p>
          </table:table-cell>
          <table:table-cell office:value-type="float" office:value="2116" calcext:value-type="float">
            <text:p>2116</text:p>
          </table:table-cell>
          <table:table-cell office:value-type="float" office:value="3321" calcext:value-type="float">
            <text:p>3321</text:p>
          </table:table-cell>
          <table:table-cell office:value-type="float" office:value="8952" calcext:value-type="float">
            <text:p>8952</text:p>
          </table:table-cell>
          <table:table-cell office:value-type="float" office:value="12044" calcext:value-type="float">
            <text:p>12044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" calcext:value-type="float">
            <text:p>10000</text:p>
          </table:table-cell>
          <table:table-cell office:value-type="float" office:value="1195" calcext:value-type="float">
            <text:p>1195</text:p>
          </table:table-cell>
          <table:table-cell office:value-type="float" office:value="1683" calcext:value-type="float">
            <text:p>1683</text:p>
          </table:table-cell>
          <table:table-cell office:value-type="float" office:value="2218" calcext:value-type="float">
            <text:p>2218</text:p>
          </table:table-cell>
          <table:table-cell office:value-type="float" office:value="3403" calcext:value-type="float">
            <text:p>3403</text:p>
          </table:table-cell>
          <table:table-cell office:value-type="float" office:value="8911" calcext:value-type="float">
            <text:p>8911</text:p>
          </table:table-cell>
          <table:table-cell office:value-type="float" office:value="12336" calcext:value-type="float">
            <text:p>12336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office:value-type="float" office:value="1186" calcext:value-type="float">
            <text:p>1186</text:p>
          </table:table-cell>
          <table:table-cell office:value-type="float" office:value="1720" calcext:value-type="float">
            <text:p>1720</text:p>
          </table:table-cell>
          <table:table-cell office:value-type="float" office:value="2175" calcext:value-type="float">
            <text:p>2175</text:p>
          </table:table-cell>
          <table:table-cell office:value-type="float" office:value="3486" calcext:value-type="float">
            <text:p>3486</text:p>
          </table:table-cell>
          <table:table-cell office:value-type="float" office:value="8875" calcext:value-type="float">
            <text:p>8875</text:p>
          </table:table-cell>
          <table:table-cell office:value-type="float" office:value="12604" calcext:value-type="float">
            <text:p>1260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1327" calcext:value-type="float">
            <text:p>1327</text:p>
          </table:table-cell>
          <table:table-cell office:value-type="float" office:value="1763" calcext:value-type="float">
            <text:p>1763</text:p>
          </table:table-cell>
          <table:table-cell office:value-type="float" office:value="2263" calcext:value-type="float">
            <text:p>2263</text:p>
          </table:table-cell>
          <table:table-cell office:value-type="float" office:value="3570" calcext:value-type="float">
            <text:p>3570</text:p>
          </table:table-cell>
          <table:table-cell office:value-type="float" office:value="9859" calcext:value-type="float">
            <text:p>9859</text:p>
          </table:table-cell>
          <table:table-cell office:value-type="float" office:value="12916" calcext:value-type="float">
            <text:p>12916</text:p>
          </table:table-cell>
          <table:table-cell office:value-type="float" office:value="16416" calcext:value-type="float">
            <text:p>164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4" calcext:value-type="float">
            <text:p>1284</text:p>
          </table:table-cell>
          <table:table-cell office:value-type="float" office:value="1807" calcext:value-type="float">
            <text:p>1807</text:p>
          </table:table-cell>
          <table:table-cell office:value-type="float" office:value="2250" calcext:value-type="float">
            <text:p>2250</text:p>
          </table:table-cell>
          <table:table-cell office:value-type="float" office:value="3655" calcext:value-type="float">
            <text:p>3655</text:p>
          </table:table-cell>
          <table:table-cell office:value-type="float" office:value="9580" calcext:value-type="float">
            <text:p>9580</text:p>
          </table:table-cell>
          <table:table-cell office:value-type="float" office:value="13228" calcext:value-type="float">
            <text:p>13228</text:p>
          </table:table-cell>
          <table:table-cell office:value-type="float" office:value="16317" calcext:value-type="float">
            <text:p>163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" calcext:value-type="float">
            <text:p>10000</text:p>
          </table:table-cell>
          <table:table-cell office:value-type="float" office:value="1348" calcext:value-type="float">
            <text:p>1348</text:p>
          </table:table-cell>
          <table:table-cell office:value-type="float" office:value="1850" calcext:value-type="float">
            <text:p>1850</text:p>
          </table:table-cell>
          <table:table-cell office:value-type="float" office:value="2344" calcext:value-type="float">
            <text:p>2344</text:p>
          </table:table-cell>
          <table:table-cell office:value-type="float" office:value="3741" calcext:value-type="float">
            <text:p>3741</text:p>
          </table:table-cell>
          <table:table-cell office:value-type="float" office:value="10025" calcext:value-type="float">
            <text:p>10025</text:p>
          </table:table-cell>
          <table:table-cell office:value-type="float" office:value="13538" calcext:value-type="float">
            <text:p>13538</text:p>
          </table:table-cell>
          <table:table-cell office:value-type="float" office:value="16972" calcext:value-type="float">
            <text:p>169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" calcext:value-type="float">
            <text:p>10000</text:p>
          </table:table-cell>
          <table:table-cell office:value-type="float" office:value="1396" calcext:value-type="float">
            <text:p>1396</text:p>
          </table:table-cell>
          <table:table-cell office:value-type="float" office:value="1893" calcext:value-type="float">
            <text:p>1893</text:p>
          </table:table-cell>
          <table:table-cell office:value-type="float" office:value="2465" calcext:value-type="float">
            <text:p>2465</text:p>
          </table:table-cell>
          <table:table-cell office:value-type="float" office:value="3828" calcext:value-type="float">
            <text:p>3828</text:p>
          </table:table-cell>
          <table:table-cell office:value-type="float" office:value="10363" calcext:value-type="float">
            <text:p>10363</text:p>
          </table:table-cell>
          <table:table-cell office:value-type="float" office:value="13846" calcext:value-type="float">
            <text:p>13846</text:p>
          </table:table-cell>
          <table:table-cell office:value-type="float" office:value="17841" calcext:value-type="float">
            <text:p>17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" calcext:value-type="float">
            <text:p>10000</text:p>
          </table:table-cell>
          <table:table-cell office:value-type="float" office:value="1398" calcext:value-type="float">
            <text:p>1398</text:p>
          </table:table-cell>
          <table:table-cell office:value-type="float" office:value="1936" calcext:value-type="float">
            <text:p>1936</text:p>
          </table:table-cell>
          <table:table-cell office:value-type="float" office:value="2427" calcext:value-type="float">
            <text:p>2427</text:p>
          </table:table-cell>
          <table:table-cell office:value-type="float" office:value="3916" calcext:value-type="float">
            <text:p>3916</text:p>
          </table:table-cell>
          <table:table-cell office:value-type="float" office:value="10384" calcext:value-type="float">
            <text:p>10384</text:p>
          </table:table-cell>
          <table:table-cell office:value-type="float" office:value="14155" calcext:value-type="float">
            <text:p>14155</text:p>
          </table:table-cell>
          <table:table-cell office:value-type="float" office:value="17607" calcext:value-type="float">
            <text:p>176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" calcext:value-type="float">
            <text:p>10000</text:p>
          </table:table-cell>
          <table:table-cell office:value-type="float" office:value="1443" calcext:value-type="float">
            <text:p>1443</text:p>
          </table:table-cell>
          <table:table-cell office:value-type="float" office:value="1982" calcext:value-type="float">
            <text:p>1982</text:p>
          </table:table-cell>
          <table:table-cell office:value-type="float" office:value="2501" calcext:value-type="float">
            <text:p>2501</text:p>
          </table:table-cell>
          <table:table-cell office:value-type="float" office:value="4005" calcext:value-type="float">
            <text:p>4005</text:p>
          </table:table-cell>
          <table:table-cell office:value-type="float" office:value="10711" calcext:value-type="float">
            <text:p>10711</text:p>
          </table:table-cell>
          <table:table-cell office:value-type="float" office:value="14481" calcext:value-type="float">
            <text:p>14481</text:p>
          </table:table-cell>
          <table:table-cell office:value-type="float" office:value="18097" calcext:value-type="float">
            <text:p>180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office:value-type="float" office:value="1482" calcext:value-type="float">
            <text:p>1482</text:p>
          </table:table-cell>
          <table:table-cell office:value-type="float" office:value="2022" calcext:value-type="float">
            <text:p>2022</text:p>
          </table:table-cell>
          <table:table-cell office:value-type="float" office:value="2528" calcext:value-type="float">
            <text:p>2528</text:p>
          </table:table-cell>
          <table:table-cell office:value-type="float" office:value="4095" calcext:value-type="float">
            <text:p>4095</text:p>
          </table:table-cell>
          <table:table-cell office:value-type="float" office:value="11001" calcext:value-type="float">
            <text:p>11001</text:p>
          </table:table-cell>
          <table:table-cell office:value-type="float" office:value="14766" calcext:value-type="float">
            <text:p>14766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1479" calcext:value-type="float">
            <text:p>1479</text:p>
          </table:table-cell>
          <table:table-cell office:value-type="float" office:value="2069" calcext:value-type="float">
            <text:p>2069</text:p>
          </table:table-cell>
          <table:table-cell office:value-type="float" office:value="2728" calcext:value-type="float">
            <text:p>2728</text:p>
          </table:table-cell>
          <table:table-cell office:value-type="float" office:value="4186" calcext:value-type="float">
            <text:p>4186</text:p>
          </table:table-cell>
          <table:table-cell office:value-type="float" office:value="10967" calcext:value-type="float">
            <text:p>10967</text:p>
          </table:table-cell>
          <table:table-cell office:value-type="float" office:value="15105" calcext:value-type="float">
            <text:p>15105</text:p>
          </table:table-cell>
          <table:table-cell office:value-type="float" office:value="19685" calcext:value-type="float">
            <text:p>19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1351" calcext:value-type="float">
            <text:p>1351</text:p>
          </table:table-cell>
          <table:table-cell office:value-type="float" office:value="2114" calcext:value-type="float">
            <text:p>2114</text:p>
          </table:table-cell>
          <table:table-cell office:value-type="float" office:value="2763" calcext:value-type="float">
            <text:p>2763</text:p>
          </table:table-cell>
          <table:table-cell office:value-type="float" office:value="4278" calcext:value-type="float">
            <text:p>4278</text:p>
          </table:table-cell>
          <table:table-cell office:value-type="float" office:value="10088" calcext:value-type="float">
            <text:p>10088</text:p>
          </table:table-cell>
          <table:table-cell office:value-type="float" office:value="15427" calcext:value-type="float">
            <text:p>15427</text:p>
          </table:table-cell>
          <table:table-cell office:value-type="float" office:value="19947" calcext:value-type="float">
            <text:p>199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1622" calcext:value-type="float">
            <text:p>1622</text:p>
          </table:table-cell>
          <table:table-cell office:value-type="float" office:value="2162" calcext:value-type="float">
            <text:p>2162</text:p>
          </table:table-cell>
          <table:table-cell office:value-type="float" office:value="2724" calcext:value-type="float">
            <text:p>2724</text:p>
          </table:table-cell>
          <table:table-cell office:value-type="float" office:value="4371" calcext:value-type="float">
            <text:p>4371</text:p>
          </table:table-cell>
          <table:table-cell office:value-type="float" office:value="11987" calcext:value-type="float">
            <text:p>11987</text:p>
          </table:table-cell>
          <table:table-cell office:value-type="float" office:value="15770" calcext:value-type="float">
            <text:p>15770</text:p>
          </table:table-cell>
          <table:table-cell office:value-type="float" office:value="19701" calcext:value-type="float">
            <text:p>197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" calcext:value-type="float">
            <text:p>10000</text:p>
          </table:table-cell>
          <table:table-cell office:value-type="float" office:value="1686" calcext:value-type="float">
            <text:p>1686</text:p>
          </table:table-cell>
          <table:table-cell office:value-type="float" office:value="2211" calcext:value-type="float">
            <text:p>2211</text:p>
          </table:table-cell>
          <table:table-cell office:value-type="float" office:value="2790" calcext:value-type="float">
            <text:p>2790</text:p>
          </table:table-cell>
          <table:table-cell office:value-type="float" office:value="4465" calcext:value-type="float">
            <text:p>4465</text:p>
          </table:table-cell>
          <table:table-cell office:value-type="float" office:value="12452" calcext:value-type="float">
            <text:p>12452</text:p>
          </table:table-cell>
          <table:table-cell office:value-type="float" office:value="16117" calcext:value-type="float">
            <text:p>161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" calcext:value-type="float">
            <text:p>10000</text:p>
          </table:table-cell>
          <table:table-cell office:value-type="float" office:value="1657" calcext:value-type="float">
            <text:p>1657</text:p>
          </table:table-cell>
          <table:table-cell office:value-type="float" office:value="2256" calcext:value-type="float">
            <text:p>2256</text:p>
          </table:table-cell>
          <table:table-cell office:value-type="float" office:value="2835" calcext:value-type="float">
            <text:p>2835</text:p>
          </table:table-cell>
          <table:table-cell office:value-type="float" office:value="4560" calcext:value-type="float">
            <text:p>4560</text:p>
          </table:table-cell>
          <table:table-cell office:value-type="float" office:value="12256" calcext:value-type="float">
            <text:p>12256</text:p>
          </table:table-cell>
          <table:table-cell office:value-type="float" office:value="16441" calcext:value-type="float">
            <text:p>16441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" calcext:value-type="float">
            <text:p>10000</text:p>
          </table:table-cell>
          <table:table-cell office:value-type="float" office:value="1743" calcext:value-type="float">
            <text:p>1743</text:p>
          </table:table-cell>
          <table:table-cell office:value-type="float" office:value="2305" calcext:value-type="float">
            <text:p>2305</text:p>
          </table:table-cell>
          <table:table-cell office:value-type="float" office:value="2981" calcext:value-type="float">
            <text:p>2981</text:p>
          </table:table-cell>
          <table:table-cell office:value-type="float" office:value="4656" calcext:value-type="float">
            <text:p>4656</text:p>
          </table:table-cell>
          <table:table-cell office:value-type="float" office:value="12870" calcext:value-type="float">
            <text:p>12870</text:p>
          </table:table-cell>
          <table:table-cell office:value-type="float" office:value="16790" calcext:value-type="float">
            <text:p>16790</text:p>
          </table:table-cell>
          <table:table-cell office:value-type="float" office:value="21506" calcext:value-type="float">
            <text:p>215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" calcext:value-type="float">
            <text:p>10000</text:p>
          </table:table-cell>
          <table:table-cell office:value-type="float" office:value="1733" calcext:value-type="float">
            <text:p>1733</text:p>
          </table:table-cell>
          <table:table-cell office:value-type="float" office:value="2354" calcext:value-type="float">
            <text:p>2354</text:p>
          </table:table-cell>
          <table:table-cell office:value-type="float" office:value="2900" calcext:value-type="float">
            <text:p>2900</text:p>
          </table:table-cell>
          <table:table-cell office:value-type="float" office:value="4753" calcext:value-type="float">
            <text:p>4753</text:p>
          </table:table-cell>
          <table:table-cell office:value-type="float" office:value="12802" calcext:value-type="float">
            <text:p>12802</text:p>
          </table:table-cell>
          <table:table-cell office:value-type="float" office:value="17144" calcext:value-type="float">
            <text:p>17144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" calcext:value-type="float">
            <text:p>10000</text:p>
          </table:table-cell>
          <table:table-cell office:value-type="float" office:value="1798" calcext:value-type="float">
            <text:p>1798</text:p>
          </table:table-cell>
          <table:table-cell office:value-type="float" office:value="2400" calcext:value-type="float">
            <text:p>2400</text:p>
          </table:table-cell>
          <table:table-cell office:value-type="float" office:value="3132" calcext:value-type="float">
            <text:p>3132</text:p>
          </table:table-cell>
          <table:table-cell office:value-type="float" office:value="4851" calcext:value-type="float">
            <text:p>4851</text:p>
          </table:table-cell>
          <table:table-cell office:value-type="float" office:value="13254" calcext:value-type="float">
            <text:p>13254</text:p>
          </table:table-cell>
          <table:table-cell office:value-type="float" office:value="17467" calcext:value-type="float">
            <text:p>17467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750" calcext:value-type="float">
            <text:p>1750</text:p>
          </table:table-cell>
          <table:table-cell office:value-type="float" office:value="2450" calcext:value-type="float">
            <text:p>2450</text:p>
          </table:table-cell>
          <table:table-cell office:value-type="float" office:value="3066" calcext:value-type="float">
            <text:p>3066</text:p>
          </table:table-cell>
          <table:table-cell office:value-type="float" office:value="4950" calcext:value-type="float">
            <text:p>4950</text:p>
          </table:table-cell>
          <table:table-cell office:value-type="float" office:value="12930" calcext:value-type="float">
            <text:p>12930</text:p>
          </table:table-cell>
          <table:table-cell office:value-type="float" office:value="17826" calcext:value-type="float">
            <text:p>17826</text:p>
          </table:table-cell>
          <table:table-cell office:value-type="float" office:value="22142" calcext:value-type="float">
            <text:p>22142</text:p>
          </table:table-cell>
        </table:table-row>
      </table:table>
      <table:table table:name="merge_sort" table:style-name="ta1">
        <table:shapes>
          <draw:frame draw:z-index="0" draw:style-name="gr1" draw:text-style-name="P1" svg:width="24.643cm" svg:height="13.334cm" svg:x="25.054cm" svg:y="0.027cm">
            <draw:object draw:notify-on-update-of-ranges="merge_sort.H1:merge_sort.H1 merge_sort.H2:merge_sort.H101 merge_sort.J1:merge_sort.J1 merge_sort.J2:merge_sor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22.839cm" svg:y="0.1cm">
            <draw:object draw:notify-on-update-of-ranges="merge_sort.K2:merge_sort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worst_case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worst_case_cmp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.2193" calcext:value-type="float">
            <text:p>33,2193</text:p>
          </table:table-cell>
          <table:table-cell table:formula="of:=[.H2]/[.J2]" office:value-type="float" office:value="1.02350139828353" calcext:value-type="float">
            <text:p>1,023501398283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86.4386" calcext:value-type="float">
            <text:p>86,4386</text:p>
          </table:table-cell>
          <table:table-cell table:formula="of:=[.H3]/[.J3]" office:value-type="float" office:value="1.01806368913888" calcext:value-type="float">
            <text:p>1,018063689138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7.207" calcext:value-type="float">
            <text:p>147,207</text:p>
          </table:table-cell>
          <table:table-cell table:formula="of:=[.H4]/[.J4]" office:value-type="float" office:value="1.00538697208693" calcext:value-type="float">
            <text:p>1,00538697208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 office:value-type="float" office:value="212.877" calcext:value-type="float">
            <text:p>212,877</text:p>
          </table:table-cell>
          <table:table-cell table:formula="of:=[.H5]/[.J5]" office:value-type="float" office:value="1.01467044349554" calcext:value-type="float">
            <text:p>1,01467044349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.193" calcext:value-type="float">
            <text:p>282,193</text:p>
          </table:table-cell>
          <table:table-cell table:formula="of:=[.H6]/[.J6]" office:value-type="float" office:value="1.01349076695737" calcext:value-type="float">
            <text:p>1,013490766957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6" calcext:value-type="float">
            <text:p>356</text:p>
          </table:table-cell>
          <table:table-cell office:value-type="float" office:value="354.413" calcext:value-type="float">
            <text:p>354,413</text:p>
          </table:table-cell>
          <table:table-cell table:formula="of:=[.H7]/[.J7]" office:value-type="float" office:value="1.00447782671629" calcext:value-type="float">
            <text:p>1,004477826716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29.05" calcext:value-type="float">
            <text:p>429,05</text:p>
          </table:table-cell>
          <table:table-cell table:formula="of:=[.H8]/[.J8]" office:value-type="float" office:value="1.00687565551801" calcext:value-type="float">
            <text:p>1,006875655518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05.754" calcext:value-type="float">
            <text:p>505,754</text:p>
          </table:table-cell>
          <table:table-cell table:formula="of:=[.H9]/[.J9]" office:value-type="float" office:value="1.01234987760848" calcext:value-type="float">
            <text:p>1,012349877608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2" calcext:value-type="float">
            <text:p>592</text:p>
          </table:table-cell>
          <table:table-cell office:value-type="float" office:value="584.267" calcext:value-type="float">
            <text:p>584,267</text:p>
          </table:table-cell>
          <table:table-cell table:formula="of:=[.H10]/[.J10]" office:value-type="float" office:value="1.0132353872459" calcext:value-type="float">
            <text:p>1,0132353872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2" calcext:value-type="float">
            <text:p>672</text:p>
          </table:table-cell>
          <table:table-cell office:value-type="float" office:value="664.386" calcext:value-type="float">
            <text:p>664,386</text:p>
          </table:table-cell>
          <table:table-cell table:formula="of:=[.H11]/[.J11]" office:value-type="float" office:value="1.01146020536255" calcext:value-type="float">
            <text:p>1,011460205362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2" calcext:value-type="float">
            <text:p>752</text:p>
          </table:table-cell>
          <table:table-cell office:value-type="float" office:value="745.95" calcext:value-type="float">
            <text:p>745,95</text:p>
          </table:table-cell>
          <table:table-cell table:formula="of:=[.H12]/[.J12]" office:value-type="float" office:value="1.00811046316777" calcext:value-type="float">
            <text:p>1,008110463167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" calcext:value-type="float">
            <text:p>832</text:p>
          </table:table-cell>
          <table:table-cell office:value-type="float" office:value="828.827" calcext:value-type="float">
            <text:p>828,827</text:p>
          </table:table-cell>
          <table:table-cell table:formula="of:=[.H13]/[.J13]" office:value-type="float" office:value="1.00382830192549" calcext:value-type="float">
            <text:p>1,003828301925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14" calcext:value-type="float">
            <text:p>914</text:p>
          </table:table-cell>
          <table:table-cell office:value-type="float" office:value="912.908" calcext:value-type="float">
            <text:p>912,908</text:p>
          </table:table-cell>
          <table:table-cell table:formula="of:=[.H14]/[.J14]" office:value-type="float" office:value="1.00119617748996" calcext:value-type="float">
            <text:p>1,001196177489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998.1" calcext:value-type="float">
            <text:p>998,1</text:p>
          </table:table-cell>
          <table:table-cell table:formula="of:=[.H15]/[.J15]" office:value-type="float" office:value="1.00591123133955" calcext:value-type="float">
            <text:p>1,00591123133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94" calcext:value-type="float">
            <text:p>1094</text:p>
          </table:table-cell>
          <table:table-cell office:value-type="float" office:value="1084.32" calcext:value-type="float">
            <text:p>1084,32</text:p>
          </table:table-cell>
          <table:table-cell table:formula="of:=[.H16]/[.J16]" office:value-type="float" office:value="1.00892725394717" calcext:value-type="float">
            <text:p>1,008927253947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171.51" calcext:value-type="float">
            <text:p>1171,51</text:p>
          </table:table-cell>
          <table:table-cell table:formula="of:=[.H17]/[.J17]" office:value-type="float" office:value="1.01066145402088" calcext:value-type="float">
            <text:p>1,0106614540208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274" calcext:value-type="float">
            <text:p>1274</text:p>
          </table:table-cell>
          <table:table-cell office:value-type="float" office:value="1259.6" calcext:value-type="float">
            <text:p>1259,6</text:p>
          </table:table-cell>
          <table:table-cell table:formula="of:=[.H18]/[.J18]" office:value-type="float" office:value="1.01143220069863" calcext:value-type="float">
            <text:p>1,011432200698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364" calcext:value-type="float">
            <text:p>1364</text:p>
          </table:table-cell>
          <table:table-cell office:value-type="float" office:value="1348.53" calcext:value-type="float">
            <text:p>1348,53</text:p>
          </table:table-cell>
          <table:table-cell table:formula="of:=[.H19]/[.J19]" office:value-type="float" office:value="1.01147175072116" calcext:value-type="float">
            <text:p>1,011471750721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454" calcext:value-type="float">
            <text:p>1454</text:p>
          </table:table-cell>
          <table:table-cell office:value-type="float" office:value="1438.27" calcext:value-type="float">
            <text:p>1438,27</text:p>
          </table:table-cell>
          <table:table-cell table:formula="of:=[.H20]/[.J20]" office:value-type="float" office:value="1.01093675040152" calcext:value-type="float">
            <text:p>1,01093675040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544" calcext:value-type="float">
            <text:p>1544</text:p>
          </table:table-cell>
          <table:table-cell office:value-type="float" office:value="1528.77" calcext:value-type="float">
            <text:p>1528,77</text:p>
          </table:table-cell>
          <table:table-cell table:formula="of:=[.H21]/[.J21]" office:value-type="float" office:value="1.00996225723948" calcext:value-type="float">
            <text:p>1,009962257239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634" calcext:value-type="float">
            <text:p>1634</text:p>
          </table:table-cell>
          <table:table-cell office:value-type="float" office:value="1619.99" calcext:value-type="float">
            <text:p>1619,99</text:p>
          </table:table-cell>
          <table:table-cell table:formula="of:=[.H22]/[.J22]" office:value-type="float" office:value="1.00864820153211" calcext:value-type="float">
            <text:p>1,0086482015321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724" calcext:value-type="float">
            <text:p>1724</text:p>
          </table:table-cell>
          <table:table-cell office:value-type="float" office:value="1711.9" calcext:value-type="float">
            <text:p>1711,9</text:p>
          </table:table-cell>
          <table:table-cell table:formula="of:=[.H23]/[.J23]" office:value-type="float" office:value="1.00706816986974" calcext:value-type="float">
            <text:p>1,0070681698697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814" calcext:value-type="float">
            <text:p>1814</text:p>
          </table:table-cell>
          <table:table-cell office:value-type="float" office:value="1804.46" calcext:value-type="float">
            <text:p>1804,46</text:p>
          </table:table-cell>
          <table:table-cell table:formula="of:=[.H24]/[.J24]" office:value-type="float" office:value="1.00528690023608" calcext:value-type="float">
            <text:p>1,005286900236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04" calcext:value-type="float">
            <text:p>1904</text:p>
          </table:table-cell>
          <table:table-cell office:value-type="float" office:value="1897.65" calcext:value-type="float">
            <text:p>1897,65</text:p>
          </table:table-cell>
          <table:table-cell table:formula="of:=[.H25]/[.J25]" office:value-type="float" office:value="1.00334624403868" calcext:value-type="float">
            <text:p>1,003346244038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994" calcext:value-type="float">
            <text:p>1994</text:p>
          </table:table-cell>
          <table:table-cell office:value-type="float" office:value="1991.45" calcext:value-type="float">
            <text:p>1991,45</text:p>
          </table:table-cell>
          <table:table-cell table:formula="of:=[.H26]/[.J26]" office:value-type="float" office:value="1.00128047402646" calcext:value-type="float">
            <text:p>1,001280474026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088" calcext:value-type="float">
            <text:p>2088</text:p>
          </table:table-cell>
          <table:table-cell office:value-type="float" office:value="2085.82" calcext:value-type="float">
            <text:p>2085,82</text:p>
          </table:table-cell>
          <table:table-cell table:formula="of:=[.H27]/[.J27]" office:value-type="float" office:value="1.00104515250597" calcext:value-type="float">
            <text:p>1,001045152505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188" calcext:value-type="float">
            <text:p>2188</text:p>
          </table:table-cell>
          <table:table-cell office:value-type="float" office:value="2180.74" calcext:value-type="float">
            <text:p>2180,74</text:p>
          </table:table-cell>
          <table:table-cell table:formula="of:=[.H28]/[.J28]" office:value-type="float" office:value="1.00332914515256" calcext:value-type="float">
            <text:p>1,003329145152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288" calcext:value-type="float">
            <text:p>2288</text:p>
          </table:table-cell>
          <table:table-cell office:value-type="float" office:value="2276.2" calcext:value-type="float">
            <text:p>2276,2</text:p>
          </table:table-cell>
          <table:table-cell table:formula="of:=[.H29]/[.J29]" office:value-type="float" office:value="1.0051840787277" calcext:value-type="float">
            <text:p>1,00518407872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388" calcext:value-type="float">
            <text:p>2388</text:p>
          </table:table-cell>
          <table:table-cell office:value-type="float" office:value="2372.17" calcext:value-type="float">
            <text:p>2372,17</text:p>
          </table:table-cell>
          <table:table-cell table:formula="of:=[.H30]/[.J30]" office:value-type="float" office:value="1.00667321482019" calcext:value-type="float">
            <text:p>1,006673214820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488" calcext:value-type="float">
            <text:p>2488</text:p>
          </table:table-cell>
          <table:table-cell office:value-type="float" office:value="2468.65" calcext:value-type="float">
            <text:p>2468,65</text:p>
          </table:table-cell>
          <table:table-cell table:formula="of:=[.H31]/[.J31]" office:value-type="float" office:value="1.00783829218399" calcext:value-type="float">
            <text:p>1,007838292183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88" calcext:value-type="float">
            <text:p>2588</text:p>
          </table:table-cell>
          <table:table-cell office:value-type="float" office:value="2565.6" calcext:value-type="float">
            <text:p>2565,6</text:p>
          </table:table-cell>
          <table:table-cell table:formula="of:=[.H32]/[.J32]" office:value-type="float" office:value="1.00873090115373" calcext:value-type="float">
            <text:p>1,008730901153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688" calcext:value-type="float">
            <text:p>2688</text:p>
          </table:table-cell>
          <table:table-cell office:value-type="float" office:value="2663.02" calcext:value-type="float">
            <text:p>2663,02</text:p>
          </table:table-cell>
          <table:table-cell table:formula="of:=[.H33]/[.J33]" office:value-type="float" office:value="1.00938032759799" calcext:value-type="float">
            <text:p>1,009380327597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788" calcext:value-type="float">
            <text:p>2788</text:p>
          </table:table-cell>
          <table:table-cell office:value-type="float" office:value="2760.89" calcext:value-type="float">
            <text:p>2760,89</text:p>
          </table:table-cell>
          <table:table-cell table:formula="of:=[.H34]/[.J34]" office:value-type="float" office:value="1.00981929740048" calcext:value-type="float">
            <text:p>1,0098192974004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888" calcext:value-type="float">
            <text:p>2888</text:p>
          </table:table-cell>
          <table:table-cell office:value-type="float" office:value="2859.19" calcext:value-type="float">
            <text:p>2859,19</text:p>
          </table:table-cell>
          <table:table-cell table:formula="of:=[.H35]/[.J35]" office:value-type="float" office:value="1.01007628034513" calcext:value-type="float">
            <text:p>1,010076280345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988" calcext:value-type="float">
            <text:p>2988</text:p>
          </table:table-cell>
          <table:table-cell office:value-type="float" office:value="2957.92" calcext:value-type="float">
            <text:p>2957,92</text:p>
          </table:table-cell>
          <table:table-cell table:formula="of:=[.H36]/[.J36]" office:value-type="float" office:value="1.01016930816249" calcext:value-type="float">
            <text:p>1,010169308162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088" calcext:value-type="float">
            <text:p>3088</text:p>
          </table:table-cell>
          <table:table-cell office:value-type="float" office:value="3057.07" calcext:value-type="float">
            <text:p>3057,07</text:p>
          </table:table-cell>
          <table:table-cell table:formula="of:=[.H37]/[.J37]" office:value-type="float" office:value="1.01011753083835" calcext:value-type="float">
            <text:p>1,010117530838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188" calcext:value-type="float">
            <text:p>3188</text:p>
          </table:table-cell>
          <table:table-cell office:value-type="float" office:value="3156.61" calcext:value-type="float">
            <text:p>3156,61</text:p>
          </table:table-cell>
          <table:table-cell table:formula="of:=[.H38]/[.J38]" office:value-type="float" office:value="1.00994421230371" calcext:value-type="float">
            <text:p>1,009944212303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288" calcext:value-type="float">
            <text:p>3288</text:p>
          </table:table-cell>
          <table:table-cell office:value-type="float" office:value="3256.55" calcext:value-type="float">
            <text:p>3256,55</text:p>
          </table:table-cell>
          <table:table-cell table:formula="of:=[.H39]/[.J39]" office:value-type="float" office:value="1.00965745958146" calcext:value-type="float">
            <text:p>1,0096574595814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388" calcext:value-type="float">
            <text:p>3388</text:p>
          </table:table-cell>
          <table:table-cell office:value-type="float" office:value="3356.86" calcext:value-type="float">
            <text:p>3356,86</text:p>
          </table:table-cell>
          <table:table-cell table:formula="of:=[.H40]/[.J40]" office:value-type="float" office:value="1.00927652627753" calcext:value-type="float">
            <text:p>1,009276526277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488" calcext:value-type="float">
            <text:p>3488</text:p>
          </table:table-cell>
          <table:table-cell office:value-type="float" office:value="3457.54" calcext:value-type="float">
            <text:p>3457,54</text:p>
          </table:table-cell>
          <table:table-cell table:formula="of:=[.H41]/[.J41]" office:value-type="float" office:value="1.00880973177461" calcext:value-type="float">
            <text:p>1,0088097317746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588" calcext:value-type="float">
            <text:p>3588</text:p>
          </table:table-cell>
          <table:table-cell office:value-type="float" office:value="3558.59" calcext:value-type="float">
            <text:p>3558,59</text:p>
          </table:table-cell>
          <table:table-cell table:formula="of:=[.H42]/[.J42]" office:value-type="float" office:value="1.00826450925788" calcext:value-type="float">
            <text:p>1,008264509257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688" calcext:value-type="float">
            <text:p>3688</text:p>
          </table:table-cell>
          <table:table-cell office:value-type="float" office:value="3659.98" calcext:value-type="float">
            <text:p>3659,98</text:p>
          </table:table-cell>
          <table:table-cell table:formula="of:=[.H43]/[.J43]" office:value-type="float" office:value="1.00765577953978" calcext:value-type="float">
            <text:p>1,007655779539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788" calcext:value-type="float">
            <text:p>3788</text:p>
          </table:table-cell>
          <table:table-cell office:value-type="float" office:value="3761.72" calcext:value-type="float">
            <text:p>3761,72</text:p>
          </table:table-cell>
          <table:table-cell table:formula="of:=[.H44]/[.J44]" office:value-type="float" office:value="1.00698616590283" calcext:value-type="float">
            <text:p>1,0069861659028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888" calcext:value-type="float">
            <text:p>3888</text:p>
          </table:table-cell>
          <table:table-cell office:value-type="float" office:value="3863.8" calcext:value-type="float">
            <text:p>3863,8</text:p>
          </table:table-cell>
          <table:table-cell table:formula="of:=[.H45]/[.J45]" office:value-type="float" office:value="1.00626326414411" calcext:value-type="float">
            <text:p>1,0062632641441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988" calcext:value-type="float">
            <text:p>3988</text:p>
          </table:table-cell>
          <table:table-cell office:value-type="float" office:value="3966.2" calcext:value-type="float">
            <text:p>3966,2</text:p>
          </table:table-cell>
          <table:table-cell table:formula="of:=[.H46]/[.J46]" office:value-type="float" office:value="1.00549644495991" calcext:value-type="float">
            <text:p>1,0054964449599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088" calcext:value-type="float">
            <text:p>4088</text:p>
          </table:table-cell>
          <table:table-cell office:value-type="float" office:value="4068.93" calcext:value-type="float">
            <text:p>4068,93</text:p>
          </table:table-cell>
          <table:table-cell table:formula="of:=[.H47]/[.J47]" office:value-type="float" office:value="1.0046867358249" calcext:value-type="float">
            <text:p>1,00468673582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188" calcext:value-type="float">
            <text:p>4188</text:p>
          </table:table-cell>
          <table:table-cell office:value-type="float" office:value="4171.96" calcext:value-type="float">
            <text:p>4171,96</text:p>
          </table:table-cell>
          <table:table-cell table:formula="of:=[.H48]/[.J48]" office:value-type="float" office:value="1.00384471567321" calcext:value-type="float">
            <text:p>1,0038447156732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288" calcext:value-type="float">
            <text:p>4288</text:p>
          </table:table-cell>
          <table:table-cell office:value-type="float" office:value="4275.31" calcext:value-type="float">
            <text:p>4275,31</text:p>
          </table:table-cell>
          <table:table-cell table:formula="of:=[.H49]/[.J49]" office:value-type="float" office:value="1.00296820581432" calcext:value-type="float">
            <text:p>1,0029682058143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388" calcext:value-type="float">
            <text:p>4388</text:p>
          </table:table-cell>
          <table:table-cell office:value-type="float" office:value="4378.95" calcext:value-type="float">
            <text:p>4378,95</text:p>
          </table:table-cell>
          <table:table-cell table:formula="of:=[.H50]/[.J50]" office:value-type="float" office:value="1.00206670548876" calcext:value-type="float">
            <text:p>1,0020667054887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488" calcext:value-type="float">
            <text:p>4488</text:p>
          </table:table-cell>
          <table:table-cell office:value-type="float" office:value="4482.89" calcext:value-type="float">
            <text:p>4482,89</text:p>
          </table:table-cell>
          <table:table-cell table:formula="of:=[.H51]/[.J51]" office:value-type="float" office:value="1.00113988966939" calcext:value-type="float">
            <text:p>1,0011398896693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588" calcext:value-type="float">
            <text:p>4588</text:p>
          </table:table-cell>
          <table:table-cell office:value-type="float" office:value="4587.12" calcext:value-type="float">
            <text:p>4587,12</text:p>
          </table:table-cell>
          <table:table-cell table:formula="of:=[.H52]/[.J52]" office:value-type="float" office:value="1.00019184150404" calcext:value-type="float">
            <text:p>1,00019184150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696" calcext:value-type="float">
            <text:p>4696</text:p>
          </table:table-cell>
          <table:table-cell office:value-type="float" office:value="4691.63" calcext:value-type="float">
            <text:p>4691,63</text:p>
          </table:table-cell>
          <table:table-cell table:formula="of:=[.H53]/[.J53]" office:value-type="float" office:value="1.00093144600064" calcext:value-type="float">
            <text:p>1,000931446000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806" calcext:value-type="float">
            <text:p>4806</text:p>
          </table:table-cell>
          <table:table-cell office:value-type="float" office:value="4796.42" calcext:value-type="float">
            <text:p>4796,42</text:p>
          </table:table-cell>
          <table:table-cell table:formula="of:=[.H54]/[.J54]" office:value-type="float" office:value="1.00199732300341" calcext:value-type="float">
            <text:p>1,0019973230034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916" calcext:value-type="float">
            <text:p>4916</text:p>
          </table:table-cell>
          <table:table-cell office:value-type="float" office:value="4901.48" calcext:value-type="float">
            <text:p>4901,48</text:p>
          </table:table-cell>
          <table:table-cell table:formula="of:=[.H55]/[.J55]" office:value-type="float" office:value="1.0029623705493" calcext:value-type="float">
            <text:p>1,00296237054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026" calcext:value-type="float">
            <text:p>5026</text:p>
          </table:table-cell>
          <table:table-cell office:value-type="float" office:value="5006.81" calcext:value-type="float">
            <text:p>5006,81</text:p>
          </table:table-cell>
          <table:table-cell table:formula="of:=[.H56]/[.J56]" office:value-type="float" office:value="1.00383277975398" calcext:value-type="float">
            <text:p>1,003832779753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136" calcext:value-type="float">
            <text:p>5136</text:p>
          </table:table-cell>
          <table:table-cell office:value-type="float" office:value="5112.4" calcext:value-type="float">
            <text:p>5112,4</text:p>
          </table:table-cell>
          <table:table-cell table:formula="of:=[.H57]/[.J57]" office:value-type="float" office:value="1.00461622721227" calcext:value-type="float">
            <text:p>1,004616227212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246" calcext:value-type="float">
            <text:p>5246</text:p>
          </table:table-cell>
          <table:table-cell office:value-type="float" office:value="5218.25" calcext:value-type="float">
            <text:p>5218,25</text:p>
          </table:table-cell>
          <table:table-cell table:formula="of:=[.H58]/[.J58]" office:value-type="float" office:value="1.00531787476644" calcext:value-type="float">
            <text:p>1,0053178747664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356" calcext:value-type="float">
            <text:p>5356</text:p>
          </table:table-cell>
          <table:table-cell office:value-type="float" office:value="5324.35" calcext:value-type="float">
            <text:p>5324,35</text:p>
          </table:table-cell>
          <table:table-cell table:formula="of:=[.H59]/[.J59]" office:value-type="float" office:value="1.00594438757783" calcext:value-type="float">
            <text:p>1,005944387577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466" calcext:value-type="float">
            <text:p>5466</text:p>
          </table:table-cell>
          <table:table-cell office:value-type="float" office:value="5430.7" calcext:value-type="float">
            <text:p>5430,7</text:p>
          </table:table-cell>
          <table:table-cell table:formula="of:=[.H60]/[.J60]" office:value-type="float" office:value="1.00650008286225" calcext:value-type="float">
            <text:p>1,006500082862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576" calcext:value-type="float">
            <text:p>5576</text:p>
          </table:table-cell>
          <table:table-cell office:value-type="float" office:value="5537.29" calcext:value-type="float">
            <text:p>5537,29</text:p>
          </table:table-cell>
          <table:table-cell table:formula="of:=[.H61]/[.J61]" office:value-type="float" office:value="1.00699078430062" calcext:value-type="float">
            <text:p>1,006990784300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686" calcext:value-type="float">
            <text:p>5686</text:p>
          </table:table-cell>
          <table:table-cell office:value-type="float" office:value="5644.13" calcext:value-type="float">
            <text:p>5644,13</text:p>
          </table:table-cell>
          <table:table-cell table:formula="of:=[.H62]/[.J62]" office:value-type="float" office:value="1.00741832665087" calcext:value-type="float">
            <text:p>1,007418326650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96" calcext:value-type="float">
            <text:p>5796</text:p>
          </table:table-cell>
          <table:table-cell office:value-type="float" office:value="5751.2" calcext:value-type="float">
            <text:p>5751,2</text:p>
          </table:table-cell>
          <table:table-cell table:formula="of:=[.H63]/[.J63]" office:value-type="float" office:value="1.00778967867575" calcext:value-type="float">
            <text:p>1,007789678675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906" calcext:value-type="float">
            <text:p>5906</text:p>
          </table:table-cell>
          <table:table-cell office:value-type="float" office:value="5858.5" calcext:value-type="float">
            <text:p>5858,5</text:p>
          </table:table-cell>
          <table:table-cell table:formula="of:=[.H64]/[.J64]" office:value-type="float" office:value="1.00810787744303" calcext:value-type="float">
            <text:p>1,008107877443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016" calcext:value-type="float">
            <text:p>6016</text:p>
          </table:table-cell>
          <table:table-cell office:value-type="float" office:value="5966.03" calcext:value-type="float">
            <text:p>5966,03</text:p>
          </table:table-cell>
          <table:table-cell table:formula="of:=[.H65]/[.J65]" office:value-type="float" office:value="1.00837575406091" calcext:value-type="float">
            <text:p>1,008375754060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126" calcext:value-type="float">
            <text:p>6126</text:p>
          </table:table-cell>
          <table:table-cell office:value-type="float" office:value="6073.79" calcext:value-type="float">
            <text:p>6073,79</text:p>
          </table:table-cell>
          <table:table-cell table:formula="of:=[.H66]/[.J66]" office:value-type="float" office:value="1.00859595079843" calcext:value-type="float">
            <text:p>1,0085959507984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236" calcext:value-type="float">
            <text:p>6236</text:p>
          </table:table-cell>
          <table:table-cell office:value-type="float" office:value="6181.77" calcext:value-type="float">
            <text:p>6181,77</text:p>
          </table:table-cell>
          <table:table-cell table:formula="of:=[.H67]/[.J67]" office:value-type="float" office:value="1.00877256837443" calcext:value-type="float">
            <text:p>1,008772568374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346" calcext:value-type="float">
            <text:p>6346</text:p>
          </table:table-cell>
          <table:table-cell office:value-type="float" office:value="6289.97" calcext:value-type="float">
            <text:p>6289,97</text:p>
          </table:table-cell>
          <table:table-cell table:formula="of:=[.H68]/[.J68]" office:value-type="float" office:value="1.00890783262877" calcext:value-type="float">
            <text:p>1,008907832628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456" calcext:value-type="float">
            <text:p>6456</text:p>
          </table:table-cell>
          <table:table-cell office:value-type="float" office:value="6398.39" calcext:value-type="float">
            <text:p>6398,39</text:p>
          </table:table-cell>
          <table:table-cell table:formula="of:=[.H69]/[.J69]" office:value-type="float" office:value="1.00900382752536" calcext:value-type="float">
            <text:p>1,0090038275253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566" calcext:value-type="float">
            <text:p>6566</text:p>
          </table:table-cell>
          <table:table-cell office:value-type="float" office:value="6507.01" calcext:value-type="float">
            <text:p>6507,01</text:p>
          </table:table-cell>
          <table:table-cell table:formula="of:=[.H70]/[.J70]" office:value-type="float" office:value="1.00906560770615" calcext:value-type="float">
            <text:p>1,009065607706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676" calcext:value-type="float">
            <text:p>6676</text:p>
          </table:table-cell>
          <table:table-cell office:value-type="float" office:value="6615.85" calcext:value-type="float">
            <text:p>6615,85</text:p>
          </table:table-cell>
          <table:table-cell table:formula="of:=[.H71]/[.J71]" office:value-type="float" office:value="1.00909180226275" calcext:value-type="float">
            <text:p>1,009091802262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786" calcext:value-type="float">
            <text:p>6786</text:p>
          </table:table-cell>
          <table:table-cell office:value-type="float" office:value="6724.89" calcext:value-type="float">
            <text:p>6724,89</text:p>
          </table:table-cell>
          <table:table-cell table:formula="of:=[.H72]/[.J72]" office:value-type="float" office:value="1.00908713748478" calcext:value-type="float">
            <text:p>1,0090871374847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896" calcext:value-type="float">
            <text:p>6896</text:p>
          </table:table-cell>
          <table:table-cell office:value-type="float" office:value="6834.13" calcext:value-type="float">
            <text:p>6834,13</text:p>
          </table:table-cell>
          <table:table-cell table:formula="of:=[.H73]/[.J73]" office:value-type="float" office:value="1.00905309088355" calcext:value-type="float">
            <text:p>1,009053090883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006" calcext:value-type="float">
            <text:p>7006</text:p>
          </table:table-cell>
          <table:table-cell office:value-type="float" office:value="6943.58" calcext:value-type="float">
            <text:p>6943,58</text:p>
          </table:table-cell>
          <table:table-cell table:formula="of:=[.H74]/[.J74]" office:value-type="float" office:value="1.00898959902529" calcext:value-type="float">
            <text:p>1,0089895990252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116" calcext:value-type="float">
            <text:p>7116</text:p>
          </table:table-cell>
          <table:table-cell office:value-type="float" office:value="7053.22" calcext:value-type="float">
            <text:p>7053,22</text:p>
          </table:table-cell>
          <table:table-cell table:formula="of:=[.H75]/[.J75]" office:value-type="float" office:value="1.00890089916379" calcext:value-type="float">
            <text:p>1,008900899163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226" calcext:value-type="float">
            <text:p>7226</text:p>
          </table:table-cell>
          <table:table-cell office:value-type="float" office:value="7163.06" calcext:value-type="float">
            <text:p>7163,06</text:p>
          </table:table-cell>
          <table:table-cell table:formula="of:=[.H76]/[.J76]" office:value-type="float" office:value="1.00878674756319" calcext:value-type="float">
            <text:p>1,008786747563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336" calcext:value-type="float">
            <text:p>7336</text:p>
          </table:table-cell>
          <table:table-cell office:value-type="float" office:value="7273.09" calcext:value-type="float">
            <text:p>7273,09</text:p>
          </table:table-cell>
          <table:table-cell table:formula="of:=[.H77]/[.J77]" office:value-type="float" office:value="1.00864969359653" calcext:value-type="float">
            <text:p>1,008649693596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446" calcext:value-type="float">
            <text:p>7446</text:p>
          </table:table-cell>
          <table:table-cell office:value-type="float" office:value="7383.31" calcext:value-type="float">
            <text:p>7383,31</text:p>
          </table:table-cell>
          <table:table-cell table:formula="of:=[.H78]/[.J78]" office:value-type="float" office:value="1.00849077175413" calcext:value-type="float">
            <text:p>1,008490771754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556" calcext:value-type="float">
            <text:p>7556</text:p>
          </table:table-cell>
          <table:table-cell office:value-type="float" office:value="7493.72" calcext:value-type="float">
            <text:p>7493,72</text:p>
          </table:table-cell>
          <table:table-cell table:formula="of:=[.H79]/[.J79]" office:value-type="float" office:value="1.00831095904304" calcext:value-type="float">
            <text:p>1,008310959043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666" calcext:value-type="float">
            <text:p>7666</text:p>
          </table:table-cell>
          <table:table-cell office:value-type="float" office:value="7604.31" calcext:value-type="float">
            <text:p>7604,31</text:p>
          </table:table-cell>
          <table:table-cell table:formula="of:=[.H80]/[.J80]" office:value-type="float" office:value="1.00811250461909" calcext:value-type="float">
            <text:p>1,008112504619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776" calcext:value-type="float">
            <text:p>7776</text:p>
          </table:table-cell>
          <table:table-cell office:value-type="float" office:value="7715.08" calcext:value-type="float">
            <text:p>7715,08</text:p>
          </table:table-cell>
          <table:table-cell table:formula="of:=[.H81]/[.J81]" office:value-type="float" office:value="1.00789622401842" calcext:value-type="float">
            <text:p>1,007896224018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886" calcext:value-type="float">
            <text:p>7886</text:p>
          </table:table-cell>
          <table:table-cell office:value-type="float" office:value="7826.04" calcext:value-type="float">
            <text:p>7826,04</text:p>
          </table:table-cell>
          <table:table-cell table:formula="of:=[.H82]/[.J82]" office:value-type="float" office:value="1.00766160152516" calcext:value-type="float">
            <text:p>1,007661601525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7996" calcext:value-type="float">
            <text:p>7996</text:p>
          </table:table-cell>
          <table:table-cell office:value-type="float" office:value="7937.17" calcext:value-type="float">
            <text:p>7937,17</text:p>
          </table:table-cell>
          <table:table-cell table:formula="of:=[.H83]/[.J83]" office:value-type="float" office:value="1.00741196169416" calcext:value-type="float">
            <text:p>1,007411961694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106" calcext:value-type="float">
            <text:p>8106</text:p>
          </table:table-cell>
          <table:table-cell office:value-type="float" office:value="8048.48" calcext:value-type="float">
            <text:p>8048,48</text:p>
          </table:table-cell>
          <table:table-cell table:formula="of:=[.H84]/[.J84]" office:value-type="float" office:value="1.00714669105222" calcext:value-type="float">
            <text:p>1,0071466910522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216" calcext:value-type="float">
            <text:p>8216</text:p>
          </table:table-cell>
          <table:table-cell office:value-type="float" office:value="8159.97" calcext:value-type="float">
            <text:p>8159,97</text:p>
          </table:table-cell>
          <table:table-cell table:formula="of:=[.H85]/[.J85]" office:value-type="float" office:value="1.00686644681292" calcext:value-type="float">
            <text:p>1,0068664468129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326" calcext:value-type="float">
            <text:p>8326</text:p>
          </table:table-cell>
          <table:table-cell office:value-type="float" office:value="8271.62" calcext:value-type="float">
            <text:p>8271,62</text:p>
          </table:table-cell>
          <table:table-cell table:formula="of:=[.H86]/[.J86]" office:value-type="float" office:value="1.00657428653637" calcext:value-type="float">
            <text:p>1,006574286536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436" calcext:value-type="float">
            <text:p>8436</text:p>
          </table:table-cell>
          <table:table-cell office:value-type="float" office:value="8383.45" calcext:value-type="float">
            <text:p>8383,45</text:p>
          </table:table-cell>
          <table:table-cell table:formula="of:=[.H87]/[.J87]" office:value-type="float" office:value="1.00626830242919" calcext:value-type="float">
            <text:p>1,0062683024291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546" calcext:value-type="float">
            <text:p>8546</text:p>
          </table:table-cell>
          <table:table-cell office:value-type="float" office:value="8495.44" calcext:value-type="float">
            <text:p>8495,44</text:p>
          </table:table-cell>
          <table:table-cell table:formula="of:=[.H88]/[.J88]" office:value-type="float" office:value="1.00595142806023" calcext:value-type="float">
            <text:p>1,005951428060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656" calcext:value-type="float">
            <text:p>8656</text:p>
          </table:table-cell>
          <table:table-cell office:value-type="float" office:value="8607.6" calcext:value-type="float">
            <text:p>8607,6</text:p>
          </table:table-cell>
          <table:table-cell table:formula="of:=[.H89]/[.J89]" office:value-type="float" office:value="1.00562293786886" calcext:value-type="float">
            <text:p>1,005622937868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766" calcext:value-type="float">
            <text:p>8766</text:p>
          </table:table-cell>
          <table:table-cell office:value-type="float" office:value="8719.92" calcext:value-type="float">
            <text:p>8719,92</text:p>
          </table:table-cell>
          <table:table-cell table:formula="of:=[.H90]/[.J90]" office:value-type="float" office:value="1.00528445215094" calcext:value-type="float">
            <text:p>1,005284452150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876" calcext:value-type="float">
            <text:p>8876</text:p>
          </table:table-cell>
          <table:table-cell office:value-type="float" office:value="8832.4" calcext:value-type="float">
            <text:p>8832,4</text:p>
          </table:table-cell>
          <table:table-cell table:formula="of:=[.H91]/[.J91]" office:value-type="float" office:value="1.00493637063539" calcext:value-type="float">
            <text:p>1,00493637063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986" calcext:value-type="float">
            <text:p>8986</text:p>
          </table:table-cell>
          <table:table-cell office:value-type="float" office:value="8945.05" calcext:value-type="float">
            <text:p>8945,05</text:p>
          </table:table-cell>
          <table:table-cell table:formula="of:=[.H92]/[.J92]" office:value-type="float" office:value="1.00457795093376" calcext:value-type="float">
            <text:p>1,0045779509337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096" calcext:value-type="float">
            <text:p>9096</text:p>
          </table:table-cell>
          <table:table-cell office:value-type="float" office:value="9057.85" calcext:value-type="float">
            <text:p>9057,85</text:p>
          </table:table-cell>
          <table:table-cell table:formula="of:=[.H93]/[.J93]" office:value-type="float" office:value="1.00421181626987" calcext:value-type="float">
            <text:p>1,004211816269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206" calcext:value-type="float">
            <text:p>9206</text:p>
          </table:table-cell>
          <table:table-cell office:value-type="float" office:value="9170.81" calcext:value-type="float">
            <text:p>9170,81</text:p>
          </table:table-cell>
          <table:table-cell table:formula="of:=[.H94]/[.J94]" office:value-type="float" office:value="1.00383717468795" calcext:value-type="float">
            <text:p>1,0038371746879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316" calcext:value-type="float">
            <text:p>9316</text:p>
          </table:table-cell>
          <table:table-cell office:value-type="float" office:value="9283.93" calcext:value-type="float">
            <text:p>9283,93</text:p>
          </table:table-cell>
          <table:table-cell table:formula="of:=[.H95]/[.J95]" office:value-type="float" office:value="1.0034543560755" calcext:value-type="float">
            <text:p>1,00345435607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426" calcext:value-type="float">
            <text:p>9426</text:p>
          </table:table-cell>
          <table:table-cell office:value-type="float" office:value="9397.19" calcext:value-type="float">
            <text:p>9397,19</text:p>
          </table:table-cell>
          <table:table-cell table:formula="of:=[.H96]/[.J96]" office:value-type="float" office:value="1.00306581009855" calcext:value-type="float">
            <text:p>1,003065810098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536" calcext:value-type="float">
            <text:p>9536</text:p>
          </table:table-cell>
          <table:table-cell office:value-type="float" office:value="9510.61" calcext:value-type="float">
            <text:p>9510,61</text:p>
          </table:table-cell>
          <table:table-cell table:formula="of:=[.H97]/[.J97]" office:value-type="float" office:value="1.00266965000142" calcext:value-type="float">
            <text:p>1,0026696500014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646" calcext:value-type="float">
            <text:p>9646</text:p>
          </table:table-cell>
          <table:table-cell office:value-type="float" office:value="9624.19" calcext:value-type="float">
            <text:p>9624,19</text:p>
          </table:table-cell>
          <table:table-cell table:formula="of:=[.H98]/[.J98]" office:value-type="float" office:value="1.00226616473698" calcext:value-type="float">
            <text:p>1,002266164736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756" calcext:value-type="float">
            <text:p>9756</text:p>
          </table:table-cell>
          <table:table-cell office:value-type="float" office:value="9737.91" calcext:value-type="float">
            <text:p>9737,91</text:p>
          </table:table-cell>
          <table:table-cell table:formula="of:=[.H99]/[.J99]" office:value-type="float" office:value="1.00185768814869" calcext:value-type="float">
            <text:p>1,0018576881486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866" calcext:value-type="float">
            <text:p>9866</text:p>
          </table:table-cell>
          <table:table-cell office:value-type="float" office:value="9851.77" calcext:value-type="float">
            <text:p>9851,77</text:p>
          </table:table-cell>
          <table:table-cell table:formula="of:=[.H100]/[.J100]" office:value-type="float" office:value="1.00144441049679" calcext:value-type="float">
            <text:p>1,00144441049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9976" calcext:value-type="float">
            <text:p>9976</text:p>
          </table:table-cell>
          <table:table-cell office:value-type="float" office:value="9965.78" calcext:value-type="float">
            <text:p>9965,78</text:p>
          </table:table-cell>
          <table:table-cell table:formula="of:=[.H101]/[.J101]" office:value-type="float" office:value="1.0010255092928" calcext:value-type="float">
            <text:p>1,0010255092928</text:p>
          </table:table-cell>
        </table:table-row>
      </table:table>
      <table:table table:name="quick_sort" table:style-name="ta1">
        <table:shapes>
          <draw:frame draw:z-index="0" draw:style-name="gr1" draw:text-style-name="P1" svg:width="15.999cm" svg:height="7.65cm" svg:x="23.874cm" svg:y="0cm">
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9" calcext:value-type="float">
            <text:p>279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959" calcext:value-type="float">
            <text:p>95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3" office:value-type="float" office:value="906" calcext:value-type="float">
            <text:p>906</text:p>
          </table:table-cell>
          <table:table-cell table:number-columns-repeated="3" office:value-type="float" office:value="2062" calcext:value-type="float">
            <text:p>2062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83" calcext:value-type="float">
            <text:p>783</text:p>
          </table:table-cell>
          <table:table-cell table:number-columns-repeated="3" office:value-type="float" office:value="1489" calcext:value-type="float">
            <text:p>1489</text:p>
          </table:table-cell>
          <table:table-cell table:number-columns-repeated="3" office:value-type="float" office:value="3182" calcext:value-type="float">
            <text:p>318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75" calcext:value-type="float">
            <text:p>1075</text:p>
          </table:table-cell>
          <table:table-cell table:number-columns-repeated="3" office:value-type="float" office:value="2140" calcext:value-type="float">
            <text:p>2140</text:p>
          </table:table-cell>
          <table:table-cell table:number-columns-repeated="3" office:value-type="float" office:value="4455" calcext:value-type="float">
            <text:p>4455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245" calcext:value-type="float">
            <text:p>1245</text:p>
          </table:table-cell>
          <table:table-cell table:number-columns-repeated="3" office:value-type="float" office:value="2492" calcext:value-type="float">
            <text:p>2492</text:p>
          </table:table-cell>
          <table:table-cell table:number-columns-repeated="3" office:value-type="float" office:value="5200" calcext:value-type="float">
            <text:p>5200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896" calcext:value-type="float">
            <text:p>1896</text:p>
          </table:table-cell>
          <table:table-cell table:number-columns-repeated="3" office:value-type="float" office:value="3434" calcext:value-type="float">
            <text:p>3434</text:p>
          </table:table-cell>
          <table:table-cell table:number-columns-repeated="3" office:value-type="float" office:value="7480" calcext:value-type="float">
            <text:p>7480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99" calcext:value-type="float">
            <text:p>2099</text:p>
          </table:table-cell>
          <table:table-cell table:number-columns-repeated="3" office:value-type="float" office:value="4091" calcext:value-type="float">
            <text:p>4091</text:p>
          </table:table-cell>
          <table:table-cell table:number-columns-repeated="3" office:value-type="float" office:value="8575" calcext:value-type="float">
            <text:p>857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3" office:value-type="float" office:value="4778" calcext:value-type="float">
            <text:p>4778</text:p>
          </table:table-cell>
          <table:table-cell table:number-columns-repeated="3" office:value-type="float" office:value="10563" calcext:value-type="float">
            <text:p>1056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318" calcext:value-type="float">
            <text:p>3318</text:p>
          </table:table-cell>
          <table:table-cell table:number-columns-repeated="3" office:value-type="float" office:value="5722" calcext:value-type="float">
            <text:p>5722</text:p>
          </table:table-cell>
          <table:table-cell table:number-columns-repeated="3" office:value-type="float" office:value="12735" calcext:value-type="float">
            <text:p>1273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80" calcext:value-type="float">
            <text:p>3980</text:p>
          </table:table-cell>
          <table:table-cell table:number-columns-repeated="3" office:value-type="float" office:value="6536" calcext:value-type="float">
            <text:p>6536</text:p>
          </table:table-cell>
          <table:table-cell table:number-columns-repeated="3" office:value-type="float" office:value="14914" calcext:value-type="float">
            <text:p>14914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35" calcext:value-type="float">
            <text:p>3935</text:p>
          </table:table-cell>
          <table:table-cell table:number-columns-repeated="3" office:value-type="float" office:value="6862" calcext:value-type="float">
            <text:p>6862</text:p>
          </table:table-cell>
          <table:table-cell table:number-columns-repeated="3" office:value-type="float" office:value="15200" calcext:value-type="float">
            <text:p>15200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198" calcext:value-type="float">
            <text:p>4198</text:p>
          </table:table-cell>
          <table:table-cell table:number-columns-repeated="3" office:value-type="float" office:value="7652" calcext:value-type="float">
            <text:p>7652</text:p>
          </table:table-cell>
          <table:table-cell table:number-columns-repeated="3" office:value-type="float" office:value="16562" calcext:value-type="float">
            <text:p>16562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089" calcext:value-type="float">
            <text:p>5089</text:p>
          </table:table-cell>
          <table:table-cell table:number-columns-repeated="3" office:value-type="float" office:value="9143" calcext:value-type="float">
            <text:p>9143</text:p>
          </table:table-cell>
          <table:table-cell table:number-columns-repeated="3" office:value-type="float" office:value="19878" calcext:value-type="float">
            <text:p>1987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286" calcext:value-type="float">
            <text:p>5286</text:p>
          </table:table-cell>
          <table:table-cell table:number-columns-repeated="3" office:value-type="float" office:value="9097" calcext:value-type="float">
            <text:p>9097</text:p>
          </table:table-cell>
          <table:table-cell table:number-columns-repeated="3" office:value-type="float" office:value="20263" calcext:value-type="float">
            <text:p>2026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34" calcext:value-type="float">
            <text:p>6034</text:p>
          </table:table-cell>
          <table:table-cell table:number-columns-repeated="3" office:value-type="float" office:value="10363" calcext:value-type="float">
            <text:p>10363</text:p>
          </table:table-cell>
          <table:table-cell table:number-columns-repeated="3" office:value-type="float" office:value="23069" calcext:value-type="float">
            <text:p>23069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44" calcext:value-type="float">
            <text:p>5744</text:p>
          </table:table-cell>
          <table:table-cell table:number-columns-repeated="3" office:value-type="float" office:value="10786" calcext:value-type="float">
            <text:p>10786</text:p>
          </table:table-cell>
          <table:table-cell table:number-columns-repeated="3" office:value-type="float" office:value="22957" calcext:value-type="float">
            <text:p>22957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</table:table-row>
      </table:table>
      <table:table table:name="grafici" table:style-name="ta1">
        <table:table-column table:style-name="co8" table:number-columns-repeated="15" table:default-cell-style-name="Default"/>
        <table:table-row table:style-name="ro1">
          <table:table-cell>
            <draw:frame draw:z-index="0" draw:name="Insertion_sort 1" draw:style-name="gr1" draw:text-style-name="P1" svg:width="16.001cm" svg:height="9.005cm" svg:x="0cm" svg:y="0cm">
              <draw:object draw:notify-on-update-of-ranges="insertion_sort.D1:insertion_sort.D1 insertion_sort.D2:insertion_sort.D101 insertion_sort.F1:insertion_sort.F1 insertion_sort.F2:insertion_sort.F10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15.97cm" svg:height="9.005cm" svg:x="0.221cm" svg:y="0cm">
              <draw:object draw:notify-on-update-of-ranges="merge_sort.H1:merge_sort.H1 merge_sort.H2:merge_sort.H101 merge_sort.J1:merge_sort.J1 merge_sort.J2:merge_sort.J10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15.997cm" svg:height="9.004cm" svg:x="0.414cm" svg:y="0cm">
              <draw:object draw:notify-on-update-of-ranges="quick_sort.D1:quick_sort.D1 quick_sort.D2:quick_sort.D17 quick_sort.G1:quick_sort.G1 quick_sort.G2:quick_sort.G17 quick_sort.J1:quick_sort.J1 quick_sort.J2:quick_sort.J17 quick_sort.M1:quick_sort.M1 quick_sort.M2:quick_sort.M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</table:table>
      <table:table table:name="consegna" table:style-name="ta1">
        <table:table-column table:style-name="co14" table:default-cell-style-name="Default"/>
        <table:table-row table:style-name="ro1">
          <table:table-cell office:value-type="string" calcext:value-type="string">
            <text:p>QuickSort</text:p>
          </table:table-cell>
        </table:table-row>
        <table:table-row table:style-name="ro1">
          <table:table-cell office:value-type="string" calcext:value-type="string">
            <text:p>N test: 100, Min: 36892, Med: 98530.5, Max: 189777</text:p>
          </table:table-cell>
        </table:table-row>
      </table:table>
      <table:table table:name="quick_vs_tree" table:style-name="ta1">
        <table:shapes>
          <draw:frame draw:z-index="0" draw:style-name="gr1" draw:text-style-name="P1" svg:width="13.951cm" svg:height="7.611cm" svg:x="29.436cm" svg:y="0.108cm">
            <draw:object draw:notify-on-update-of-ranges="quick_vs_tree.J1:quick_vs_tree.J1 quick_vs_tree.J2:quick_vs_tree.J17 quick_vs_tree.M1:quick_vs_tree.M1 quick_vs_tree.M2:quick_vs_tree.M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.789cm" svg:height="7.525cm" svg:x="29.492cm" svg:y="8.666cm">
            <draw:object draw:notify-on-update-of-ranges="quick_vs_tree.J20:quick_vs_tree.J20 quick_vs_tree.J21:quick_vs_tree.J36 quick_vs_tree.M20:quick_vs_tree.M20 quick_vs_tree.M21:quick_vs_tree.M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3.235cm" svg:height="7.375cm" svg:x="29.556cm" svg:y="17.654cm">
            <draw:object draw:notify-on-update-of-ranges="quick_vs_tree.J40:quick_vs_tree.J40 quick_vs_tree.J41:quick_vs_tree.J56 quick_vs_tree.M40:quick_vs_tree.M40 quick_vs_tree.M41:quick_vs_tree.M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3.597cm" svg:height="7.462cm" svg:x="29.577cm" svg:y="26.276cm">
            <draw:object draw:notify-on-update-of-ranges="quick_vs_tree.J59:quick_vs_tree.J59 quick_vs_tree.J60:quick_vs_tree.J75 quick_vs_tree.M59:quick_vs_tree.M59 quick_vs_tree.M60:quick_vs_tree.M7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3.618cm" svg:height="7.354cm" svg:x="29.556cm" svg:y="34.856cm">
            <draw:object draw:notify-on-update-of-ranges="quick_vs_tree.I78:quick_vs_tree.I78 quick_vs_tree.I79:quick_vs_tree.I94 quick_vs_tree.J78:quick_vs_tree.J78 quick_vs_tree.J79:quick_vs_tree.J94 quick_vs_tree.K78:quick_vs_tree.K78 quick_vs_tree.K79:quick_vs_tree.K94 quick_vs_tree.M78:quick_vs_tree.M78 quick_vs_tree.M79:quick_vs_tree.M9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3.809cm" svg:height="7.483cm" svg:x="29.45cm" svg:y="42.94cm">
            <draw:object draw:notify-on-update-of-ranges="quick_vs_tree.I96:quick_vs_tree.I96 quick_vs_tree.I97:quick_vs_tree.I112 quick_vs_tree.J96:quick_vs_tree.J96 quick_vs_tree.J97:quick_vs_tree.J112 quick_vs_tree.K96:quick_vs_tree.K96 quick_vs_tree.K97:quick_vs_tree.K112 quick_vs_tree.M96:quick_vs_tree.M96 quick_vs_tree.M97:quick_vs_tree.M1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8" table:number-columns-repeated="16384" table:default-cell-style-name="Default"/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6.41" calcext:value-type="float">
            <text:p>126,41</text:p>
          </table:table-cell>
          <table:table-cell office:value-type="float" office:value="127" calcext:value-type="float">
            <text:p>127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53.55" calcext:value-type="float">
            <text:p>253,55</text:p>
          </table:table-cell>
          <table:table-cell office:value-type="float" office:value="255" calcext:value-type="float">
            <text:p>255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381.16" calcext:value-type="float">
            <text:p>381,16</text:p>
          </table:table-cell>
          <table:table-cell office:value-type="float" office:value="383" calcext:value-type="float">
            <text:p>383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508.56" calcext:value-type="float">
            <text:p>508,56</text:p>
          </table:table-cell>
          <table:table-cell office:value-type="float" office:value="511" calcext:value-type="float">
            <text:p>511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635.81" calcext:value-type="float">
            <text:p>635,81</text:p>
          </table:table-cell>
          <table:table-cell office:value-type="float" office:value="639" calcext:value-type="float">
            <text:p>639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762.52" calcext:value-type="float">
            <text:p>762,52</text:p>
          </table:table-cell>
          <table:table-cell office:value-type="float" office:value="767" calcext:value-type="float">
            <text:p>767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890.07" calcext:value-type="float">
            <text:p>890,07</text:p>
          </table:table-cell>
          <table:table-cell office:value-type="float" office:value="895" calcext:value-type="float">
            <text:p>89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017.34" calcext:value-type="float">
            <text:p>1017,34</text:p>
          </table:table-cell>
          <table:table-cell office:value-type="float" office:value="1022" calcext:value-type="float">
            <text:p>102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1145.05" calcext:value-type="float">
            <text:p>1145,05</text:p>
          </table:table-cell>
          <table:table-cell office:value-type="float" office:value="1150" calcext:value-type="float">
            <text:p>1150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272.17" calcext:value-type="float">
            <text:p>1272,17</text:p>
          </table:table-cell>
          <table:table-cell office:value-type="float" office:value="1279" calcext:value-type="float">
            <text:p>1279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office:value-type="float" office:value="1399.55" calcext:value-type="float">
            <text:p>1399,55</text:p>
          </table:table-cell>
          <table:table-cell office:value-type="float" office:value="1406" calcext:value-type="float">
            <text:p>1406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526.46" calcext:value-type="float">
            <text:p>1526,46</text:p>
          </table:table-cell>
          <table:table-cell office:value-type="float" office:value="1533" calcext:value-type="float">
            <text:p>1533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office:value-type="float" office:value="1652.29" calcext:value-type="float">
            <text:p>1652,29</text:p>
          </table:table-cell>
          <table:table-cell office:value-type="float" office:value="1661" calcext:value-type="float">
            <text:p>1661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68" calcext:value-type="float">
            <text:p>1768</text:p>
          </table:table-cell>
          <table:table-cell office:value-type="float" office:value="1778.44" calcext:value-type="float">
            <text:p>1778,44</text:p>
          </table:table-cell>
          <table:table-cell office:value-type="float" office:value="1786" calcext:value-type="float">
            <text:p>1786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5" calcext:value-type="float">
            <text:p>1895</text:p>
          </table:table-cell>
          <table:table-cell office:value-type="float" office:value="1904.82" calcext:value-type="float">
            <text:p>1904,82</text:p>
          </table:table-cell>
          <table:table-cell office:value-type="float" office:value="1916" calcext:value-type="float">
            <text:p>1916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2030.35" calcext:value-type="float">
            <text:p>2030,35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=16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22.32</text:p>
          </table:table-cell>
          <table:table-cell office:value-type="float" office:value="359" calcext:value-type="float">
            <text:p>35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59.2</text:p>
          </table:table-cell>
          <table:table-cell office:value-type="float" office:value="454" calcext:value-type="float">
            <text:p>454</text:p>
          </table:table-cell>
          <table:table-cell office:value-type="float" office:value="684" calcext:value-type="float">
            <text:p>684</text:p>
          </table:table-cell>
          <table:table-cell office:value-type="float" office:value="846.27" calcext:value-type="float">
            <text:p>846,27</text:p>
          </table:table-cell>
          <table:table-cell office:value-type="float" office:value="1195" calcext:value-type="float">
            <text:p>1195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521.6</text:p>
          </table:table-cell>
          <table:table-cell office:value-type="float" office:value="784" calcext:value-type="float">
            <text:p>784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889.71</text:p>
          </table:table-cell>
          <table:table-cell office:value-type="float" office:value="1101" calcext:value-type="float">
            <text:p>1101</text:p>
          </table:table-cell>
          <table:table-cell office:value-type="float" office:value="1686" calcext:value-type="float">
            <text:p>1686</text:p>
          </table:table-cell>
          <table:table-cell office:value-type="float" office:value="2017.87" calcext:value-type="float">
            <text:p>2017,87</text:p>
          </table:table-cell>
          <table:table-cell office:value-type="float" office:value="2639" calcext:value-type="float">
            <text:p>2639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862.25</text:p>
          </table:table-cell>
          <table:table-cell office:value-type="float" office:value="1161" calcext:value-type="float">
            <text:p>116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1481.56</text:p>
          </table:table-cell>
          <table:table-cell office:value-type="float" office:value="1847" calcext:value-type="float">
            <text:p>1847</text:p>
          </table:table-cell>
          <table:table-cell office:value-type="float" office:value="2831" calcext:value-type="float">
            <text:p>2831</text:p>
          </table:table-cell>
          <table:table-cell office:value-type="float" office:value="3333.32" calcext:value-type="float">
            <text:p>3333,32</text:p>
          </table:table-cell>
          <table:table-cell office:value-type="float" office:value="4302" calcext:value-type="float">
            <text:p>4302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1223.81</text:p>
          </table:table-cell>
          <table:table-cell office:value-type="float" office:value="1563" calcext:value-type="float">
            <text:p>1563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2104.42</text:p>
          </table:table-cell>
          <table:table-cell office:value-type="float" office:value="2526" calcext:value-type="float">
            <text:p>2526</text:p>
          </table:table-cell>
          <table:table-cell office:value-type="float" office:value="4163" calcext:value-type="float">
            <text:p>4163</text:p>
          </table:table-cell>
          <table:table-cell office:value-type="float" office:value="4722.07" calcext:value-type="float">
            <text:p>4722,07</text:p>
          </table:table-cell>
          <table:table-cell office:value-type="float" office:value="5590" calcext:value-type="float">
            <text:p>5590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1584.99</text:p>
          </table:table-cell>
          <table:table-cell office:value-type="float" office:value="2233" calcext:value-type="float">
            <text:p>2233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2763.86</text:p>
          </table:table-cell>
          <table:table-cell office:value-type="float" office:value="3315" calcext:value-type="float">
            <text:p>3315</text:p>
          </table:table-cell>
          <table:table-cell office:value-type="float" office:value="5275" calcext:value-type="float">
            <text:p>5275</text:p>
          </table:table-cell>
          <table:table-cell office:value-type="float" office:value="6146.04" calcext:value-type="float">
            <text:p>6146,04</text:p>
          </table:table-cell>
          <table:table-cell office:value-type="float" office:value="7824" calcext:value-type="float">
            <text:p>7824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" calcext:value-type="float">
            <text:p>100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1988.28</text:p>
          </table:table-cell>
          <table:table-cell office:value-type="float" office:value="2737" calcext:value-type="float">
            <text:p>2737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3510.43</text:p>
          </table:table-cell>
          <table:table-cell office:value-type="float" office:value="5157" calcext:value-type="float">
            <text:p>5157</text:p>
          </table:table-cell>
          <table:table-cell office:value-type="float" office:value="6543" calcext:value-type="float">
            <text:p>6543</text:p>
          </table:table-cell>
          <table:table-cell office:value-type="float" office:value="7743.07" calcext:value-type="float">
            <text:p>7743,07</text:p>
          </table:table-cell>
          <table:table-cell office:value-type="float" office:value="9955" calcext:value-type="float">
            <text:p>9955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" calcext:value-type="float">
            <text:p>100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2409.08</text:p>
          </table:table-cell>
          <table:table-cell office:value-type="float" office:value="3164" calcext:value-type="float">
            <text:p>3164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4240.78</text:p>
          </table:table-cell>
          <table:table-cell office:value-type="float" office:value="5177" calcext:value-type="float">
            <text:p>5177</text:p>
          </table:table-cell>
          <table:table-cell office:value-type="float" office:value="8184" calcext:value-type="float">
            <text:p>8184</text:p>
          </table:table-cell>
          <table:table-cell office:value-type="float" office:value="9357.6" calcext:value-type="float">
            <text:p>9357,6</text:p>
          </table:table-cell>
          <table:table-cell office:value-type="float" office:value="11444" calcext:value-type="float">
            <text:p>11444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2791.97</text:p>
          </table:table-cell>
          <table:table-cell office:value-type="float" office:value="3474" calcext:value-type="float">
            <text:p>3474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4925.08</text:p>
          </table:table-cell>
          <table:table-cell office:value-type="float" office:value="5908" calcext:value-type="float">
            <text:p>5908</text:p>
          </table:table-cell>
          <table:table-cell office:value-type="float" office:value="9462" calcext:value-type="float">
            <text:p>9462</text:p>
          </table:table-cell>
          <table:table-cell office:value-type="float" office:value="10849.8" calcext:value-type="float">
            <text:p>10849,8</text:p>
          </table:table-cell>
          <table:table-cell office:value-type="float" office:value="12780" calcext:value-type="float">
            <text:p>1278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" calcext:value-type="float">
            <text:p>100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3248.97</text:p>
          </table:table-cell>
          <table:table-cell office:value-type="float" office:value="4130" calcext:value-type="float">
            <text:p>4130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5685.69</text:p>
          </table:table-cell>
          <table:table-cell office:value-type="float" office:value="7091" calcext:value-type="float">
            <text:p>7091</text:p>
          </table:table-cell>
          <table:table-cell office:value-type="float" office:value="10971" calcext:value-type="float">
            <text:p>10971</text:p>
          </table:table-cell>
          <table:table-cell office:value-type="float" office:value="12567.5" calcext:value-type="float">
            <text:p>12567,5</text:p>
          </table:table-cell>
          <table:table-cell office:value-type="float" office:value="15644" calcext:value-type="float">
            <text:p>15644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3606.09</text:p>
          </table:table-cell>
          <table:table-cell office:value-type="float" office:value="4883" calcext:value-type="float">
            <text:p>4883</text:p>
          </table:table-cell>
          <table:table-cell office:value-type="float" office:value="5659" calcext:value-type="float">
            <text:p>5659</text:p>
          </table:table-cell>
          <table:table-cell office:value-type="string" calcext:value-type="string">
            <text:p>6403.35</text:p>
          </table:table-cell>
          <table:table-cell office:value-type="float" office:value="7703" calcext:value-type="float">
            <text:p>7703</text:p>
          </table:table-cell>
          <table:table-cell office:value-type="float" office:value="12222" calcext:value-type="float">
            <text:p>12222</text:p>
          </table:table-cell>
          <table:table-cell office:value-type="float" office:value="14042.5" calcext:value-type="float">
            <text:p>14042,5</text:p>
          </table:table-cell>
          <table:table-cell office:value-type="float" office:value="17897" calcext:value-type="float">
            <text:p>17897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" calcext:value-type="float">
            <text:p>100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4120.93</text:p>
          </table:table-cell>
          <table:table-cell office:value-type="float" office:value="5603" calcext:value-type="float">
            <text:p>5603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7221.31</text:p>
          </table:table-cell>
          <table:table-cell office:value-type="float" office:value="8347" calcext:value-type="float">
            <text:p>8347</text:p>
          </table:table-cell>
          <table:table-cell office:value-type="float" office:value="14160" calcext:value-type="float">
            <text:p>14160</text:p>
          </table:table-cell>
          <table:table-cell office:value-type="float" office:value="15932.5" calcext:value-type="float">
            <text:p>15932,5</text:p>
          </table:table-cell>
          <table:table-cell office:value-type="float" office:value="19949" calcext:value-type="float">
            <text:p>19949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" calcext:value-type="float">
            <text:p>100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4523.76</text:p>
          </table:table-cell>
          <table:table-cell office:value-type="float" office:value="6151" calcext:value-type="float">
            <text:p>6151</text:p>
          </table:table-cell>
          <table:table-cell office:value-type="float" office:value="7256" calcext:value-type="float">
            <text:p>7256</text:p>
          </table:table-cell>
          <table:table-cell office:value-type="string" calcext:value-type="string">
            <text:p>8035.84</text:p>
          </table:table-cell>
          <table:table-cell office:value-type="float" office:value="9520" calcext:value-type="float">
            <text:p>9520</text:p>
          </table:table-cell>
          <table:table-cell office:value-type="float" office:value="15315" calcext:value-type="float">
            <text:p>15315</text:p>
          </table:table-cell>
          <table:table-cell office:value-type="float" office:value="17594.6" calcext:value-type="float">
            <text:p>17594,6</text:p>
          </table:table-cell>
          <table:table-cell office:value-type="float" office:value="21600" calcext:value-type="float">
            <text:p>21600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" calcext:value-type="float">
            <text:p>100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4975.25</text:p>
          </table:table-cell>
          <table:table-cell office:value-type="float" office:value="6674" calcext:value-type="float">
            <text:p>6674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8807.47</text:p>
          </table:table-cell>
          <table:table-cell office:value-type="float" office:value="10697" calcext:value-type="float">
            <text:p>10697</text:p>
          </table:table-cell>
          <table:table-cell office:value-type="float" office:value="16624" calcext:value-type="float">
            <text:p>16624</text:p>
          </table:table-cell>
          <table:table-cell office:value-type="float" office:value="19313.4" calcext:value-type="float">
            <text:p>19313,4</text:p>
          </table:table-cell>
          <table:table-cell office:value-type="float" office:value="24467" calcext:value-type="float">
            <text:p>24467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5520.79</text:p>
          </table:table-cell>
          <table:table-cell office:value-type="float" office:value="7152" calcext:value-type="float">
            <text:p>7152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9742.66</text:p>
          </table:table-cell>
          <table:table-cell office:value-type="float" office:value="11327" calcext:value-type="float">
            <text:p>11327</text:p>
          </table:table-cell>
          <table:table-cell office:value-type="float" office:value="18531" calcext:value-type="float">
            <text:p>18531</text:p>
          </table:table-cell>
          <table:table-cell office:value-type="float" office:value="21381.6" calcext:value-type="float">
            <text:p>21381,6</text:p>
          </table:table-cell>
          <table:table-cell office:value-type="float" office:value="26157" calcext:value-type="float">
            <text:p>26157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" calcext:value-type="float">
            <text:p>100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5916.63</text:p>
          </table:table-cell>
          <table:table-cell office:value-type="float" office:value="7765" calcext:value-type="float">
            <text:p>7765</text:p>
          </table:table-cell>
          <table:table-cell office:value-type="float" office:value="9255" calcext:value-type="float">
            <text:p>9255</text:p>
          </table:table-cell>
          <table:table-cell office:value-type="string" calcext:value-type="string">
            <text:p>10446.2</text:p>
          </table:table-cell>
          <table:table-cell office:value-type="float" office:value="12581" calcext:value-type="float">
            <text:p>12581</text:p>
          </table:table-cell>
          <table:table-cell office:value-type="float" office:value="19759" calcext:value-type="float">
            <text:p>19759</text:p>
          </table:table-cell>
          <table:table-cell office:value-type="float" office:value="22919.5" calcext:value-type="float">
            <text:p>22919,5</text:p>
          </table:table-cell>
          <table:table-cell office:value-type="float" office:value="27500" calcext:value-type="float">
            <text:p>27500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6277.12</text:p>
          </table:table-cell>
          <table:table-cell office:value-type="float" office:value="7701" calcext:value-type="float">
            <text:p>7701</text:p>
          </table:table-cell>
          <table:table-cell office:value-type="float" office:value="10131" calcext:value-type="float">
            <text:p>10131</text:p>
          </table:table-cell>
          <table:table-cell office:value-type="string" calcext:value-type="string">
            <text:p>11218.9</text:p>
          </table:table-cell>
          <table:table-cell office:value-type="float" office:value="12893" calcext:value-type="float">
            <text:p>12893</text:p>
          </table:table-cell>
          <table:table-cell office:value-type="float" office:value="22007" calcext:value-type="float">
            <text:p>22007</text:p>
          </table:table-cell>
          <table:table-cell office:value-type="float" office:value="24455.5" calcext:value-type="float">
            <text:p>24455,5</text:p>
          </table:table-cell>
          <table:table-cell office:value-type="float" office:value="28629" calcext:value-type="float">
            <text:p>28629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6.38" calcext:value-type="float">
            <text:p>126,38</text:p>
          </table:table-cell>
          <table:table-cell office:value-type="float" office:value="127" calcext:value-type="float">
            <text:p>127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53.708" calcext:value-type="float">
            <text:p>253,708</text:p>
          </table:table-cell>
          <table:table-cell office:value-type="float" office:value="255" calcext:value-type="float">
            <text:p>255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381.055" calcext:value-type="float">
            <text:p>381,055</text:p>
          </table:table-cell>
          <table:table-cell office:value-type="float" office:value="383" calcext:value-type="float">
            <text:p>383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508.413" calcext:value-type="float">
            <text:p>508,413</text:p>
          </table:table-cell>
          <table:table-cell office:value-type="float" office:value="511" calcext:value-type="float">
            <text:p>511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635.756" calcext:value-type="float">
            <text:p>635,756</text:p>
          </table:table-cell>
          <table:table-cell office:value-type="float" office:value="639" calcext:value-type="float">
            <text:p>639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762.883" calcext:value-type="float">
            <text:p>762,883</text:p>
          </table:table-cell>
          <table:table-cell office:value-type="float" office:value="767" calcext:value-type="float">
            <text:p>767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890.087" calcext:value-type="float">
            <text:p>890,087</text:p>
          </table:table-cell>
          <table:table-cell office:value-type="float" office:value="895" calcext:value-type="float">
            <text:p>89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17.31" calcext:value-type="float">
            <text:p>1017,31</text:p>
          </table:table-cell>
          <table:table-cell office:value-type="float" office:value="1023" calcext:value-type="float">
            <text:p>102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 office:value-type="float" office:value="1144.62" calcext:value-type="float">
            <text:p>1144,62</text:p>
          </table:table-cell>
          <table:table-cell office:value-type="float" office:value="1151" calcext:value-type="float">
            <text:p>1151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72.57" calcext:value-type="float">
            <text:p>1272,57</text:p>
          </table:table-cell>
          <table:table-cell office:value-type="float" office:value="1279" calcext:value-type="float">
            <text:p>1279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 office:value-type="float" office:value="1399.5" calcext:value-type="float">
            <text:p>1399,5</text:p>
          </table:table-cell>
          <table:table-cell office:value-type="float" office:value="1407" calcext:value-type="float">
            <text:p>1407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office:value-type="float" office:value="1526.2" calcext:value-type="float">
            <text:p>1526,2</text:p>
          </table:table-cell>
          <table:table-cell office:value-type="float" office:value="1534" calcext:value-type="float">
            <text:p>1534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1652.45" calcext:value-type="float">
            <text:p>1652,45</text:p>
          </table:table-cell>
          <table:table-cell office:value-type="float" office:value="1660" calcext:value-type="float">
            <text:p>1660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office:value-type="float" office:value="1778.78" calcext:value-type="float">
            <text:p>1778,78</text:p>
          </table:table-cell>
          <table:table-cell office:value-type="float" office:value="1787" calcext:value-type="float">
            <text:p>1787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91" calcext:value-type="float">
            <text:p>1891</text:p>
          </table:table-cell>
          <table:table-cell office:value-type="float" office:value="1905.19" calcext:value-type="float">
            <text:p>1905,19</text:p>
          </table:table-cell>
          <table:table-cell office:value-type="float" office:value="1915" calcext:value-type="float">
            <text:p>1915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float" office:value="2031.32" calcext:value-type="float">
            <text:p>2031,32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42" calcext:value-type="float">
            <text:p>142</text:p>
          </table:table-cell>
          <table:table-cell office:value-type="float" office:value="220055" calcext:value-type="float">
            <text:p>220055</text:p>
          </table:table-cell>
          <table:table-cell office:value-type="float" office:value="388" calcext:value-type="float">
            <text:p>388</text:p>
          </table:table-cell>
          <table:table-cell office:value-type="float" office:value="291" calcext:value-type="float">
            <text:p>291</text:p>
          </table:table-cell>
          <table:table-cell office:value-type="float" office:value="360312" calcext:value-type="float">
            <text:p>360312</text:p>
          </table:table-cell>
          <table:table-cell office:value-type="float" office:value="558" calcext:value-type="float">
            <text:p>558</text:p>
          </table:table-cell>
          <table:table-cell office:value-type="float" office:value="651" calcext:value-type="float">
            <text:p>651</text:p>
          </table:table-cell>
          <table:table-cell office:value-type="float" office:value="842.787" calcext:value-type="float">
            <text:p>842,787</text:p>
          </table:table-cell>
          <table:table-cell office:value-type="float" office:value="1319" calcext:value-type="float">
            <text:p>1319</text:p>
          </table:table-cell>
          <table:table-cell office:value-type="float" office:value="4096" calcext:value-type="float">
            <text:p>4096</text:p>
          </table:table-cell>
          <table:table-cell office:value-type="float" office:value="384" calcext:value-type="float">
            <text:p>384</text:p>
          </table:table-cell>
          <table:table-cell table:number-columns-repeated="1637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367" calcext:value-type="float">
            <text:p>367</text:p>
          </table:table-cell>
          <table:table-cell office:value-type="float" office:value="529229" calcext:value-type="float">
            <text:p>529229</text:p>
          </table:table-cell>
          <table:table-cell office:value-type="float" office:value="1076" calcext:value-type="float">
            <text:p>1076</text:p>
          </table:table-cell>
          <table:table-cell office:value-type="float" office:value="744" calcext:value-type="float">
            <text:p>744</text:p>
          </table:table-cell>
          <table:table-cell office:value-type="float" office:value="888603" calcext:value-type="float">
            <text:p>888603</text:p>
          </table:table-cell>
          <table:table-cell office:value-type="float" office:value="1433" calcext:value-type="float">
            <text:p>1433</text:p>
          </table:table-cell>
          <table:table-cell office:value-type="float" office:value="1657" calcext:value-type="float">
            <text:p>1657</text:p>
          </table:table-cell>
          <table:table-cell office:value-type="float" office:value="2031.99" calcext:value-type="float">
            <text:p>2031,99</text:p>
          </table:table-cell>
          <table:table-cell office:value-type="float" office:value="3670" calcext:value-type="float">
            <text:p>3670</text:p>
          </table:table-cell>
          <table:table-cell office:value-type="float" office:value="16384" calcext:value-type="float">
            <text:p>16384</text:p>
          </table:table-cell>
          <table:table-cell office:value-type="float" office:value="896" calcext:value-type="float">
            <text:p>896</text:p>
          </table:table-cell>
          <table:table-cell table:number-columns-repeated="1637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627" calcext:value-type="float">
            <text:p>627</text:p>
          </table:table-cell>
          <table:table-cell office:value-type="float" office:value="873843" calcext:value-type="float">
            <text:p>873843</text:p>
          </table:table-cell>
          <table:table-cell office:value-type="float" office:value="1356" calcext:value-type="float">
            <text:p>1356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1480.65</text:p>
          </table:table-cell>
          <table:table-cell office:value-type="float" office:value="2018" calcext:value-type="float">
            <text:p>2018</text:p>
          </table:table-cell>
          <table:table-cell office:value-type="float" office:value="2758" calcext:value-type="float">
            <text:p>2758</text:p>
          </table:table-cell>
          <table:table-cell office:value-type="float" office:value="3355.91" calcext:value-type="float">
            <text:p>3355,91</text:p>
          </table:table-cell>
          <table:table-cell office:value-type="float" office:value="4644" calcext:value-type="float">
            <text:p>4644</text:p>
          </table:table-cell>
          <table:table-cell office:value-type="float" office:value="36864" calcext:value-type="float">
            <text:p>36864</text:p>
          </table:table-cell>
          <table:table-cell office:value-type="float" office:value="1456.31" calcext:value-type="float">
            <text:p>1456,31</text:p>
          </table:table-cell>
          <table:table-cell table:number-columns-repeated="1637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234.41</text:p>
          </table:table-cell>
          <table:table-cell office:value-type="float" office:value="2073" calcext:value-type="float">
            <text:p>207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2128.58</text:p>
          </table:table-cell>
          <table:table-cell office:value-type="float" office:value="2773" calcext:value-type="float">
            <text:p>2773</text:p>
          </table:table-cell>
          <table:table-cell office:value-type="float" office:value="3992" calcext:value-type="float">
            <text:p>3992</text:p>
          </table:table-cell>
          <table:table-cell office:value-type="float" office:value="4767.85" calcext:value-type="float">
            <text:p>4767,85</text:p>
          </table:table-cell>
          <table:table-cell office:value-type="float" office:value="6933" calcext:value-type="float">
            <text:p>6933</text:p>
          </table:table-cell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table:number-columns-repeated="1637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" calcext:value-type="float">
            <text:p>1000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612.72</text:p>
          </table:table-cell>
          <table:table-cell office:value-type="float" office:value="2445" calcext:value-type="float">
            <text:p>2445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2794.23</text:p>
          </table:table-cell>
          <table:table-cell office:value-type="float" office:value="3775" calcext:value-type="float">
            <text:p>3775</text:p>
          </table:table-cell>
          <table:table-cell office:value-type="float" office:value="5251" calcext:value-type="float">
            <text:p>5251</text:p>
          </table:table-cell>
          <table:table-cell office:value-type="float" office:value="6232.66" calcext:value-type="float">
            <text:p>6232,66</text:p>
          </table:table-cell>
          <table:table-cell office:value-type="float" office:value="8377" calcext:value-type="float">
            <text:p>8377</text:p>
          </table:table-cell>
          <table:table-cell office:value-type="float" office:value="102400" calcext:value-type="float">
            <text:p>102400</text:p>
          </table:table-cell>
          <table:table-cell office:value-type="float" office:value="2663.02" calcext:value-type="float">
            <text:p>2663,02</text:p>
          </table:table-cell>
          <table:table-cell table:number-columns-repeated="1637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2000.61</text:p>
          </table:table-cell>
          <table:table-cell office:value-type="float" office:value="2926" calcext:value-type="float">
            <text:p>2926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3488.94</text:p>
          </table:table-cell>
          <table:table-cell office:value-type="float" office:value="4460" calcext:value-type="float">
            <text:p>4460</text:p>
          </table:table-cell>
          <table:table-cell office:value-type="float" office:value="6426" calcext:value-type="float">
            <text:p>6426</text:p>
          </table:table-cell>
          <table:table-cell office:value-type="float" office:value="7745.66" calcext:value-type="float">
            <text:p>7745,66</text:p>
          </table:table-cell>
          <table:table-cell office:value-type="float" office:value="10461" calcext:value-type="float">
            <text:p>10461</text:p>
          </table:table-cell>
          <table:table-cell office:value-type="float" office:value="147456" calcext:value-type="float">
            <text:p>147456</text:p>
          </table:table-cell>
          <table:table-cell office:value-type="float" office:value="3296.63" calcext:value-type="float">
            <text:p>3296,63</text:p>
          </table:table-cell>
          <table:table-cell table:number-columns-repeated="1637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00" calcext:value-type="float">
            <text:p>1000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2407.38</text:p>
          </table:table-cell>
          <table:table-cell office:value-type="float" office:value="3423" calcext:value-type="float">
            <text:p>3423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4207.62</text:p>
          </table:table-cell>
          <table:table-cell office:value-type="float" office:value="5868" calcext:value-type="float">
            <text:p>5868</text:p>
          </table:table-cell>
          <table:table-cell office:value-type="float" office:value="7944" calcext:value-type="float">
            <text:p>7944</text:p>
          </table:table-cell>
          <table:table-cell office:value-type="float" office:value="9320.71" calcext:value-type="float">
            <text:p>9320,71</text:p>
          </table:table-cell>
          <table:table-cell office:value-type="float" office:value="12945" calcext:value-type="float">
            <text:p>12945</text:p>
          </table:table-cell>
          <table:table-cell office:value-type="float" office:value="200704" calcext:value-type="float">
            <text:p>200704</text:p>
          </table:table-cell>
          <table:table-cell office:value-type="float" office:value="3945.7" calcext:value-type="float">
            <text:p>3945,7</text:p>
          </table:table-cell>
          <table:table-cell table:number-columns-repeated="1637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2822.77</text:p>
          </table:table-cell>
          <table:table-cell office:value-type="float" office:value="4385" calcext:value-type="float">
            <text:p>4385</text:p>
          </table:table-cell>
          <table:table-cell office:value-type="float" office:value="4275" calcext:value-type="float">
            <text:p>4275</text:p>
          </table:table-cell>
          <table:table-cell office:value-type="string" calcext:value-type="string">
            <text:p>4945.84</text:p>
          </table:table-cell>
          <table:table-cell office:value-type="float" office:value="6437" calcext:value-type="float">
            <text:p>6437</text:p>
          </table:table-cell>
          <table:table-cell office:value-type="float" office:value="9352" calcext:value-type="float">
            <text:p>9352</text:p>
          </table:table-cell>
          <table:table-cell office:value-type="float" office:value="10932.4" calcext:value-type="float">
            <text:p>10932,4</text:p>
          </table:table-cell>
          <table:table-cell office:value-type="float" office:value="15553" calcext:value-type="float">
            <text:p>1555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608" calcext:value-type="float">
            <text:p>4608</text:p>
          </table:table-cell>
          <table:table-cell table:number-columns-repeated="1637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00" calcext:value-type="float">
            <text:p>1000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3228.52</text:p>
          </table:table-cell>
          <table:table-cell office:value-type="float" office:value="4896" calcext:value-type="float">
            <text:p>4896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5710.88</text:p>
          </table:table-cell>
          <table:table-cell office:value-type="float" office:value="7269" calcext:value-type="float">
            <text:p>7269</text:p>
          </table:table-cell>
          <table:table-cell office:value-type="float" office:value="10568" calcext:value-type="float">
            <text:p>10568</text:p>
          </table:table-cell>
          <table:table-cell office:value-type="float" office:value="12551.6" calcext:value-type="float">
            <text:p>12551,6</text:p>
          </table:table-cell>
          <table:table-cell office:value-type="float" office:value="17155" calcext:value-type="float">
            <text:p>17155</text:p>
          </table:table-cell>
          <table:table-cell office:value-type="float" office:value="331776" calcext:value-type="float">
            <text:p>331776</text:p>
          </table:table-cell>
          <table:table-cell office:value-type="float" office:value="5281.88" calcext:value-type="float">
            <text:p>5281,88</text:p>
          </table:table-cell>
          <table:table-cell table:number-columns-repeated="1637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00" calcext:value-type="float">
            <text:p>1000</text:p>
          </table:table-cell>
          <table:table-cell office:value-type="float" office:value="2902" calcext:value-type="float">
            <text:p>2902</text:p>
          </table:table-cell>
          <table:table-cell office:value-type="string" calcext:value-type="string">
            <text:p>3657.7</text:p>
          </table:table-cell>
          <table:table-cell office:value-type="float" office:value="5148" calcext:value-type="float">
            <text:p>5148</text:p>
          </table:table-cell>
          <table:table-cell office:value-type="float" office:value="5622" calcext:value-type="float">
            <text:p>5622</text:p>
          </table:table-cell>
          <table:table-cell office:value-type="string" calcext:value-type="string">
            <text:p>6486.56</text:p>
          </table:table-cell>
          <table:table-cell office:value-type="float" office:value="8380" calcext:value-type="float">
            <text:p>8380</text:p>
          </table:table-cell>
          <table:table-cell office:value-type="float" office:value="12029" calcext:value-type="float">
            <text:p>12029</text:p>
          </table:table-cell>
          <table:table-cell office:value-type="float" office:value="14228.3" calcext:value-type="float">
            <text:p>14228,3</text:p>
          </table:table-cell>
          <table:table-cell office:value-type="float" office:value="18613" calcext:value-type="float">
            <text:p>18613</text:p>
          </table:table-cell>
          <table:table-cell office:value-type="float" office:value="409600" calcext:value-type="float">
            <text:p>409600</text:p>
          </table:table-cell>
          <table:table-cell office:value-type="float" office:value="5966.03" calcext:value-type="float">
            <text:p>5966,03</text:p>
          </table:table-cell>
          <table:table-cell table:number-columns-repeated="1637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00" calcext:value-type="float">
            <text:p>1000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4091.81</text:p>
          </table:table-cell>
          <table:table-cell office:value-type="float" office:value="5743" calcext:value-type="float">
            <text:p>5743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7236.62</text:p>
          </table:table-cell>
          <table:table-cell office:value-type="float" office:value="9126" calcext:value-type="float">
            <text:p>9126</text:p>
          </table:table-cell>
          <table:table-cell office:value-type="float" office:value="13456" calcext:value-type="float">
            <text:p>13456</text:p>
          </table:table-cell>
          <table:table-cell office:value-type="float" office:value="15889.2" calcext:value-type="float">
            <text:p>15889,2</text:p>
          </table:table-cell>
          <table:table-cell office:value-type="float" office:value="20724" calcext:value-type="float">
            <text:p>20724</text:p>
          </table:table-cell>
          <table:table-cell office:value-type="float" office:value="495616" calcext:value-type="float">
            <text:p>495616</text:p>
          </table:table-cell>
          <table:table-cell office:value-type="float" office:value="6659.44" calcext:value-type="float">
            <text:p>6659,44</text:p>
          </table:table-cell>
          <table:table-cell table:number-columns-repeated="1637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string" calcext:value-type="string">
            <text:p>4532.34</text:p>
          </table:table-cell>
          <table:table-cell office:value-type="float" office:value="6720" calcext:value-type="float">
            <text:p>6720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8030.3</text:p>
          </table:table-cell>
          <table:table-cell office:value-type="float" office:value="10088" calcext:value-type="float">
            <text:p>10088</text:p>
          </table:table-cell>
          <table:table-cell office:value-type="float" office:value="15256" calcext:value-type="float">
            <text:p>15256</text:p>
          </table:table-cell>
          <table:table-cell office:value-type="float" office:value="17606.7" calcext:value-type="float">
            <text:p>17606,7</text:p>
          </table:table-cell>
          <table:table-cell office:value-type="float" office:value="23344" calcext:value-type="float">
            <text:p>23344</text:p>
          </table:table-cell>
          <table:table-cell office:value-type="float" office:value="589824" calcext:value-type="float">
            <text:p>589824</text:p>
          </table:table-cell>
          <table:table-cell office:value-type="float" office:value="7361.25" calcext:value-type="float">
            <text:p>7361,25</text:p>
          </table:table-cell>
          <table:table-cell table:number-columns-repeated="1637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4986.27</text:p>
          </table:table-cell>
          <table:table-cell office:value-type="float" office:value="7374" calcext:value-type="float">
            <text:p>7374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8823.62</text:p>
          </table:table-cell>
          <table:table-cell office:value-type="float" office:value="11343" calcext:value-type="float">
            <text:p>11343</text:p>
          </table:table-cell>
          <table:table-cell office:value-type="float" office:value="16294" calcext:value-type="float">
            <text:p>16294</text:p>
          </table:table-cell>
          <table:table-cell office:value-type="float" office:value="19350.4" calcext:value-type="float">
            <text:p>19350,4</text:p>
          </table:table-cell>
          <table:table-cell office:value-type="float" office:value="26638" calcext:value-type="float">
            <text:p>26638</text:p>
          </table:table-cell>
          <table:table-cell office:value-type="float" office:value="692224" calcext:value-type="float">
            <text:p>692224</text:p>
          </table:table-cell>
          <table:table-cell office:value-type="float" office:value="8070.77" calcext:value-type="float">
            <text:p>8070,77</text:p>
          </table:table-cell>
          <table:table-cell table:number-columns-repeated="16371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00" calcext:value-type="float">
            <text:p>1000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5426.21</text:p>
          </table:table-cell>
          <table:table-cell office:value-type="float" office:value="8150" calcext:value-type="float">
            <text:p>8150</text:p>
          </table:table-cell>
          <table:table-cell office:value-type="float" office:value="8479" calcext:value-type="float">
            <text:p>8479</text:p>
          </table:table-cell>
          <table:table-cell office:value-type="string" calcext:value-type="string">
            <text:p>9665.13</text:p>
          </table:table-cell>
          <table:table-cell office:value-type="float" office:value="12069" calcext:value-type="float">
            <text:p>12069</text:p>
          </table:table-cell>
          <table:table-cell office:value-type="float" office:value="18303" calcext:value-type="float">
            <text:p>18303</text:p>
          </table:table-cell>
          <table:table-cell office:value-type="float" office:value="21114.8" calcext:value-type="float">
            <text:p>21114,8</text:p>
          </table:table-cell>
          <table:table-cell office:value-type="float" office:value="28633" calcext:value-type="float">
            <text:p>28633</text:p>
          </table:table-cell>
          <table:table-cell office:value-type="float" office:value="802816" calcext:value-type="float">
            <text:p>802816</text:p>
          </table:table-cell>
          <table:table-cell office:value-type="float" office:value="8787.39" calcext:value-type="float">
            <text:p>8787,39</text:p>
          </table:table-cell>
          <table:table-cell table:number-columns-repeated="1637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office:value-type="float" office:value="4707" calcext:value-type="float">
            <text:p>4707</text:p>
          </table:table-cell>
          <table:table-cell office:value-type="string" calcext:value-type="string">
            <text:p>5898.69</text:p>
          </table:table-cell>
          <table:table-cell office:value-type="float" office:value="8966" calcext:value-type="float">
            <text:p>8966</text:p>
          </table:table-cell>
          <table:table-cell office:value-type="float" office:value="9198" calcext:value-type="float">
            <text:p>9198</text:p>
          </table:table-cell>
          <table:table-cell office:value-type="string" calcext:value-type="string">
            <text:p>10463.7</text:p>
          </table:table-cell>
          <table:table-cell office:value-type="float" office:value="13575" calcext:value-type="float">
            <text:p>13575</text:p>
          </table:table-cell>
          <table:table-cell office:value-type="float" office:value="19445" calcext:value-type="float">
            <text:p>19445</text:p>
          </table:table-cell>
          <table:table-cell office:value-type="float" office:value="22900.5" calcext:value-type="float">
            <text:p>22900,5</text:p>
          </table:table-cell>
          <table:table-cell office:value-type="float" office:value="31216" calcext:value-type="float">
            <text:p>31216</text:p>
          </table:table-cell>
          <table:table-cell office:value-type="float" office:value="921600" calcext:value-type="float">
            <text:p>921600</text:p>
          </table:table-cell>
          <table:table-cell office:value-type="float" office:value="9510.61" calcext:value-type="float">
            <text:p>9510,61</text:p>
          </table:table-cell>
          <table:table-cell table:number-columns-repeated="1637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6328.52</text:p>
          </table:table-cell>
          <table:table-cell office:value-type="float" office:value="8701" calcext:value-type="float">
            <text:p>8701</text:p>
          </table:table-cell>
          <table:table-cell office:value-type="float" office:value="9978" calcext:value-type="float">
            <text:p>9978</text:p>
          </table:table-cell>
          <table:table-cell office:value-type="float" office:value="11289" calcext:value-type="float">
            <text:p>11289</text:p>
          </table:table-cell>
          <table:table-cell office:value-type="float" office:value="15475" calcext:value-type="float">
            <text:p>15475</text:p>
          </table:table-cell>
          <table:table-cell office:value-type="float" office:value="21373" calcext:value-type="float">
            <text:p>21373</text:p>
          </table:table-cell>
          <table:table-cell office:value-type="float" office:value="24628.5" calcext:value-type="float">
            <text:p>24628,5</text:p>
          </table:table-cell>
          <table:table-cell office:value-type="float" office:value="31062" calcext:value-type="float">
            <text:p>31062</text:p>
          </table:table-cell>
          <table:table-cell office:value-type="string" calcext:value-type="string">
            <text:p>1.04858e+06</text:p>
          </table:table-cell>
          <table:table-cell office:value-type="float" office:value="10240" calcext:value-type="float">
            <text:p>102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96.488" calcext:value-type="float">
            <text:p>496,488</text:p>
          </table:table-cell>
          <table:table-cell office:value-type="float" office:value="499" calcext:value-type="float">
            <text:p>499</text:p>
          </table:table-cell>
          <table:table-cell office:value-type="float" office:value="62500" calcext:value-type="float">
            <text:p>62500</text:p>
          </table:table-cell>
          <table:table-cell office:value-type="float" office:value="1991.45" calcext:value-type="float">
            <text:p>1991,45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993.349" calcext:value-type="float">
            <text:p>993,349</text:p>
          </table:table-cell>
          <table:table-cell office:value-type="float" office:value="999" calcext:value-type="float">
            <text:p>999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89" calcext:value-type="float">
            <text:p>4482,89</text:p>
          </table:table-cell>
          <table:table-cell table:number-columns-repeated="1637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1490.4" calcext:value-type="float">
            <text:p>1490,4</text:p>
          </table:table-cell>
          <table:table-cell office:value-type="float" office:value="1497" calcext:value-type="float">
            <text:p>1497</text:p>
          </table:table-cell>
          <table:table-cell office:value-type="float" office:value="562500" calcext:value-type="float">
            <text:p>562500</text:p>
          </table:table-cell>
          <table:table-cell office:value-type="float" office:value="7163.06" calcext:value-type="float">
            <text:p>7163,06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office:value-type="float" office:value="1983.79" calcext:value-type="float">
            <text:p>1983,79</text:p>
          </table:table-cell>
          <table:table-cell office:value-type="float" office:value="1994" calcext:value-type="float">
            <text:p>1994</text:p>
          </table:table-cell>
          <table:table-cell table:style-name="ce2" office:value-type="float" office:value="1000000" calcext:value-type="float">
            <text:p>1,00E+06</text:p>
          </table:table-cell>
          <table:table-cell office:value-type="float" office:value="9965.78" calcext:value-type="float">
            <text:p>9965,78</text:p>
          </table:table-cell>
          <table:table-cell table:number-columns-repeated="1637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2475.39" calcext:value-type="float">
            <text:p>2475,39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1.5625e+06</text:p>
          </table:table-cell>
          <table:table-cell office:value-type="float" office:value="12859.6" calcext:value-type="float">
            <text:p>12859,6</text:p>
          </table:table-cell>
          <table:table-cell table:number-columns-repeated="1637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49" calcext:value-type="float">
            <text:p>2949</text:p>
          </table:table-cell>
          <table:table-cell office:value-type="float" office:value="2965.13" calcext:value-type="float">
            <text:p>2965,13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2.25e+06</text:p>
          </table:table-cell>
          <table:table-cell office:value-type="float" office:value="15826.1" calcext:value-type="float">
            <text:p>15826,1</text:p>
          </table:table-cell>
          <table:table-cell table:number-columns-repeated="1637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3453.05" calcext:value-type="float">
            <text:p>3453,05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3.0625e+06</text:p>
          </table:table-cell>
          <table:table-cell office:value-type="float" office:value="18853" calcext:value-type="float">
            <text:p>18853</text:p>
          </table:table-cell>
          <table:table-cell table:number-columns-repeated="1637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19" calcext:value-type="float">
            <text:p>3919</text:p>
          </table:table-cell>
          <table:table-cell office:value-type="float" office:value="3939.2" calcext:value-type="float">
            <text:p>3939,2</text:p>
          </table:table-cell>
          <table:table-cell office:value-type="float" office:value="3961" calcext:value-type="float">
            <text:p>3961</text:p>
          </table:table-cell>
          <table:table-cell table:style-name="ce2" office:value-type="float" office:value="4000000" calcext:value-type="float">
            <text:p>4,00E+06</text:p>
          </table:table-cell>
          <table:table-cell office:value-type="float" office:value="21931.6" calcext:value-type="float">
            <text:p>21931,6</text:p>
          </table:table-cell>
          <table:table-cell table:number-columns-repeated="1637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95" calcext:value-type="float">
            <text:p>4395</text:p>
          </table:table-cell>
          <table:table-cell office:value-type="float" office:value="4423.49" calcext:value-type="float">
            <text:p>4423,49</text:p>
          </table:table-cell>
          <table:table-cell office:value-type="float" office:value="4448" calcext:value-type="float">
            <text:p>4448</text:p>
          </table:table-cell>
          <table:table-cell office:value-type="string" calcext:value-type="string">
            <text:p>5.0625e+06</text:p>
          </table:table-cell>
          <table:table-cell office:value-type="float" office:value="25055.3" calcext:value-type="float">
            <text:p>25055,3</text:p>
          </table:table-cell>
          <table:table-cell table:number-columns-repeated="1637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73" calcext:value-type="float">
            <text:p>4873</text:p>
          </table:table-cell>
          <table:table-cell office:value-type="float" office:value="4906.08" calcext:value-type="float">
            <text:p>4906,08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6.25e+06</text:p>
          </table:table-cell>
          <table:table-cell office:value-type="float" office:value="28219.3" calcext:value-type="float">
            <text:p>28219,3</text:p>
          </table:table-cell>
          <table:table-cell table:number-columns-repeated="16371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51" calcext:value-type="float">
            <text:p>5351</text:p>
          </table:table-cell>
          <table:table-cell office:value-type="float" office:value="5386.51" calcext:value-type="float">
            <text:p>5386,51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7.5625e+06</text:p>
          </table:table-cell>
          <table:table-cell office:value-type="float" office:value="31419.3" calcext:value-type="float">
            <text:p>31419,3</text:p>
          </table:table-cell>
          <table:table-cell table:number-columns-repeated="1637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5865.63" calcext:value-type="float">
            <text:p>5865,63</text:p>
          </table:table-cell>
          <table:table-cell office:value-type="float" office:value="5894" calcext:value-type="float">
            <text:p>5894</text:p>
          </table:table-cell>
          <table:table-cell table:style-name="ce2" office:value-type="float" office:value="9000000" calcext:value-type="float">
            <text:p>9,00E+06</text:p>
          </table:table-cell>
          <table:table-cell office:value-type="float" office:value="34652.2" calcext:value-type="float">
            <text:p>34652,2</text:p>
          </table:table-cell>
          <table:table-cell table:number-columns-repeated="16371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6343.24" calcext:value-type="float">
            <text:p>6343,24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1.05625e+07</text:p>
          </table:table-cell>
          <table:table-cell office:value-type="float" office:value="37915.2" calcext:value-type="float">
            <text:p>37915,2</text:p>
          </table:table-cell>
          <table:table-cell table:number-columns-repeated="16371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76" calcext:value-type="float">
            <text:p>6776</text:p>
          </table:table-cell>
          <table:table-cell office:value-type="float" office:value="6818.45" calcext:value-type="float">
            <text:p>6818,45</text:p>
          </table:table-cell>
          <table:table-cell office:value-type="float" office:value="6856" calcext:value-type="float">
            <text:p>6856</text:p>
          </table:table-cell>
          <table:table-cell table:style-name="ce2" office:value-type="float" office:value="12250000000" calcext:value-type="float">
            <text:p>1,23E+10</text:p>
          </table:table-cell>
          <table:table-cell office:value-type="float" office:value="41206" calcext:value-type="float">
            <text:p>41206</text:p>
          </table:table-cell>
          <table:table-cell table:number-columns-repeated="16371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42" calcext:value-type="float">
            <text:p>7242</text:p>
          </table:table-cell>
          <table:table-cell office:value-type="float" office:value="7292.25" calcext:value-type="float">
            <text:p>7292,25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1.40625e+07</text:p>
          </table:table-cell>
          <table:table-cell office:value-type="float" office:value="44522.5" calcext:value-type="float">
            <text:p>44522,5</text:p>
          </table:table-cell>
          <table:table-cell table:number-columns-repeated="1637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13" calcext:value-type="float">
            <text:p>7713</text:p>
          </table:table-cell>
          <table:table-cell office:value-type="float" office:value="7764.48" calcext:value-type="float">
            <text:p>7764,48</text:p>
          </table:table-cell>
          <table:table-cell office:value-type="float" office:value="7804" calcext:value-type="float">
            <text:p>7804</text:p>
          </table:table-cell>
          <table:table-cell office:value-type="string" calcext:value-type="string">
            <text:p>1.6e+07</text:p>
          </table:table-cell>
          <table:table-cell office:value-type="float" office:value="47863.1" calcext:value-type="float">
            <text:p>47863,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m_array</text:p>
          </table:table-cell>
          <table:table-cell office:value-type="string" calcext:value-type="string">
            <text:p>N_test</text:p>
          </table:table-cell>
          <table:table-cell office:value-type="string" calcext:value-type="string">
            <text:p>min_swap</text:p>
          </table:table-cell>
          <table:table-cell office:value-type="string" calcext:value-type="string">
            <text:p>avg_swap</text:p>
          </table:table-cell>
          <table:table-cell office:value-type="string" calcext:value-type="string">
            <text:p>max_swap</text:p>
          </table:table-cell>
          <table:table-cell office:value-type="string" calcext:value-type="string">
            <text:p>min_cmp</text:p>
          </table:table-cell>
          <table:table-cell office:value-type="string" calcext:value-type="string">
            <text:p>avg_cmp</text:p>
          </table:table-cell>
          <table:table-cell office:value-type="string" calcext:value-type="string">
            <text:p>max_cmp</text:p>
          </table:table-cell>
          <table:table-cell office:value-type="string" calcext:value-type="string">
            <text:p>min_read</text:p>
          </table:table-cell>
          <table:table-cell office:value-type="string" calcext:value-type="string">
            <text:p>avg_read</text:p>
          </table:table-cell>
          <table:table-cell office:value-type="string" calcext:value-type="string">
            <text:p>max_read</text:p>
          </table:table-cell>
          <table:table-cell office:value-type="string" calcext:value-type="string">
            <text:p>n*n</text:p>
          </table:table-cell>
          <table:table-cell office:value-type="string" calcext:value-type="string">
            <text:p>n*log(n)</text:p>
          </table:table-cell>
          <table:table-cell table:number-columns-repeated="1637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195.23</text:p>
          </table:table-cell>
          <table:table-cell office:value-type="float" office:value="1710" calcext:value-type="float">
            <text:p>171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2060.48</text:p>
          </table:table-cell>
          <table:table-cell office:value-type="float" office:value="2773" calcext:value-type="float">
            <text:p>2773</text:p>
          </table:table-cell>
          <table:table-cell office:value-type="float" office:value="3879" calcext:value-type="float">
            <text:p>3879</text:p>
          </table:table-cell>
          <table:table-cell office:value-type="float" office:value="4617.21" calcext:value-type="float">
            <text:p>4617,21</text:p>
          </table:table-cell>
          <table:table-cell office:value-type="float" office:value="5975" calcext:value-type="float">
            <text:p>5975</text:p>
          </table:table-cell>
          <table:table-cell office:value-type="float" office:value="62500" calcext:value-type="float">
            <text:p>62500</text:p>
          </table:table-cell>
          <table:table-cell office:value-type="float" office:value="1991.45" calcext:value-type="float">
            <text:p>1991,45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2734.9</text:p>
          </table:table-cell>
          <table:table-cell office:value-type="float" office:value="3770" calcext:value-type="float">
            <text:p>3770</text:p>
          </table:table-cell>
          <table:table-cell office:value-type="float" office:value="4170" calcext:value-type="float">
            <text:p>4170</text:p>
          </table:table-cell>
          <table:table-cell office:value-type="string" calcext:value-type="string">
            <text:p>4821.34</text:p>
          </table:table-cell>
          <table:table-cell office:value-type="float" office:value="5982" calcext:value-type="float">
            <text:p>5982</text:p>
          </table:table-cell>
          <table:table-cell office:value-type="float" office:value="8897" calcext:value-type="float">
            <text:p>8897</text:p>
          </table:table-cell>
          <table:table-cell office:value-type="float" office:value="10623.9" calcext:value-type="float">
            <text:p>10623,9</text:p>
          </table:table-cell>
          <table:table-cell office:value-type="float" office:value="13293" calcext:value-type="float">
            <text:p>13293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2.89" calcext:value-type="float">
            <text:p>4482,89</text:p>
          </table:table-cell>
          <table:table-cell table:number-columns-repeated="1637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4424.99</text:p>
          </table:table-cell>
          <table:table-cell office:value-type="float" office:value="6265" calcext:value-type="float">
            <text:p>6265</text:p>
          </table:table-cell>
          <table:table-cell office:value-type="float" office:value="6813" calcext:value-type="float">
            <text:p>6813</text:p>
          </table:table-cell>
          <table:table-cell office:value-type="string" calcext:value-type="string">
            <text:p>7813.92</text:p>
          </table:table-cell>
          <table:table-cell office:value-type="float" office:value="9951" calcext:value-type="float">
            <text:p>9951</text:p>
          </table:table-cell>
          <table:table-cell office:value-type="float" office:value="14769" calcext:value-type="float">
            <text:p>14769</text:p>
          </table:table-cell>
          <table:table-cell office:value-type="float" office:value="17163.6" calcext:value-type="float">
            <text:p>17163,6</text:p>
          </table:table-cell>
          <table:table-cell office:value-type="float" office:value="22500" calcext:value-type="float">
            <text:p>22500</text:p>
          </table:table-cell>
          <table:table-cell office:value-type="float" office:value="562500" calcext:value-type="float">
            <text:p>562500</text:p>
          </table:table-cell>
          <table:table-cell office:value-type="float" office:value="7163.06" calcext:value-type="float">
            <text:p>7163,06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6182.41</text:p>
          </table:table-cell>
          <table:table-cell office:value-type="float" office:value="8554" calcext:value-type="float">
            <text:p>8554</text:p>
          </table:table-cell>
          <table:table-cell office:value-type="float" office:value="9716" calcext:value-type="float">
            <text:p>9716</text:p>
          </table:table-cell>
          <table:table-cell office:value-type="string" calcext:value-type="string">
            <text:p>10986.5</text:p>
          </table:table-cell>
          <table:table-cell office:value-type="float" office:value="13816" calcext:value-type="float">
            <text:p>13816</text:p>
          </table:table-cell>
          <table:table-cell office:value-type="float" office:value="20673" calcext:value-type="float">
            <text:p>20673</text:p>
          </table:table-cell>
          <table:table-cell office:value-type="float" office:value="24017.5" calcext:value-type="float">
            <text:p>24017,5</text:p>
          </table:table-cell>
          <table:table-cell office:value-type="float" office:value="30249" calcext:value-type="float">
            <text:p>30249</text:p>
          </table:table-cell>
          <table:table-cell table:style-name="ce2" office:value-type="float" office:value="1000000" calcext:value-type="float">
            <text:p>1,00E+06</text:p>
          </table:table-cell>
          <table:table-cell office:value-type="float" office:value="9965.78" calcext:value-type="float">
            <text:p>9965,78</text:p>
          </table:table-cell>
          <table:table-cell table:number-columns-repeated="1637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" calcext:value-type="float">
            <text:p>1000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8015.52</text:p>
          </table:table-cell>
          <table:table-cell office:value-type="float" office:value="11370" calcext:value-type="float">
            <text:p>11370</text:p>
          </table:table-cell>
          <table:table-cell office:value-type="float" office:value="12585" calcext:value-type="float">
            <text:p>12585</text:p>
          </table:table-cell>
          <table:table-cell office:value-type="float" office:value="14319" calcext:value-type="float">
            <text:p>14319</text:p>
          </table:table-cell>
          <table:table-cell office:value-type="float" office:value="17964" calcext:value-type="float">
            <text:p>17964</text:p>
          </table:table-cell>
          <table:table-cell office:value-type="float" office:value="27303" calcext:value-type="float">
            <text:p>27303</text:p>
          </table:table-cell>
          <table:table-cell office:value-type="float" office:value="31183.2" calcext:value-type="float">
            <text:p>31183,2</text:p>
          </table:table-cell>
          <table:table-cell office:value-type="float" office:value="40633" calcext:value-type="float">
            <text:p>40633</text:p>
          </table:table-cell>
          <table:table-cell office:value-type="string" calcext:value-type="string">
            <text:p>1.5625e+06</text:p>
          </table:table-cell>
          <table:table-cell office:value-type="float" office:value="12859.6" calcext:value-type="float">
            <text:p>12859,6</text:p>
          </table:table-cell>
          <table:table-cell table:number-columns-repeated="1637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9848.05</text:p>
          </table:table-cell>
          <table:table-cell office:value-type="float" office:value="13446" calcext:value-type="float">
            <text:p>13446</text:p>
          </table:table-cell>
          <table:table-cell office:value-type="float" office:value="15714" calcext:value-type="float">
            <text:p>15714</text:p>
          </table:table-cell>
          <table:table-cell office:value-type="string" calcext:value-type="string">
            <text:p>17648.3</text:p>
          </table:table-cell>
          <table:table-cell office:value-type="float" office:value="21322" calcext:value-type="float">
            <text:p>21322</text:p>
          </table:table-cell>
          <table:table-cell office:value-type="float" office:value="33336" calcext:value-type="float">
            <text:p>33336</text:p>
          </table:table-cell>
          <table:table-cell office:value-type="float" office:value="38343.7" calcext:value-type="float">
            <text:p>38343,7</text:p>
          </table:table-cell>
          <table:table-cell office:value-type="float" office:value="49209" calcext:value-type="float">
            <text:p>49209</text:p>
          </table:table-cell>
          <table:table-cell office:value-type="string" calcext:value-type="string">
            <text:p>2.25e+06</text:p>
          </table:table-cell>
          <table:table-cell office:value-type="float" office:value="15826.1" calcext:value-type="float">
            <text:p>15826,1</text:p>
          </table:table-cell>
          <table:table-cell table:number-columns-repeated="1637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00" calcext:value-type="float">
            <text:p>1000</text:p>
          </table:table-cell>
          <table:table-cell office:value-type="float" office:value="9527" calcext:value-type="float">
            <text:p>9527</text:p>
          </table:table-cell>
          <table:table-cell office:value-type="string" calcext:value-type="string">
            <text:p>11806.9</text:p>
          </table:table-cell>
          <table:table-cell office:value-type="float" office:value="16248" calcext:value-type="float">
            <text:p>16248</text:p>
          </table:table-cell>
          <table:table-cell office:value-type="float" office:value="18946" calcext:value-type="float">
            <text:p>18946</text:p>
          </table:table-cell>
          <table:table-cell office:value-type="string" calcext:value-type="string">
            <text:p>21194.6</text:p>
          </table:table-cell>
          <table:table-cell office:value-type="float" office:value="25542" calcext:value-type="float">
            <text:p>25542</text:p>
          </table:table-cell>
          <table:table-cell office:value-type="float" office:value="39987" calcext:value-type="float">
            <text:p>39987</text:p>
          </table:table-cell>
          <table:table-cell office:value-type="float" office:value="45974.6" calcext:value-type="float">
            <text:p>45974,6</text:p>
          </table:table-cell>
          <table:table-cell office:value-type="float" office:value="57885" calcext:value-type="float">
            <text:p>57885</text:p>
          </table:table-cell>
          <table:table-cell office:value-type="string" calcext:value-type="string">
            <text:p>3.0625e+06</text:p>
          </table:table-cell>
          <table:table-cell office:value-type="float" office:value="18853" calcext:value-type="float">
            <text:p>18853</text:p>
          </table:table-cell>
          <table:table-cell table:number-columns-repeated="1637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13725.4</text:p>
          </table:table-cell>
          <table:table-cell office:value-type="float" office:value="19054" calcext:value-type="float">
            <text:p>19054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24691.9</text:p>
          </table:table-cell>
          <table:table-cell office:value-type="float" office:value="29778" calcext:value-type="float">
            <text:p>29778</text:p>
          </table:table-cell>
          <table:table-cell office:value-type="float" office:value="47204" calcext:value-type="float">
            <text:p>47204</text:p>
          </table:table-cell>
          <table:table-cell office:value-type="float" office:value="53475.7" calcext:value-type="float">
            <text:p>53475,7</text:p>
          </table:table-cell>
          <table:table-cell office:value-type="float" office:value="68310" calcext:value-type="float">
            <text:p>68310</text:p>
          </table:table-cell>
          <table:table-cell table:style-name="ce2" office:value-type="float" office:value="4000000" calcext:value-type="float">
            <text:p>4,00E+06</text:p>
          </table:table-cell>
          <table:table-cell office:value-type="float" office:value="21931.6" calcext:value-type="float">
            <text:p>21931,6</text:p>
          </table:table-cell>
          <table:table-cell table:number-columns-repeated="16371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00" calcext:value-type="float">
            <text:p>1000</text:p>
          </table:table-cell>
          <table:table-cell office:value-type="float" office:value="12778" calcext:value-type="float">
            <text:p>12778</text:p>
          </table:table-cell>
          <table:table-cell office:value-type="string" calcext:value-type="string">
            <text:p>15653.8</text:p>
          </table:table-cell>
          <table:table-cell office:value-type="float" office:value="20858" calcext:value-type="float">
            <text:p>20858</text:p>
          </table:table-cell>
          <table:table-cell office:value-type="float" office:value="25041" calcext:value-type="float">
            <text:p>25041</text:p>
          </table:table-cell>
          <table:table-cell office:value-type="string" calcext:value-type="string">
            <text:p>28314.1</text:p>
          </table:table-cell>
          <table:table-cell office:value-type="float" office:value="34975" calcext:value-type="float">
            <text:p>34975</text:p>
          </table:table-cell>
          <table:table-cell office:value-type="float" office:value="54103" calcext:value-type="float">
            <text:p>54103</text:p>
          </table:table-cell>
          <table:table-cell office:value-type="float" office:value="61121.6" calcext:value-type="float">
            <text:p>61121,6</text:p>
          </table:table-cell>
          <table:table-cell office:value-type="float" office:value="76395" calcext:value-type="float">
            <text:p>76395</text:p>
          </table:table-cell>
          <table:table-cell office:value-type="string" calcext:value-type="string">
            <text:p>5.0625e+06</text:p>
          </table:table-cell>
          <table:table-cell office:value-type="float" office:value="25055.3" calcext:value-type="float">
            <text:p>25055,3</text:p>
          </table:table-cell>
          <table:table-cell table:number-columns-repeated="16371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17797.7</text:p>
          </table:table-cell>
          <table:table-cell office:value-type="float" office:value="23095" calcext:value-type="float">
            <text:p>23095</text:p>
          </table:table-cell>
          <table:table-cell office:value-type="float" office:value="28710" calcext:value-type="float">
            <text:p>28710</text:p>
          </table:table-cell>
          <table:table-cell office:value-type="string" calcext:value-type="string">
            <text:p>32089.3</text:p>
          </table:table-cell>
          <table:table-cell office:value-type="float" office:value="39893" calcext:value-type="float">
            <text:p>39893</text:p>
          </table:table-cell>
          <table:table-cell office:value-type="float" office:value="60197" calcext:value-type="float">
            <text:p>60197</text:p>
          </table:table-cell>
          <table:table-cell office:value-type="float" office:value="69351.4" calcext:value-type="float">
            <text:p>69351,4</text:p>
          </table:table-cell>
          <table:table-cell office:value-type="float" office:value="84933" calcext:value-type="float">
            <text:p>84933</text:p>
          </table:table-cell>
          <table:table-cell office:value-type="string" calcext:value-type="string">
            <text:p>6.25e+06</text:p>
          </table:table-cell>
          <table:table-cell office:value-type="float" office:value="28219.3" calcext:value-type="float">
            <text:p>28219,3</text:p>
          </table:table-cell>
          <table:table-cell table:number-columns-repeated="16371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00" calcext:value-type="float">
            <text:p>1000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19840.9</text:p>
          </table:table-cell>
          <table:table-cell office:value-type="float" office:value="28394" calcext:value-type="float">
            <text:p>28394</text:p>
          </table:table-cell>
          <table:table-cell office:value-type="float" office:value="31750" calcext:value-type="float">
            <text:p>31750</text:p>
          </table:table-cell>
          <table:table-cell office:value-type="string" calcext:value-type="string">
            <text:p>35815.9</text:p>
          </table:table-cell>
          <table:table-cell office:value-type="float" office:value="47636" calcext:value-type="float">
            <text:p>47636</text:p>
          </table:table-cell>
          <table:table-cell office:value-type="float" office:value="68257" calcext:value-type="float">
            <text:p>68257</text:p>
          </table:table-cell>
          <table:table-cell office:value-type="float" office:value="77331" calcext:value-type="float">
            <text:p>77331</text:p>
          </table:table-cell>
          <table:table-cell office:value-type="float" office:value="103129" calcext:value-type="float">
            <text:p>103129</text:p>
          </table:table-cell>
          <table:table-cell office:value-type="string" calcext:value-type="string">
            <text:p>7.5625e+06</text:p>
          </table:table-cell>
          <table:table-cell office:value-type="float" office:value="31419.3" calcext:value-type="float">
            <text:p>31419,3</text:p>
          </table:table-cell>
          <table:table-cell table:number-columns-repeated="16371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17741" calcext:value-type="float">
            <text:p>17741</text:p>
          </table:table-cell>
          <table:table-cell office:value-type="string" calcext:value-type="string">
            <text:p>21870.9</text:p>
          </table:table-cell>
          <table:table-cell office:value-type="float" office:value="29161" calcext:value-type="float">
            <text:p>29161</text:p>
          </table:table-cell>
          <table:table-cell office:value-type="float" office:value="35604" calcext:value-type="float">
            <text:p>35604</text:p>
          </table:table-cell>
          <table:table-cell office:value-type="string" calcext:value-type="string">
            <text:p>39542.3</text:p>
          </table:table-cell>
          <table:table-cell office:value-type="float" office:value="49960" calcext:value-type="float">
            <text:p>49960</text:p>
          </table:table-cell>
          <table:table-cell office:value-type="float" office:value="75087" calcext:value-type="float">
            <text:p>75087</text:p>
          </table:table-cell>
          <table:table-cell office:value-type="float" office:value="85284.5" calcext:value-type="float">
            <text:p>85284,5</text:p>
          </table:table-cell>
          <table:table-cell office:value-type="float" office:value="106113" calcext:value-type="float">
            <text:p>106113</text:p>
          </table:table-cell>
          <table:table-cell table:style-name="ce2" office:value-type="float" office:value="9000000" calcext:value-type="float">
            <text:p>9,00E+06</text:p>
          </table:table-cell>
          <table:table-cell office:value-type="float" office:value="34652.2" calcext:value-type="float">
            <text:p>34652,2</text:p>
          </table:table-cell>
          <table:table-cell table:number-columns-repeated="16371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000" calcext:value-type="float">
            <text:p>1000</text:p>
          </table:table-cell>
          <table:table-cell office:value-type="float" office:value="19691" calcext:value-type="float">
            <text:p>19691</text:p>
          </table:table-cell>
          <table:table-cell office:value-type="string" calcext:value-type="string">
            <text:p>23881.6</text:p>
          </table:table-cell>
          <table:table-cell office:value-type="float" office:value="33682" calcext:value-type="float">
            <text:p>33682</text:p>
          </table:table-cell>
          <table:table-cell office:value-type="float" office:value="38606" calcext:value-type="float">
            <text:p>38606</text:p>
          </table:table-cell>
          <table:table-cell office:value-type="string" calcext:value-type="string">
            <text:p>43362.6</text:p>
          </table:table-cell>
          <table:table-cell office:value-type="float" office:value="53171" calcext:value-type="float">
            <text:p>53171</text:p>
          </table:table-cell>
          <table:table-cell office:value-type="float" office:value="82458" calcext:value-type="float">
            <text:p>82458</text:p>
          </table:table-cell>
          <table:table-cell office:value-type="float" office:value="93292.7" calcext:value-type="float">
            <text:p>93292,7</text:p>
          </table:table-cell>
          <table:table-cell office:value-type="float" office:value="119780" calcext:value-type="float">
            <text:p>119780</text:p>
          </table:table-cell>
          <table:table-cell office:value-type="string" calcext:value-type="string">
            <text:p>1.05625e+07</text:p>
          </table:table-cell>
          <table:table-cell office:value-type="float" office:value="37915.2" calcext:value-type="float">
            <text:p>37915,2</text:p>
          </table:table-cell>
          <table:table-cell table:number-columns-repeated="16371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20994" calcext:value-type="float">
            <text:p>20994</text:p>
          </table:table-cell>
          <table:table-cell office:value-type="string" calcext:value-type="string">
            <text:p>25941.4</text:p>
          </table:table-cell>
          <table:table-cell office:value-type="float" office:value="39816" calcext:value-type="float">
            <text:p>39816</text:p>
          </table:table-cell>
          <table:table-cell office:value-type="float" office:value="42451" calcext:value-type="float">
            <text:p>42451</text:p>
          </table:table-cell>
          <table:table-cell office:value-type="string" calcext:value-type="string">
            <text:p>47118.7</text:p>
          </table:table-cell>
          <table:table-cell office:value-type="float" office:value="59324" calcext:value-type="float">
            <text:p>59324</text:p>
          </table:table-cell>
          <table:table-cell office:value-type="float" office:value="89418" calcext:value-type="float">
            <text:p>89418</text:p>
          </table:table-cell>
          <table:table-cell office:value-type="float" office:value="101335" calcext:value-type="float">
            <text:p>101335</text:p>
          </table:table-cell>
          <table:table-cell office:value-type="float" office:value="141299" calcext:value-type="float">
            <text:p>141299</text:p>
          </table:table-cell>
          <table:table-cell table:style-name="ce2" office:value-type="float" office:value="12250000000" calcext:value-type="float">
            <text:p>1,23E+10</text:p>
          </table:table-cell>
          <table:table-cell office:value-type="float" office:value="41206" calcext:value-type="float">
            <text:p>41206</text:p>
          </table:table-cell>
          <table:table-cell table:number-columns-repeated="16371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00" calcext:value-type="float">
            <text:p>1000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28295.7</text:p>
          </table:table-cell>
          <table:table-cell office:value-type="float" office:value="38187" calcext:value-type="float">
            <text:p>38187</text:p>
          </table:table-cell>
          <table:table-cell office:value-type="float" office:value="46455" calcext:value-type="float">
            <text:p>46455</text:p>
          </table:table-cell>
          <table:table-cell office:value-type="string" calcext:value-type="string">
            <text:p>51128.1</text:p>
          </table:table-cell>
          <table:table-cell office:value-type="float" office:value="61624" calcext:value-type="float">
            <text:p>61624</text:p>
          </table:table-cell>
          <table:table-cell office:value-type="float" office:value="97983" calcext:value-type="float">
            <text:p>97983</text:p>
          </table:table-cell>
          <table:table-cell office:value-type="float" office:value="110219" calcext:value-type="float">
            <text:p>110219</text:p>
          </table:table-cell>
          <table:table-cell office:value-type="float" office:value="139101" calcext:value-type="float">
            <text:p>139101</text:p>
          </table:table-cell>
          <table:table-cell office:value-type="string" calcext:value-type="string">
            <text:p>1.40625e+07</text:p>
          </table:table-cell>
          <table:table-cell office:value-type="float" office:value="44522.5" calcext:value-type="float">
            <text:p>44522,5</text:p>
          </table:table-cell>
          <table:table-cell table:number-columns-repeated="1637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30205.3</text:p>
          </table:table-cell>
          <table:table-cell office:value-type="float" office:value="43370" calcext:value-type="float">
            <text:p>43370</text:p>
          </table:table-cell>
          <table:table-cell office:value-type="float" office:value="50283" calcext:value-type="float">
            <text:p>50283</text:p>
          </table:table-cell>
          <table:table-cell office:value-type="string" calcext:value-type="string">
            <text:p>54985.9</text:p>
          </table:table-cell>
          <table:table-cell office:value-type="float" office:value="66998" calcext:value-type="float">
            <text:p>66998</text:p>
          </table:table-cell>
          <table:table-cell office:value-type="float" office:value="105815" calcext:value-type="float">
            <text:p>105815</text:p>
          </table:table-cell>
          <table:table-cell office:value-type="float" office:value="118064" calcext:value-type="float">
            <text:p>118064</text:p>
          </table:table-cell>
          <table:table-cell office:value-type="float" office:value="154688" calcext:value-type="float">
            <text:p>154688</text:p>
          </table:table-cell>
          <table:table-cell office:value-type="string" calcext:value-type="string">
            <text:p>1.6e+07</text:p>
          </table:table-cell>
          <table:table-cell office:value-type="float" office:value="47863.1" calcext:value-type="float">
            <text:p>47863,1</text:p>
          </table:table-cell>
          <table:table-cell table:number-columns-repeated="1637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2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 style:data-style-name="N2" text:time-value="14:24:29.94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38:34.990000000</meta:creation-date>
    <dc:date>2024-03-16T15:13:28.675000000</dc:date>
    <meta:editing-duration>PT2H10M18S</meta:editing-duration>
    <meta:editing-cycles>6</meta:editing-cycles>
    <meta:generator>LibreOffice/7.6.2.1$Windows_X86_64 LibreOffice_project/56f7684011345957bbf33a7ee678afaf4d2ba333</meta:generator>
    <meta:document-statistic meta:table-count="6" meta:cell-count="3569" meta:object-count="1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26cm" svg:y="4.198cm" style:legend-expansion="high" chart:style-name="ch2"/>
        <chart:plot-area chart:style-name="ch3" table:cell-range-address="merge_sort.K2:merge_sort.K101" svg:x="0.32cm" svg:y="0.18cm" svg:width="12.386cm" svg:height="8.64cm">
          <chart:coordinate-region svg:x="1.439cm" svg:y="0.383cm" svg:width="11.267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K2:merge_sort.K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50139828353">
                <text:p>1.02350139828353</text:p>
                <draw:g>
                  <svg:desc>merge_sort.K2:merge_sort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806368913888">
                <text:p>1.01806368913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538697208693">
                <text:p>1.0053869720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467044349554">
                <text:p>1.0146704434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349076695737">
                <text:p>1.01349076695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447782671629">
                <text:p>1.00447782671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687565551801">
                <text:p>1.00687565551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234987760848">
                <text:p>1.0123498776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32353872459">
                <text:p>1.0132353872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46020536255">
                <text:p>1.01146020536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811046316777">
                <text:p>1.00811046316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382830192549">
                <text:p>1.00382830192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119617748996">
                <text:p>1.0011961774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591123133955">
                <text:p>1.00591123133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892725394717">
                <text:p>1.00892725394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66145402088">
                <text:p>1.0106614540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143220069863">
                <text:p>1.01143220069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47175072116">
                <text:p>1.01147175072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093675040152">
                <text:p>1.01093675040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996225723948">
                <text:p>1.00996225723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864820153211">
                <text:p>1.00864820153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706816986974">
                <text:p>1.0070681698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528690023608">
                <text:p>1.005286900236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34624403868">
                <text:p>1.00334624403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128047402646">
                <text:p>1.001280474026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104515250597">
                <text:p>1.00104515250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0332914515256">
                <text:p>1.003329145152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51840787277">
                <text:p>1.0051840787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0667321482019">
                <text:p>1.006673214820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783829218399">
                <text:p>1.00783829218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873090115373">
                <text:p>1.00873090115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938032759799">
                <text:p>1.009380327597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0981929740048">
                <text:p>1.0098192974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007628034513">
                <text:p>1.01007628034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016930816249">
                <text:p>1.01016930816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011753083835">
                <text:p>1.01011753083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994421230371">
                <text:p>1.009944212303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965745958146">
                <text:p>1.00965745958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927652627753">
                <text:p>1.0092765262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880973177461">
                <text:p>1.008809731774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826450925788">
                <text:p>1.00826450925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765577953978">
                <text:p>1.00765577953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98616590283">
                <text:p>1.00698616590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626326414411">
                <text:p>1.00626326414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549644495991">
                <text:p>1.00549644495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46867358249">
                <text:p>1.0046867358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384471567321">
                <text:p>1.003844715673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296820581432">
                <text:p>1.0029682058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206670548876">
                <text:p>1.002066705488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0113988966939">
                <text:p>1.001139889669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019184150404">
                <text:p>1.00019184150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093144600064">
                <text:p>1.00093144600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199732300341">
                <text:p>1.00199732300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9623705493">
                <text:p>1.00296237054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383277975398">
                <text:p>1.003832779753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0461622721227">
                <text:p>1.004616227212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0531787476644">
                <text:p>1.00531787476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594438757783">
                <text:p>1.00594438757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0650008286225">
                <text:p>1.00650008286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699078430062">
                <text:p>1.006990784300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0741832665087">
                <text:p>1.007418326650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778967867575">
                <text:p>1.00778967867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810787744303">
                <text:p>1.00810787744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837575406091">
                <text:p>1.00837575406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0859595079843">
                <text:p>1.00859595079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0877256837443">
                <text:p>1.0087725683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890783262877">
                <text:p>1.008907832628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0900382752536">
                <text:p>1.009003827525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0906560770615">
                <text:p>1.009065607706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0909180226275">
                <text:p>1.00909180226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0908713748478">
                <text:p>1.009087137484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0905309088355">
                <text:p>1.00905309088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898959902529">
                <text:p>1.00898959902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0890089916379">
                <text:p>1.00890089916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878674756319">
                <text:p>1.00878674756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864969359653">
                <text:p>1.00864969359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849077175413">
                <text:p>1.008490771754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831095904304">
                <text:p>1.0083109590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811250461909">
                <text:p>1.008112504619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789622401842">
                <text:p>1.00789622401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766160152516">
                <text:p>1.00766160152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741196169416">
                <text:p>1.00741196169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714669105222">
                <text:p>1.007146691052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86644681292">
                <text:p>1.0068664468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657428653637">
                <text:p>1.006574286536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626830242919">
                <text:p>1.00626830242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595142806023">
                <text:p>1.00595142806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562293786886">
                <text:p>1.005622937868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528445215094">
                <text:p>1.00528445215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493637063539">
                <text:p>1.004936370635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457795093376">
                <text:p>1.004577950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421181626987">
                <text:p>1.00421181626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0383717468795">
                <text:p>1.003837174687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034543560755">
                <text:p>1.00345435607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0306581009855">
                <text:p>1.003065810098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266965000142">
                <text:p>1.002669650001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0226616473698">
                <text:p>1.002266164736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0185768814869">
                <text:p>1.00185768814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0144441049679">
                <text:p>1.00144441049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10255092928">
                <text:p>1.0010255092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651cm" xlink:href=".." xlink:type="simple" chart:class="chart:line" chart:style-name="ch1">
        <chart:legend chart:legend-position="end" svg:x="13.068cm" svg:y="2.767cm" style:legend-expansion="high" chart:style-name="ch2"/>
        <chart:plot-area chart:style-name="ch3" table:cell-range-address="quick_sort.D1:quick_sort.D17 quick_sort.G1:quick_sort.G17 quick_sort.J1:quick_sort.J17 quick_sort.M1:quick_sort.M17" chart:data-source-has-labels="row" svg:x="0.32cm" svg:y="0.153cm" svg:width="12.428cm" svg:height="7.345cm">
          <chart:coordinate-region svg:x="1.524cm" svg:y="0.355cm" svg:width="11.033cm" svg:height="6.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sort.D2:quick_sort.D17" chart:label-cell-address="quick_sort.D1:quick_sort.D1" chart:class="chart:line">
            <chart:data-point chart:repeated="16"/>
          </chart:series>
          <chart:series chart:style-name="ch7" chart:values-cell-range-address="quick_sort.G2:quick_sort.G17" chart:label-cell-address="quick_sort.G1:quick_sort.G1" chart:class="chart:line">
            <chart:data-point chart:repeated="16"/>
          </chart:series>
          <chart:series chart:style-name="ch8" chart:values-cell-range-address="quick_sort.J2:quick_sort.J17" chart:label-cell-address="quick_sort.J1:quick_sort.J1" chart:class="chart:line">
            <chart:data-point chart:repeated="16"/>
          </chart:series>
          <chart:series chart:style-name="ch9" chart:values-cell-range-address="quick_sort.M2:quick_sort.M17" chart:label-cell-address="quick_sort.M1:quick_sort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15cm" svg:y="0.316cm" chart:style-name="ch2">
          <text:p>Quick_sort</text:p>
        </chart:title>
        <chart:legend chart:legend-position="end" svg:x="13.066cm" svg:y="3.444cm" style:legend-expansion="high" chart:style-name="ch3"/>
        <chart:plot-area chart:style-name="ch4" table:cell-range-address="quick_sort.D1:quick_sort.D17 quick_sort.G1:quick_sort.G17 quick_sort.J1:quick_sort.J17 quick_sort.M1:quick_sort.M17" chart:data-source-has-labels="row" svg:x="0.319cm" svg:y="1.301cm" svg:width="12.428cm" svg:height="7.524cm">
          <chart:coordinate-region svg:x="1.523cm" svg:y="1.503cm" svg:width="11.033cm" svg:height="6.66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sort.D2:quick_sort.D17" chart:label-cell-address="quick_sort.D1:quick_sort.D1" chart:class="chart:line">
            <chart:data-point chart:repeated="16"/>
          </chart:series>
          <chart:series chart:style-name="ch8" chart:values-cell-range-address="quick_sort.G2:quick_sort.G17" chart:label-cell-address="quick_sort.G1:quick_sort.G1" chart:class="chart:line">
            <chart:data-point chart:repeated="16"/>
          </chart:series>
          <chart:series chart:style-name="ch9" chart:values-cell-range-address="quick_sort.J2:quick_sort.J17" chart:label-cell-address="quick_sort.J1:quick_sort.J1" chart:class="chart:line">
            <chart:data-point chart:repeated="16"/>
          </chart:series>
          <chart:series chart:style-name="ch10" chart:values-cell-range-address="quick_sort.M2:quick_sort.M17" chart:label-cell-address="quick_sort.M1:quick_sort.M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quick_sort.D1:quick_sort.D1</svg:desc>
                </draw:g>
              </table:table-cell>
              <table:table-cell office:value-type="string">
                <text:p>avg_cmp</text:p>
                <draw:g>
                  <svg:desc>quick_sort.G1:quick_sort.G1</svg:desc>
                </draw:g>
              </table:table-cell>
              <table:table-cell office:value-type="string">
                <text:p>avg_read</text:p>
                <draw:g>
                  <svg:desc>quick_sort.J1:quick_sort.J1</svg:desc>
                </draw:g>
              </table:table-cell>
              <table:table-cell office:value-type="string">
                <text:p>n*log(n)</text:p>
                <draw:g>
                  <svg:desc>quick_sort.M1:quick_sor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">
                <text:p>279</text:p>
                <draw:g>
                  <svg:desc>quick_sort.D2:quick_sort.D17</svg:desc>
                </draw:g>
              </table:table-cell>
              <table:table-cell office:value-type="float" office:value="359">
                <text:p>359</text:p>
                <draw:g>
                  <svg:desc>quick_sort.G2:quick_sort.G17</svg:desc>
                </draw:g>
              </table:table-cell>
              <table:table-cell office:value-type="float" office:value="959">
                <text:p>959</text:p>
                <draw:g>
                  <svg:desc>quick_sort.J2:quick_sort.J17</svg:desc>
                </draw:g>
              </table:table-cell>
              <table:table-cell office:value-type="float" office:value="384">
                <text:p>384</text:p>
                <draw:g>
                  <svg:desc>quick_sort.M2:quick_sort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906">
                <text:p>906</text:p>
              </table:table-cell>
              <table:table-cell office:value-type="float" office:value="2062">
                <text:p>206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3">
                <text:p>783</text:p>
              </table:table-cell>
              <table:table-cell office:value-type="float" office:value="1489">
                <text:p>1489</text:p>
              </table:table-cell>
              <table:table-cell office:value-type="float" office:value="3182">
                <text:p>318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5">
                <text:p>1075</text:p>
              </table:table-cell>
              <table:table-cell office:value-type="float" office:value="2140">
                <text:p>2140</text:p>
              </table:table-cell>
              <table:table-cell office:value-type="float" office:value="4455">
                <text:p>445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5">
                <text:p>1245</text:p>
              </table:table-cell>
              <table:table-cell office:value-type="float" office:value="2492">
                <text:p>2492</text:p>
              </table:table-cell>
              <table:table-cell office:value-type="float" office:value="5200">
                <text:p>5200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96">
                <text:p>1896</text:p>
              </table:table-cell>
              <table:table-cell office:value-type="float" office:value="3434">
                <text:p>3434</text:p>
              </table:table-cell>
              <table:table-cell office:value-type="float" office:value="7480">
                <text:p>7480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9">
                <text:p>2099</text:p>
              </table:table-cell>
              <table:table-cell office:value-type="float" office:value="4091">
                <text:p>4091</text:p>
              </table:table-cell>
              <table:table-cell office:value-type="float" office:value="8575">
                <text:p>8575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0">
                <text:p>2720</text:p>
              </table:table-cell>
              <table:table-cell office:value-type="float" office:value="4778">
                <text:p>4778</text:p>
              </table:table-cell>
              <table:table-cell office:value-type="float" office:value="10563">
                <text:p>10563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8">
                <text:p>3318</text:p>
              </table:table-cell>
              <table:table-cell office:value-type="float" office:value="5722">
                <text:p>5722</text:p>
              </table:table-cell>
              <table:table-cell office:value-type="float" office:value="12735">
                <text:p>1273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80">
                <text:p>3980</text:p>
              </table:table-cell>
              <table:table-cell office:value-type="float" office:value="6536">
                <text:p>6536</text:p>
              </table:table-cell>
              <table:table-cell office:value-type="float" office:value="14914">
                <text:p>14914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35">
                <text:p>3935</text:p>
              </table:table-cell>
              <table:table-cell office:value-type="float" office:value="6862">
                <text:p>6862</text:p>
              </table:table-cell>
              <table:table-cell office:value-type="float" office:value="15200">
                <text:p>15200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8">
                <text:p>4198</text:p>
              </table:table-cell>
              <table:table-cell office:value-type="float" office:value="7652">
                <text:p>7652</text:p>
              </table:table-cell>
              <table:table-cell office:value-type="float" office:value="16562">
                <text:p>1656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89">
                <text:p>5089</text:p>
              </table:table-cell>
              <table:table-cell office:value-type="float" office:value="9143">
                <text:p>9143</text:p>
              </table:table-cell>
              <table:table-cell office:value-type="float" office:value="19878">
                <text:p>19878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86">
                <text:p>5286</text:p>
              </table:table-cell>
              <table:table-cell office:value-type="float" office:value="9097">
                <text:p>9097</text:p>
              </table:table-cell>
              <table:table-cell office:value-type="float" office:value="20263">
                <text:p>20263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4">
                <text:p>6034</text:p>
              </table:table-cell>
              <table:table-cell office:value-type="float" office:value="10363">
                <text:p>10363</text:p>
              </table:table-cell>
              <table:table-cell office:value-type="float" office:value="23069">
                <text:p>2306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44">
                <text:p>5744</text:p>
              </table:table-cell>
              <table:table-cell office:value-type="float" office:value="10786">
                <text:p>10786</text:p>
              </table:table-cell>
              <table:table-cell office:value-type="float" office:value="22957">
                <text:p>22957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236cm" svg:height="7.376cm" xlink:href=".." xlink:type="simple" chart:class="chart:line" chart:style-name="ch1">
        <chart:title svg:x="5.582cm" svg:y="0.283cm" chart:style-name="ch2">
          <text:p>Tree Sort</text:p>
        </chart:title>
        <chart:subtitle svg:x="5.606cm" svg:y="1.235cm" chart:style-name="ch3">
          <text:p>1000 Tests</text:p>
        </chart:subtitle>
        <chart:legend chart:legend-position="end" svg:x="10.431cm" svg:y="3.134cm" style:legend-expansion="high" chart:style-name="ch4"/>
        <chart:plot-area chart:style-name="ch5" table:cell-range-address="quick_vs_tree.J40:quick_vs_tree.J56 quick_vs_tree.M40:quick_vs_tree.M56" chart:data-source-has-labels="row" svg:x="0.264cm" svg:y="2.039cm" svg:width="9.903cm" svg:height="5.19cm">
          <chart:coordinate-region svg:x="1.468cm" svg:y="2.241cm" svg:width="8.507cm" svg:height="4.335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quick_vs_tree.J41:quick_vs_tree.J56" chart:label-cell-address="quick_vs_tree.J40:quick_vs_tree.J40" chart:class="chart:line">
            <chart:data-point chart:repeated="16"/>
          </chart:series>
          <chart:series chart:style-name="ch9" chart:values-cell-range-address="quick_vs_tree.M41:quick_vs_tree.M56" chart:label-cell-address="quick_vs_tree.M40:quick_vs_tree.M4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J40:quick_vs_tree.J40</svg:desc>
                </draw:g>
              </table:table-cell>
              <table:table-cell office:value-type="string">
                <text:p>n*log(n)</text:p>
                <draw:g>
                  <svg:desc>quick_vs_tree.M40:quick_vs_tree.M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38">
                <text:p>126.38</text:p>
                <draw:g>
                  <svg:desc>quick_vs_tree.J41:quick_vs_tree.J56</svg:desc>
                </draw:g>
              </table:table-cell>
              <table:table-cell office:value-type="float" office:value="384">
                <text:p>384</text:p>
                <draw:g>
                  <svg:desc>quick_vs_tree.M41:quick_vs_tree.M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.708">
                <text:p>253.70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.055">
                <text:p>381.055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8.413">
                <text:p>508.413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.756">
                <text:p>635.756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2.883">
                <text:p>762.883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.087">
                <text:p>890.087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7.31">
                <text:p>1017.31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4.62">
                <text:p>1144.62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2.57">
                <text:p>1272.57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.5">
                <text:p>1399.5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6.2">
                <text:p>1526.2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2.45">
                <text:p>1652.45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8.78">
                <text:p>1778.78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5.19">
                <text:p>1905.19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1.32">
                <text:p>2031.32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98cm" svg:height="7.463cm" xlink:href=".." xlink:type="simple" chart:class="chart:line" chart:style-name="ch1">
        <chart:title svg:x="5.636cm" svg:y="0.285cm" chart:style-name="ch2">
          <text:p>Quick Sort</text:p>
        </chart:title>
        <chart:legend chart:legend-position="end" svg:x="10.793cm" svg:y="3.177cm" style:legend-expansion="high" chart:style-name="ch3"/>
        <chart:plot-area chart:style-name="ch4" table:cell-range-address="quick_vs_tree.J59:quick_vs_tree.J75 quick_vs_tree.M59:quick_vs_tree.M75" chart:data-source-has-labels="row" svg:x="0.271cm" svg:y="1.239cm" svg:width="10.251cm" svg:height="6.075cm">
          <chart:coordinate-region svg:x="1.475cm" svg:y="1.441cm" svg:width="8.855cm" svg:height="5.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quick_vs_tree.J60:quick_vs_tree.J75" chart:label-cell-address="quick_vs_tree.J59:quick_vs_tree.J59" chart:class="chart:line">
            <chart:data-point chart:repeated="16"/>
          </chart:series>
          <chart:series chart:style-name="ch8" chart:values-cell-range-address="quick_vs_tree.M60:quick_vs_tree.M75" chart:label-cell-address="quick_vs_tree.M59:quick_vs_tree.M59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J59:quick_vs_tree.J59</svg:desc>
                </draw:g>
              </table:table-cell>
              <table:table-cell office:value-type="string">
                <text:p>n*log(n)</text:p>
                <draw:g>
                  <svg:desc>quick_vs_tree.M59:quick_vs_tree.M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2.787">
                <text:p>842.787</text:p>
                <draw:g>
                  <svg:desc>quick_vs_tree.J60:quick_vs_tree.J75</svg:desc>
                </draw:g>
              </table:table-cell>
              <table:table-cell office:value-type="float" office:value="384">
                <text:p>384</text:p>
                <draw:g>
                  <svg:desc>quick_vs_tree.M60:quick_vs_tree.M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1.99">
                <text:p>2031.9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5.91">
                <text:p>3355.91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67.85">
                <text:p>4767.85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32.66">
                <text:p>6232.66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45.66">
                <text:p>7745.66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20.71">
                <text:p>9320.71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32.4">
                <text:p>10932.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51.6">
                <text:p>12551.6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28.3">
                <text:p>14228.3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89.2">
                <text:p>15889.2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06.7">
                <text:p>17606.7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50.4">
                <text:p>19350.4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14.8">
                <text:p>21114.8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00.5">
                <text:p>22900.5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628.5">
                <text:p>24628.5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19cm" svg:height="7.355cm" xlink:href=".." xlink:type="simple" chart:class="chart:line" chart:style-name="ch1">
        <chart:legend chart:legend-position="end" svg:x="10.709cm" svg:y="2.619cm" style:legend-expansion="high" chart:style-name="ch2"/>
        <chart:plot-area chart:style-name="ch3" table:cell-range-address="quick_vs_tree.I78:quick_vs_tree.K94 quick_vs_tree.M78:quick_vs_tree.M94" chart:data-source-has-labels="row" svg:x="0.272cm" svg:y="0.147cm" svg:width="10.165cm" svg:height="7.061cm">
          <chart:coordinate-region svg:x="1.476cm" svg:y="0.349cm" svg:width="8.769cm" svg:height="6.2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vs_tree.I79:quick_vs_tree.I94" chart:label-cell-address="quick_vs_tree.I78:quick_vs_tree.I78" chart:class="chart:line">
            <chart:data-point chart:repeated="16"/>
          </chart:series>
          <chart:series chart:style-name="ch7" chart:values-cell-range-address="quick_vs_tree.J79:quick_vs_tree.J94" chart:label-cell-address="quick_vs_tree.J78:quick_vs_tree.J78" chart:class="chart:line">
            <chart:data-point chart:repeated="16"/>
          </chart:series>
          <chart:series chart:style-name="ch8" chart:values-cell-range-address="quick_vs_tree.K79:quick_vs_tree.K94" chart:label-cell-address="quick_vs_tree.K78:quick_vs_tree.K78" chart:class="chart:line">
            <chart:data-point chart:repeated="16"/>
          </chart:series>
          <chart:series chart:style-name="ch9" chart:values-cell-range-address="quick_vs_tree.M79:quick_vs_tree.M94" chart:label-cell-address="quick_vs_tree.M78:quick_vs_tree.M78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read</text:p>
                <draw:g>
                  <svg:desc>quick_vs_tree.I78:quick_vs_tree.I78</svg:desc>
                </draw:g>
              </table:table-cell>
              <table:table-cell office:value-type="string">
                <text:p>avg_read</text:p>
                <draw:g>
                  <svg:desc>quick_vs_tree.J78:quick_vs_tree.J78</svg:desc>
                </draw:g>
              </table:table-cell>
              <table:table-cell office:value-type="string">
                <text:p>max_read</text:p>
                <draw:g>
                  <svg:desc>quick_vs_tree.K78:quick_vs_tree.K78</svg:desc>
                </draw:g>
              </table:table-cell>
              <table:table-cell office:value-type="string">
                <text:p>n*log(n)</text:p>
                <draw:g>
                  <svg:desc>quick_vs_tree.M78:quick_vs_tree.M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0">
                <text:p>490</text:p>
                <draw:g>
                  <svg:desc>quick_vs_tree.I79:quick_vs_tree.I94</svg:desc>
                </draw:g>
              </table:table-cell>
              <table:table-cell office:value-type="float" office:value="496.488">
                <text:p>496.488</text:p>
                <draw:g>
                  <svg:desc>quick_vs_tree.J79:quick_vs_tree.J94</svg:desc>
                </draw:g>
              </table:table-cell>
              <table:table-cell office:value-type="float" office:value="499">
                <text:p>499</text:p>
                <draw:g>
                  <svg:desc>quick_vs_tree.K79:quick_vs_tree.K94</svg:desc>
                </draw:g>
              </table:table-cell>
              <table:table-cell office:value-type="float" office:value="1991.45">
                <text:p>1991.45</text:p>
                <draw:g>
                  <svg:desc>quick_vs_tree.M79:quick_vs_tree.M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6">
                <text:p>986</text:p>
              </table:table-cell>
              <table:table-cell office:value-type="float" office:value="993.349">
                <text:p>993.349</text:p>
              </table:table-cell>
              <table:table-cell office:value-type="float" office:value="999">
                <text:p>999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9">
                <text:p>1479</text:p>
              </table:table-cell>
              <table:table-cell office:value-type="float" office:value="1490.4">
                <text:p>1490.4</text:p>
              </table:table-cell>
              <table:table-cell office:value-type="float" office:value="1497">
                <text:p>1497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2">
                <text:p>1972</text:p>
              </table:table-cell>
              <table:table-cell office:value-type="float" office:value="1983.79">
                <text:p>1983.79</text:p>
              </table:table-cell>
              <table:table-cell office:value-type="float" office:value="1994">
                <text:p>1994</text:p>
              </table:table-cell>
              <table:table-cell office:value-type="float" office:value="9965.78">
                <text:p>9965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1">
                <text:p>2461</text:p>
              </table:table-cell>
              <table:table-cell office:value-type="float" office:value="2475.39">
                <text:p>2475.39</text:p>
              </table:table-cell>
              <table:table-cell office:value-type="float" office:value="2488">
                <text:p>2488</text:p>
              </table:table-cell>
              <table:table-cell office:value-type="float" office:value="12859.6">
                <text:p>128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9">
                <text:p>2949</text:p>
              </table:table-cell>
              <table:table-cell office:value-type="float" office:value="2965.13">
                <text:p>2965.13</text:p>
              </table:table-cell>
              <table:table-cell office:value-type="float" office:value="2984">
                <text:p>2984</text:p>
              </table:table-cell>
              <table:table-cell office:value-type="float" office:value="15826.1">
                <text:p>1582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9">
                <text:p>3429</text:p>
              </table:table-cell>
              <table:table-cell office:value-type="float" office:value="3453.05">
                <text:p>3453.05</text:p>
              </table:table-cell>
              <table:table-cell office:value-type="float" office:value="3474">
                <text:p>3474</text:p>
              </table:table-cell>
              <table:table-cell office:value-type="float" office:value="18853">
                <text:p>1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19">
                <text:p>3919</text:p>
              </table:table-cell>
              <table:table-cell office:value-type="float" office:value="3939.2">
                <text:p>3939.2</text:p>
              </table:table-cell>
              <table:table-cell office:value-type="float" office:value="3961">
                <text:p>3961</text:p>
              </table:table-cell>
              <table:table-cell office:value-type="float" office:value="21931.6">
                <text:p>2193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5">
                <text:p>4395</text:p>
              </table:table-cell>
              <table:table-cell office:value-type="float" office:value="4423.49">
                <text:p>4423.49</text:p>
              </table:table-cell>
              <table:table-cell office:value-type="float" office:value="4448">
                <text:p>4448</text:p>
              </table:table-cell>
              <table:table-cell office:value-type="float" office:value="25055.3">
                <text:p>2505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73">
                <text:p>4873</text:p>
              </table:table-cell>
              <table:table-cell office:value-type="float" office:value="4906.08">
                <text:p>4906.08</text:p>
              </table:table-cell>
              <table:table-cell office:value-type="float" office:value="4932">
                <text:p>4932</text:p>
              </table:table-cell>
              <table:table-cell office:value-type="float" office:value="28219.3">
                <text:p>2821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51">
                <text:p>5351</text:p>
              </table:table-cell>
              <table:table-cell office:value-type="float" office:value="5386.51">
                <text:p>5386.51</text:p>
              </table:table-cell>
              <table:table-cell office:value-type="float" office:value="5415">
                <text:p>5415</text:p>
              </table:table-cell>
              <table:table-cell office:value-type="float" office:value="31419.3">
                <text:p>3141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32">
                <text:p>5832</text:p>
              </table:table-cell>
              <table:table-cell office:value-type="float" office:value="5865.63">
                <text:p>5865.63</text:p>
              </table:table-cell>
              <table:table-cell office:value-type="float" office:value="5894">
                <text:p>5894</text:p>
              </table:table-cell>
              <table:table-cell office:value-type="float" office:value="34652.2">
                <text:p>3465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08">
                <text:p>6308</text:p>
              </table:table-cell>
              <table:table-cell office:value-type="float" office:value="6343.24">
                <text:p>6343.24</text:p>
              </table:table-cell>
              <table:table-cell office:value-type="float" office:value="6389">
                <text:p>6389</text:p>
              </table:table-cell>
              <table:table-cell office:value-type="float" office:value="37915.2">
                <text:p>3791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76">
                <text:p>6776</text:p>
              </table:table-cell>
              <table:table-cell office:value-type="float" office:value="6818.45">
                <text:p>6818.45</text:p>
              </table:table-cell>
              <table:table-cell office:value-type="float" office:value="6856">
                <text:p>6856</text:p>
              </table:table-cell>
              <table:table-cell office:value-type="float" office:value="41206">
                <text:p>41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42">
                <text:p>7242</text:p>
              </table:table-cell>
              <table:table-cell office:value-type="float" office:value="7292.25">
                <text:p>7292.25</text:p>
              </table:table-cell>
              <table:table-cell office:value-type="float" office:value="7335">
                <text:p>7335</text:p>
              </table:table-cell>
              <table:table-cell office:value-type="float" office:value="44522.5">
                <text:p>445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13">
                <text:p>7713</text:p>
              </table:table-cell>
              <table:table-cell office:value-type="float" office:value="7764.48">
                <text:p>7764.48</text:p>
              </table:table-cell>
              <table:table-cell office:value-type="float" office:value="7804">
                <text:p>7804</text:p>
              </table:table-cell>
              <table:table-cell office:value-type="float" office:value="47863.1">
                <text:p>47863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1cm" svg:height="7.484cm" xlink:href=".." xlink:type="simple" chart:class="chart:line" chart:style-name="ch1">
        <chart:legend chart:legend-position="end" svg:x="10.9cm" svg:y="2.684cm" style:legend-expansion="high" chart:style-name="ch2"/>
        <chart:plot-area chart:style-name="ch3" table:cell-range-address="quick_vs_tree.I96:quick_vs_tree.K112 quick_vs_tree.M96:quick_vs_tree.M112" chart:data-source-has-labels="row" svg:x="0.276cm" svg:y="0.149cm" svg:width="10.348cm" svg:height="7.186cm">
          <chart:coordinate-region svg:x="1.67cm" svg:y="0.351cm" svg:width="8.763cm" svg:height="6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uick_vs_tree.I97:quick_vs_tree.I112" chart:label-cell-address="quick_vs_tree.I96:quick_vs_tree.I96" chart:class="chart:line">
            <chart:data-point chart:repeated="16"/>
          </chart:series>
          <chart:series chart:style-name="ch7" chart:values-cell-range-address="quick_vs_tree.J97:quick_vs_tree.J112" chart:label-cell-address="quick_vs_tree.J96:quick_vs_tree.J96" chart:class="chart:line">
            <chart:data-point chart:repeated="16"/>
          </chart:series>
          <chart:series chart:style-name="ch8" chart:values-cell-range-address="quick_vs_tree.K97:quick_vs_tree.K112" chart:label-cell-address="quick_vs_tree.K96:quick_vs_tree.K96" chart:class="chart:line">
            <chart:data-point chart:repeated="16"/>
          </chart:series>
          <chart:series chart:style-name="ch9" chart:values-cell-range-address="quick_vs_tree.M97:quick_vs_tree.M112" chart:label-cell-address="quick_vs_tree.M96:quick_vs_tree.M96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read</text:p>
                <draw:g>
                  <svg:desc>quick_vs_tree.I96:quick_vs_tree.I96</svg:desc>
                </draw:g>
              </table:table-cell>
              <table:table-cell office:value-type="string">
                <text:p>avg_read</text:p>
                <draw:g>
                  <svg:desc>quick_vs_tree.J96:quick_vs_tree.J96</svg:desc>
                </draw:g>
              </table:table-cell>
              <table:table-cell office:value-type="string">
                <text:p>max_read</text:p>
                <draw:g>
                  <svg:desc>quick_vs_tree.K96:quick_vs_tree.K96</svg:desc>
                </draw:g>
              </table:table-cell>
              <table:table-cell office:value-type="string">
                <text:p>n*log(n)</text:p>
                <draw:g>
                  <svg:desc>quick_vs_tree.M96:quick_vs_tree.M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9">
                <text:p>3879</text:p>
                <draw:g>
                  <svg:desc>quick_vs_tree.I97:quick_vs_tree.I112</svg:desc>
                </draw:g>
              </table:table-cell>
              <table:table-cell office:value-type="float" office:value="4617.21">
                <text:p>4617.21</text:p>
                <draw:g>
                  <svg:desc>quick_vs_tree.J97:quick_vs_tree.J112</svg:desc>
                </draw:g>
              </table:table-cell>
              <table:table-cell office:value-type="float" office:value="5975">
                <text:p>5975</text:p>
                <draw:g>
                  <svg:desc>quick_vs_tree.K97:quick_vs_tree.K112</svg:desc>
                </draw:g>
              </table:table-cell>
              <table:table-cell office:value-type="float" office:value="1991.45">
                <text:p>1991.45</text:p>
                <draw:g>
                  <svg:desc>quick_vs_tree.M97:quick_vs_tree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97">
                <text:p>8897</text:p>
              </table:table-cell>
              <table:table-cell office:value-type="float" office:value="10623.9">
                <text:p>10623.9</text:p>
              </table:table-cell>
              <table:table-cell office:value-type="float" office:value="13293">
                <text:p>13293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69">
                <text:p>14769</text:p>
              </table:table-cell>
              <table:table-cell office:value-type="float" office:value="17163.6">
                <text:p>17163.6</text:p>
              </table:table-cell>
              <table:table-cell office:value-type="float" office:value="22500">
                <text:p>22500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73">
                <text:p>20673</text:p>
              </table:table-cell>
              <table:table-cell office:value-type="float" office:value="24017.5">
                <text:p>24017.5</text:p>
              </table:table-cell>
              <table:table-cell office:value-type="float" office:value="30249">
                <text:p>30249</text:p>
              </table:table-cell>
              <table:table-cell office:value-type="float" office:value="9965.78">
                <text:p>9965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03">
                <text:p>27303</text:p>
              </table:table-cell>
              <table:table-cell office:value-type="float" office:value="31183.2">
                <text:p>31183.2</text:p>
              </table:table-cell>
              <table:table-cell office:value-type="float" office:value="40633">
                <text:p>40633</text:p>
              </table:table-cell>
              <table:table-cell office:value-type="float" office:value="12859.6">
                <text:p>1285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36">
                <text:p>33336</text:p>
              </table:table-cell>
              <table:table-cell office:value-type="float" office:value="38343.7">
                <text:p>38343.7</text:p>
              </table:table-cell>
              <table:table-cell office:value-type="float" office:value="49209">
                <text:p>49209</text:p>
              </table:table-cell>
              <table:table-cell office:value-type="float" office:value="15826.1">
                <text:p>1582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87">
                <text:p>39987</text:p>
              </table:table-cell>
              <table:table-cell office:value-type="float" office:value="45974.6">
                <text:p>45974.6</text:p>
              </table:table-cell>
              <table:table-cell office:value-type="float" office:value="57885">
                <text:p>57885</text:p>
              </table:table-cell>
              <table:table-cell office:value-type="float" office:value="18853">
                <text:p>1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204">
                <text:p>47204</text:p>
              </table:table-cell>
              <table:table-cell office:value-type="float" office:value="53475.7">
                <text:p>53475.7</text:p>
              </table:table-cell>
              <table:table-cell office:value-type="float" office:value="68310">
                <text:p>68310</text:p>
              </table:table-cell>
              <table:table-cell office:value-type="float" office:value="21931.6">
                <text:p>2193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103">
                <text:p>54103</text:p>
              </table:table-cell>
              <table:table-cell office:value-type="float" office:value="61121.6">
                <text:p>61121.6</text:p>
              </table:table-cell>
              <table:table-cell office:value-type="float" office:value="76395">
                <text:p>76395</text:p>
              </table:table-cell>
              <table:table-cell office:value-type="float" office:value="25055.3">
                <text:p>2505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197">
                <text:p>60197</text:p>
              </table:table-cell>
              <table:table-cell office:value-type="float" office:value="69351.4">
                <text:p>69351.4</text:p>
              </table:table-cell>
              <table:table-cell office:value-type="float" office:value="84933">
                <text:p>84933</text:p>
              </table:table-cell>
              <table:table-cell office:value-type="float" office:value="28219.3">
                <text:p>28219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257">
                <text:p>68257</text:p>
              </table:table-cell>
              <table:table-cell office:value-type="float" office:value="77331">
                <text:p>77331</text:p>
              </table:table-cell>
              <table:table-cell office:value-type="float" office:value="103129">
                <text:p>103129</text:p>
              </table:table-cell>
              <table:table-cell office:value-type="float" office:value="31419.3">
                <text:p>3141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87">
                <text:p>75087</text:p>
              </table:table-cell>
              <table:table-cell office:value-type="float" office:value="85284.5">
                <text:p>85284.5</text:p>
              </table:table-cell>
              <table:table-cell office:value-type="float" office:value="106113">
                <text:p>106113</text:p>
              </table:table-cell>
              <table:table-cell office:value-type="float" office:value="34652.2">
                <text:p>3465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458">
                <text:p>82458</text:p>
              </table:table-cell>
              <table:table-cell office:value-type="float" office:value="93292.7">
                <text:p>93292.7</text:p>
              </table:table-cell>
              <table:table-cell office:value-type="float" office:value="119780">
                <text:p>119780</text:p>
              </table:table-cell>
              <table:table-cell office:value-type="float" office:value="37915.2">
                <text:p>3791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418">
                <text:p>89418</text:p>
              </table:table-cell>
              <table:table-cell office:value-type="float" office:value="101335">
                <text:p>101335</text:p>
              </table:table-cell>
              <table:table-cell office:value-type="float" office:value="141299">
                <text:p>141299</text:p>
              </table:table-cell>
              <table:table-cell office:value-type="float" office:value="41206">
                <text:p>41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83">
                <text:p>97983</text:p>
              </table:table-cell>
              <table:table-cell office:value-type="float" office:value="110219">
                <text:p>110219</text:p>
              </table:table-cell>
              <table:table-cell office:value-type="float" office:value="139101">
                <text:p>139101</text:p>
              </table:table-cell>
              <table:table-cell office:value-type="float" office:value="44522.5">
                <text:p>4452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815">
                <text:p>105815</text:p>
              </table:table-cell>
              <table:table-cell office:value-type="float" office:value="118064">
                <text:p>118064</text:p>
              </table:table-cell>
              <table:table-cell office:value-type="float" office:value="154688">
                <text:p>154688</text:p>
              </table:table-cell>
              <table:table-cell office:value-type="float" office:value="47863.1">
                <text:p>47863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44cm" svg:height="13.335cm" xlink:href=".." xlink:type="simple" chart:class="chart:line" chart:style-name="ch1">
        <chart:legend chart:legend-position="end" svg:x="20.612cm" svg:y="6.113cm" style:legend-expansion="high" chart:style-name="ch2"/>
        <chart:plot-area chart:style-name="ch3" table:cell-range-address="merge_sort.H1:merge_sort.H101 merge_sort.J1:merge_sort.J101" chart:data-source-has-labels="row" svg:x="0.492cm" svg:y="0.266cm" svg:width="19.628cm" svg:height="12.803cm">
          <chart:coordinate-region svg:x="1.696cm" svg:y="0.468cm" svg:width="18.424cm" svg:height="11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ge_sort.H2:merge_sort.H101" chart:label-cell-address="merge_sort.H1:merge_sort.H1" chart:class="chart:line">
            <chart:data-point chart:repeated="100"/>
          </chart:series>
          <chart:series chart:style-name="ch7" chart:values-cell-range-address="merge_sort.J2:merge_sort.J101" chart:label-cell-address="merge_sort.J1:merge_sort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52cm" svg:height="7.612cm" xlink:href=".." xlink:type="simple" chart:class="chart:line" chart:style-name="ch1">
        <chart:title svg:x="5.94cm" svg:y="0.288cm" chart:style-name="ch2">
          <text:p>Tree Sort</text:p>
        </chart:title>
        <chart:subtitle svg:x="6.07cm" svg:y="1.245cm" chart:style-name="ch3">
          <text:p>100 Tests</text:p>
        </chart:subtitle>
        <chart:legend chart:legend-position="end" svg:x="11.147cm" svg:y="3.252cm" style:legend-expansion="high" chart:style-name="ch4"/>
        <chart:plot-area chart:style-name="ch5" table:cell-range-address="quick_vs_tree.J1:quick_vs_tree.J17 quick_vs_tree.M1:quick_vs_tree.M17" chart:data-source-has-labels="row" svg:x="0.279cm" svg:y="2.054cm" svg:width="10.589cm" svg:height="5.406cm">
          <chart:coordinate-region svg:x="1.483cm" svg:y="2.256cm" svg:width="9.193cm" svg:height="4.55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quick_vs_tree.J2:quick_vs_tree.J17" chart:label-cell-address="quick_vs_tree.J1:quick_vs_tree.J1" chart:class="chart:line">
            <chart:data-point chart:repeated="16"/>
          </chart:series>
          <chart:series chart:style-name="ch9" chart:values-cell-range-address="quick_vs_tree.M2:quick_vs_tree.M17" chart:label-cell-address="quick_vs_tree.M1:quick_vs_tree.M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J1:quick_vs_tree.J1</svg:desc>
                </draw:g>
              </table:table-cell>
              <table:table-cell office:value-type="string">
                <text:p>n*log(n)</text:p>
                <draw:g>
                  <svg:desc>quick_vs_tree.M1:quick_vs_tre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41">
                <text:p>126.41</text:p>
                <draw:g>
                  <svg:desc>quick_vs_tree.J2:quick_vs_tree.J17</svg:desc>
                </draw:g>
              </table:table-cell>
              <table:table-cell office:value-type="float" office:value="384">
                <text:p>384</text:p>
                <draw:g>
                  <svg:desc>quick_vs_tree.M2:quick_vs_tree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.55">
                <text:p>253.5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.16">
                <text:p>381.16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8.56">
                <text:p>508.56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5.81">
                <text:p>635.81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2.52">
                <text:p>762.52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.07">
                <text:p>890.07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7.34">
                <text:p>1017.34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45.05">
                <text:p>1145.0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2.17">
                <text:p>1272.17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9.55">
                <text:p>1399.55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6.46">
                <text:p>1526.46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2.29">
                <text:p>1652.29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8.44">
                <text:p>1778.44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04.82">
                <text:p>1904.82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0.35">
                <text:p>2030.35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9cm" svg:height="7.526cm" xlink:href=".." xlink:type="simple" chart:class="chart:line" chart:style-name="ch1">
        <chart:title svg:x="5.732cm" svg:y="0.286cm" chart:style-name="ch2">
          <text:p>Quick Sort</text:p>
        </chart:title>
        <chart:subtitle svg:x="6.084cm" svg:y="1.241cm" chart:style-name="ch3">
          <text:p>100 Test</text:p>
        </chart:subtitle>
        <chart:legend chart:legend-position="end" svg:x="10.985cm" svg:y="3.209cm" style:legend-expansion="high" chart:style-name="ch4"/>
        <chart:plot-area chart:style-name="ch5" table:cell-range-address="quick_vs_tree.J20:quick_vs_tree.J36 quick_vs_tree.M20:quick_vs_tree.M36" chart:data-source-has-labels="row" svg:x="0.275cm" svg:y="2.048cm" svg:width="10.435cm" svg:height="5.328cm">
          <chart:coordinate-region svg:x="1.479cm" svg:y="2.25cm" svg:width="9.039cm" svg:height="4.47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quick_vs_tree.J21:quick_vs_tree.J36" chart:label-cell-address="quick_vs_tree.J20:quick_vs_tree.J20" chart:class="chart:line">
            <chart:data-point chart:repeated="16"/>
          </chart:series>
          <chart:series chart:style-name="ch9" chart:values-cell-range-address="quick_vs_tree.M21:quick_vs_tree.M36" chart:label-cell-address="quick_vs_tree.M20:quick_vs_tree.M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read</text:p>
                <draw:g>
                  <svg:desc>quick_vs_tree.J20:quick_vs_tree.J20</svg:desc>
                </draw:g>
              </table:table-cell>
              <table:table-cell office:value-type="string">
                <text:p>n*log(n)</text:p>
                <draw:g>
                  <svg:desc>quick_vs_tree.M20:quick_vs_tree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6.27">
                <text:p>846.27</text:p>
                <draw:g>
                  <svg:desc>quick_vs_tree.J21:quick_vs_tree.J36</svg:desc>
                </draw:g>
              </table:table-cell>
              <table:table-cell office:value-type="float" office:value="384">
                <text:p>384</text:p>
                <draw:g>
                  <svg:desc>quick_vs_tree.M21:quick_vs_tree.M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7.87">
                <text:p>2017.8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3.32">
                <text:p>3333.32</text:p>
              </table:table-cell>
              <table:table-cell office:value-type="float" office:value="1456.31">
                <text:p>1456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2.07">
                <text:p>4722.0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6.04">
                <text:p>6146.04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43.07">
                <text:p>7743.07</text:p>
              </table:table-cell>
              <table:table-cell office:value-type="float" office:value="3296.63">
                <text:p>3296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57.6">
                <text:p>9357.6</text:p>
              </table:table-cell>
              <table:table-cell office:value-type="float" office:value="3945.7">
                <text:p>394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49.8">
                <text:p>10849.8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67.5">
                <text:p>12567.5</text:p>
              </table:table-cell>
              <table:table-cell office:value-type="float" office:value="5281.88">
                <text:p>5281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42.5">
                <text:p>14042.5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32.5">
                <text:p>15932.5</text:p>
              </table:table-cell>
              <table:table-cell office:value-type="float" office:value="6659.44">
                <text:p>6659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594.6">
                <text:p>17594.6</text:p>
              </table:table-cell>
              <table:table-cell office:value-type="float" office:value="7361.25">
                <text:p>736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13.4">
                <text:p>19313.4</text:p>
              </table:table-cell>
              <table:table-cell office:value-type="float" office:value="8070.77">
                <text:p>807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381.6">
                <text:p>21381.6</text:p>
              </table:table-cell>
              <table:table-cell office:value-type="float" office:value="8787.39">
                <text:p>8787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919.5">
                <text:p>22919.5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55.5">
                <text:p>24455.5</text:p>
              </table:table-cell>
              <table:table-cell office:value-type="float" office:value="10240">
                <text:p>102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31cm" svg:y="0.316cm" chart:style-name="ch2">
          <text:p>Insertion_sort</text:p>
        </chart:title>
        <chart:legend chart:legend-position="end" svg:x="10.192cm" svg:y="3.949cm" style:legend-expansion="high" chart:style-name="ch3"/>
        <chart:plot-area chart:style-name="ch4" table:cell-range-address="insertion_sort.D1:insertion_sort.D101 insertion_sort.F1:insertion_sort.F101" chart:data-source-has-labels="row" svg:x="0.32cm" svg:y="1.301cm" svg:width="9.552cm" svg:height="7.525cm">
          <chart:coordinate-region svg:x="1.333cm" svg:y="1.503cm" svg:width="8.483cm" svg:height="6.5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cm" svg:height="6.455cm" xlink:href=".." xlink:type="simple" chart:class="chart:line" chart:style-name="ch1">
        <chart:legend chart:legend-position="end" svg:x="8.433cm" svg:y="2.421cm" style:legend-expansion="high" chart:style-name="ch2"/>
        <chart:plot-area chart:style-name="ch3" table:cell-range-address="insertion_sort.C1:insertion_sort.E101" chart:data-source-has-labels="row" svg:x="0.229cm" svg:y="0.129cm" svg:width="7.975cm" svg:height="6.197cm">
          <chart:coordinate-region svg:x="1.242cm" svg:y="0.331cm" svg:width="6.962cm" svg:height="5.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C2:insertion_sort.C101" chart:label-cell-address="insertion_sort.C1:insertion_sort.C1" chart:class="chart:line">
            <chart:data-point chart:repeated="100"/>
          </chart:serie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E2:insertion_sort.E101" chart:label-cell-address="insertion_sort.E1:insertion_sort.E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swap</text:p>
                <draw:g>
                  <svg:desc>insertion_sort.C1:insertion_sort.C1</svg:desc>
                </draw:g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max_swap</text:p>
                <draw:g>
                  <svg:desc>insertion_sort.E1:insertion_sor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C2:insertion_sort.C101</svg:desc>
                </draw:g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E2:insertion_sor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121">
                <text:p>1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144">
                <text:p>1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69">
                <text:p>1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182">
                <text:p>18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196">
                <text:p>1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240">
                <text:p>24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">
                <text:p>143</text:p>
              </table:table-cell>
              <table:table-cell office:value-type="float" office:value="256">
                <text:p>25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272">
                <text:p>27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289">
                <text:p>28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7">
                <text:p>177</text:p>
              </table:table-cell>
              <table:table-cell office:value-type="float" office:value="306">
                <text:p>3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324">
                <text:p>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342">
                <text:p>3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9">
                <text:p>209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">
                <text:p>232</text:p>
              </table:table-cell>
              <table:table-cell office:value-type="float" office:value="380">
                <text:p>3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4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8">
                <text:p>248</text:p>
              </table:table-cell>
              <table:table-cell office:value-type="float" office:value="421">
                <text:p>42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">
                <text:p>261</text:p>
              </table:table-cell>
              <table:table-cell office:value-type="float" office:value="441">
                <text:p>441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">
                <text:p>301</text:p>
              </table:table-cell>
              <table:table-cell office:value-type="float" office:value="463">
                <text:p>46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">
                <text:p>294</text:p>
              </table:table-cell>
              <table:table-cell office:value-type="float" office:value="484">
                <text:p>48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7">
                <text:p>327</text:p>
              </table:table-cell>
              <table:table-cell office:value-type="float" office:value="506">
                <text:p>5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4">
                <text:p>324</text:p>
              </table:table-cell>
              <table:table-cell office:value-type="float" office:value="529">
                <text:p>52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">
                <text:p>350</text:p>
              </table:table-cell>
              <table:table-cell office:value-type="float" office:value="552">
                <text:p>55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">
                <text:p>331</text:p>
              </table:table-cell>
              <table:table-cell office:value-type="float" office:value="576">
                <text:p>57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">
                <text:p>366</text:p>
              </table:table-cell>
              <table:table-cell office:value-type="float" office:value="600">
                <text:p>6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625">
                <text:p>62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4">
                <text:p>414</text:p>
              </table:table-cell>
              <table:table-cell office:value-type="float" office:value="651">
                <text:p>6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5">
                <text:p>455</text:p>
              </table:table-cell>
              <table:table-cell office:value-type="float" office:value="677">
                <text:p>67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5">
                <text:p>455</text:p>
              </table:table-cell>
              <table:table-cell office:value-type="float" office:value="703">
                <text:p>70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6">
                <text:p>456</text:p>
              </table:table-cell>
              <table:table-cell office:value-type="float" office:value="728">
                <text:p>72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">
                <text:p>520</text:p>
              </table:table-cell>
              <table:table-cell office:value-type="float" office:value="757">
                <text:p>7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">
                <text:p>479</text:p>
              </table:table-cell>
              <table:table-cell office:value-type="float" office:value="785">
                <text:p>78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">
                <text:p>535</text:p>
              </table:table-cell>
              <table:table-cell office:value-type="float" office:value="812">
                <text:p>812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">
                <text:p>543</text:p>
              </table:table-cell>
              <table:table-cell office:value-type="float" office:value="840">
                <text:p>84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0">
                <text:p>580</text:p>
              </table:table-cell>
              <table:table-cell office:value-type="float" office:value="870">
                <text:p>87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3">
                <text:p>623</text:p>
              </table:table-cell>
              <table:table-cell office:value-type="float" office:value="902">
                <text:p>902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2">
                <text:p>632</text:p>
              </table:table-cell>
              <table:table-cell office:value-type="float" office:value="929">
                <text:p>929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">
                <text:p>627</text:p>
              </table:table-cell>
              <table:table-cell office:value-type="float" office:value="961">
                <text:p>96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2">
                <text:p>632</text:p>
              </table:table-cell>
              <table:table-cell office:value-type="float" office:value="991">
                <text:p>991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1024">
                <text:p>102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">
                <text:p>693</text:p>
              </table:table-cell>
              <table:table-cell office:value-type="float" office:value="1053">
                <text:p>105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6">
                <text:p>696</text:p>
              </table:table-cell>
              <table:table-cell office:value-type="float" office:value="1089">
                <text:p>108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9">
                <text:p>779</text:p>
              </table:table-cell>
              <table:table-cell office:value-type="float" office:value="1122">
                <text:p>112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4">
                <text:p>794</text:p>
              </table:table-cell>
              <table:table-cell office:value-type="float" office:value="1155">
                <text:p>1155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8">
                <text:p>818</text:p>
              </table:table-cell>
              <table:table-cell office:value-type="float" office:value="1193">
                <text:p>119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3">
                <text:p>813</text:p>
              </table:table-cell>
              <table:table-cell office:value-type="float" office:value="1223">
                <text:p>1223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3">
                <text:p>873</text:p>
              </table:table-cell>
              <table:table-cell office:value-type="float" office:value="1260">
                <text:p>126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8">
                <text:p>878</text:p>
              </table:table-cell>
              <table:table-cell office:value-type="float" office:value="1296">
                <text:p>1296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25">
                <text:p>925</text:p>
              </table:table-cell>
              <table:table-cell office:value-type="float" office:value="1333">
                <text:p>133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9">
                <text:p>979</text:p>
              </table:table-cell>
              <table:table-cell office:value-type="float" office:value="1368">
                <text:p>136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3">
                <text:p>953</text:p>
              </table:table-cell>
              <table:table-cell office:value-type="float" office:value="1406">
                <text:p>140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2">
                <text:p>992</text:p>
              </table:table-cell>
              <table:table-cell office:value-type="float" office:value="1444">
                <text:p>144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3">
                <text:p>973</text:p>
              </table:table-cell>
              <table:table-cell office:value-type="float" office:value="1482">
                <text:p>1482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8">
                <text:p>1078</text:p>
              </table:table-cell>
              <table:table-cell office:value-type="float" office:value="1521">
                <text:p>152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1">
                <text:p>1121</text:p>
              </table:table-cell>
              <table:table-cell office:value-type="float" office:value="1560">
                <text:p>156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0">
                <text:p>1140</text:p>
              </table:table-cell>
              <table:table-cell office:value-type="float" office:value="1599">
                <text:p>159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99">
                <text:p>1199</text:p>
              </table:table-cell>
              <table:table-cell office:value-type="float" office:value="1642">
                <text:p>1642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95">
                <text:p>1195</text:p>
              </table:table-cell>
              <table:table-cell office:value-type="float" office:value="1683">
                <text:p>168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86">
                <text:p>1186</text:p>
              </table:table-cell>
              <table:table-cell office:value-type="float" office:value="1720">
                <text:p>1720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">
                <text:p>1327</text:p>
              </table:table-cell>
              <table:table-cell office:value-type="float" office:value="1763">
                <text:p>1763</text:p>
              </table:table-cell>
              <table:table-cell office:value-type="float" office:value="2263">
                <text:p>22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84">
                <text:p>1284</text:p>
              </table:table-cell>
              <table:table-cell office:value-type="float" office:value="1807">
                <text:p>1807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48">
                <text:p>1348</text:p>
              </table:table-cell>
              <table:table-cell office:value-type="float" office:value="1850">
                <text:p>1850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6">
                <text:p>1396</text:p>
              </table:table-cell>
              <table:table-cell office:value-type="float" office:value="1893">
                <text:p>1893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8">
                <text:p>1398</text:p>
              </table:table-cell>
              <table:table-cell office:value-type="float" office:value="1936">
                <text:p>1936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3">
                <text:p>1443</text:p>
              </table:table-cell>
              <table:table-cell office:value-type="float" office:value="1982">
                <text:p>1982</text:p>
              </table:table-cell>
              <table:table-cell office:value-type="float" office:value="2501">
                <text:p>25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2">
                <text:p>1482</text:p>
              </table:table-cell>
              <table:table-cell office:value-type="float" office:value="2022">
                <text:p>2022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9">
                <text:p>1479</text:p>
              </table:table-cell>
              <table:table-cell office:value-type="float" office:value="2069">
                <text:p>2069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51">
                <text:p>1351</text:p>
              </table:table-cell>
              <table:table-cell office:value-type="float" office:value="2114">
                <text:p>2114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2">
                <text:p>1622</text:p>
              </table:table-cell>
              <table:table-cell office:value-type="float" office:value="2162">
                <text:p>2162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86">
                <text:p>1686</text:p>
              </table:table-cell>
              <table:table-cell office:value-type="float" office:value="2211">
                <text:p>2211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7">
                <text:p>1657</text:p>
              </table:table-cell>
              <table:table-cell office:value-type="float" office:value="2256">
                <text:p>225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43">
                <text:p>1743</text:p>
              </table:table-cell>
              <table:table-cell office:value-type="float" office:value="2305">
                <text:p>2305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33">
                <text:p>1733</text:p>
              </table:table-cell>
              <table:table-cell office:value-type="float" office:value="2354">
                <text:p>2354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98">
                <text:p>1798</text:p>
              </table:table-cell>
              <table:table-cell office:value-type="float" office:value="2400">
                <text:p>2400</text:p>
              </table:table-cell>
              <table:table-cell office:value-type="float" office:value="3132">
                <text:p>3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50">
                <text:p>1750</text:p>
              </table:table-cell>
              <table:table-cell office:value-type="float" office:value="2450">
                <text:p>2450</text:p>
              </table:table-cell>
              <table:table-cell office:value-type="float" office:value="3066">
                <text:p>30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47cm" svg:height="7.04cm" xlink:href=".." xlink:type="simple" chart:class="chart:line" chart:style-name="ch1">
        <chart:legend chart:legend-position="end" svg:x="9.154cm" svg:y="2.714cm" style:legend-expansion="high" chart:style-name="ch2"/>
        <chart:plot-area chart:style-name="ch3" table:cell-range-address="insertion_sort.G1:insertion_sort.I101" chart:data-source-has-labels="row" svg:x="0.234cm" svg:y="0.14cm" svg:width="8.686cm" svg:height="6.76cm">
          <chart:coordinate-region svg:x="1.438cm" svg:y="0.343cm" svg:width="7.482cm" svg:height="5.7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sertion_sort.G2:insertion_sort.G101" chart:label-cell-address="insertion_sort.G1:insertion_sort.G1" chart:class="chart:line">
            <chart:data-point chart:repeated="100"/>
          </chart:series>
          <chart:series chart:style-name="ch7" chart:values-cell-range-address="insertion_sort.H2:insertion_sort.H101" chart:label-cell-address="insertion_sort.H1:insertion_sort.H1" chart:class="chart:line">
            <chart:data-point chart:repeated="100"/>
          </chart:series>
          <chart:series chart:style-name="ch8" chart:values-cell-range-address="insertion_sort.I2:insertion_sort.I101" chart:label-cell-address="insertion_sort.I1:insertion_sort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op</text:p>
                <draw:g>
                  <svg:desc>insertion_sort.G1:insertion_sort.G1</svg:desc>
                </draw:g>
              </table:table-cell>
              <table:table-cell office:value-type="string">
                <text:p>avg_op</text:p>
                <draw:g>
                  <svg:desc>insertion_sort.H1:insertion_sort.H1</svg:desc>
                </draw:g>
              </table:table-cell>
              <table:table-cell office:value-type="string">
                <text:p>max_op</text:p>
                <draw:g>
                  <svg:desc>insertion_sort.I1:insertion_sort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nsertion_sort.G2:insertion_sort.G101</svg:desc>
                </draw:g>
              </table:table-cell>
              <table:table-cell office:value-type="float" office:value="2">
                <text:p>2</text:p>
                <draw:g>
                  <svg:desc>insertion_sort.H2:insertion_sort.H101</svg:desc>
                </draw:g>
              </table:table-cell>
              <table:table-cell office:value-type="float" office:value="2">
                <text:p>2</text:p>
                <draw:g>
                  <svg:desc>insertion_sort.I2:insertion_sort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163">
                <text:p>1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239">
                <text:p>23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282">
                <text:p>28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1">
                <text:p>151</text:p>
              </table:table-cell>
              <table:table-cell office:value-type="float" office:value="330">
                <text:p>33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">
                <text:p>144</text:p>
              </table:table-cell>
              <table:table-cell office:value-type="float" office:value="380">
                <text:p>38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433">
                <text:p>43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">
                <text:p>223</text:p>
              </table:table-cell>
              <table:table-cell office:value-type="float" office:value="491">
                <text:p>49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">
                <text:p>272</text:p>
              </table:table-cell>
              <table:table-cell office:value-type="float" office:value="552">
                <text:p>55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615">
                <text:p>61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6">
                <text:p>326</text:p>
              </table:table-cell>
              <table:table-cell office:value-type="float" office:value="683">
                <text:p>68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756">
                <text:p>756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">
                <text:p>398</text:p>
              </table:table-cell>
              <table:table-cell office:value-type="float" office:value="830">
                <text:p>830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4">
                <text:p>424</text:p>
              </table:table-cell>
              <table:table-cell office:value-type="float" office:value="910">
                <text:p>9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5">
                <text:p>485</text:p>
              </table:table-cell>
              <table:table-cell office:value-type="float" office:value="989">
                <text:p>989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0">
                <text:p>620</text:p>
              </table:table-cell>
              <table:table-cell office:value-type="float" office:value="1076">
                <text:p>1076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2">
                <text:p>632</text:p>
              </table:table-cell>
              <table:table-cell office:value-type="float" office:value="1168">
                <text:p>1168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9">
                <text:p>639</text:p>
              </table:table-cell>
              <table:table-cell office:value-type="float" office:value="1258">
                <text:p>12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2">
                <text:p>732</text:p>
              </table:table-cell>
              <table:table-cell office:value-type="float" office:value="1355">
                <text:p>1355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7">
                <text:p>837</text:p>
              </table:table-cell>
              <table:table-cell office:value-type="float" office:value="1454">
                <text:p>1454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2">
                <text:p>902</text:p>
              </table:table-cell>
              <table:table-cell office:value-type="float" office:value="1556">
                <text:p>1556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4">
                <text:p>1014</text:p>
              </table:table-cell>
              <table:table-cell office:value-type="float" office:value="1662">
                <text:p>1662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14">
                <text:p>1014</text:p>
              </table:table-cell>
              <table:table-cell office:value-type="float" office:value="1774">
                <text:p>1774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8">
                <text:p>1048</text:p>
              </table:table-cell>
              <table:table-cell office:value-type="float" office:value="1888">
                <text:p>1888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7">
                <text:p>1207</text:p>
              </table:table-cell>
              <table:table-cell office:value-type="float" office:value="2005">
                <text:p>200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3">
                <text:p>1273</text:p>
              </table:table-cell>
              <table:table-cell office:value-type="float" office:value="2126">
                <text:p>2126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0">
                <text:p>1360</text:p>
              </table:table-cell>
              <table:table-cell office:value-type="float" office:value="2250">
                <text:p>2250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6">
                <text:p>1486</text:p>
              </table:table-cell>
              <table:table-cell office:value-type="float" office:value="2378">
                <text:p>2378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2">
                <text:p>1462</text:p>
              </table:table-cell>
              <table:table-cell office:value-type="float" office:value="2508">
                <text:p>2508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8">
                <text:p>1628</text:p>
              </table:table-cell>
              <table:table-cell office:value-type="float" office:value="2639">
                <text:p>2639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1">
                <text:p>1731</text:p>
              </table:table-cell>
              <table:table-cell office:value-type="float" office:value="2779">
                <text:p>2779</text:p>
              </table:table-cell>
              <table:table-cell office:value-type="float" office:value="3807">
                <text:p>3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4">
                <text:p>1894</text:p>
              </table:table-cell>
              <table:table-cell office:value-type="float" office:value="2924">
                <text:p>2924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0">
                <text:p>1910</text:p>
              </table:table-cell>
              <table:table-cell office:value-type="float" office:value="3068">
                <text:p>3068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5">
                <text:p>2015</text:p>
              </table:table-cell>
              <table:table-cell office:value-type="float" office:value="3224">
                <text:p>322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3">
                <text:p>2113</text:p>
              </table:table-cell>
              <table:table-cell office:value-type="float" office:value="3369">
                <text:p>3369</text:p>
              </table:table-cell>
              <table:table-cell office:value-type="float" office:value="4625">
                <text:p>4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5">
                <text:p>2395</text:p>
              </table:table-cell>
              <table:table-cell office:value-type="float" office:value="3530">
                <text:p>3530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63">
                <text:p>2363</text:p>
              </table:table-cell>
              <table:table-cell office:value-type="float" office:value="3682">
                <text:p>3682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3846">
                <text:p>3846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87">
                <text:p>2587</text:p>
              </table:table-cell>
              <table:table-cell office:value-type="float" office:value="4013">
                <text:p>4013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66">
                <text:p>2766</text:p>
              </table:table-cell>
              <table:table-cell office:value-type="float" office:value="4182">
                <text:p>4182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0">
                <text:p>2650</text:p>
              </table:table-cell>
              <table:table-cell office:value-type="float" office:value="4356">
                <text:p>4356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87">
                <text:p>2887</text:p>
              </table:table-cell>
              <table:table-cell office:value-type="float" office:value="4528">
                <text:p>4528</text:p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72">
                <text:p>3172</text:p>
              </table:table-cell>
              <table:table-cell office:value-type="float" office:value="4713">
                <text:p>4713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  <table:table-cell office:value-type="float" office:value="4898">
                <text:p>489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6">
                <text:p>3546</text:p>
              </table:table-cell>
              <table:table-cell office:value-type="float" office:value="5090">
                <text:p>5090</text:p>
              </table:table-cell>
              <table:table-cell office:value-type="float" office:value="6628">
                <text:p>66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8">
                <text:p>3548</text:p>
              </table:table-cell>
              <table:table-cell office:value-type="float" office:value="5279">
                <text:p>5279</text:p>
              </table:table-cell>
              <table:table-cell office:value-type="float" office:value="6928">
                <text:p>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62">
                <text:p>3562</text:p>
              </table:table-cell>
              <table:table-cell office:value-type="float" office:value="5463">
                <text:p>5463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17">
                <text:p>4017</text:p>
              </table:table-cell>
              <table:table-cell office:value-type="float" office:value="5667">
                <text:p>5667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7">
                <text:p>3737</text:p>
              </table:table-cell>
              <table:table-cell office:value-type="float" office:value="5875">
                <text:p>587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31">
                <text:p>4131</text:p>
              </table:table-cell>
              <table:table-cell office:value-type="float" office:value="6070">
                <text:p>607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99">
                <text:p>4199</text:p>
              </table:table-cell>
              <table:table-cell office:value-type="float" office:value="6273">
                <text:p>6273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0">
                <text:p>4440</text:p>
              </table:table-cell>
              <table:table-cell office:value-type="float" office:value="6489">
                <text:p>6489</text:p>
              </table:table-cell>
              <table:table-cell office:value-type="float" office:value="8659">
                <text:p>8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3">
                <text:p>4773</text:p>
              </table:table-cell>
              <table:table-cell office:value-type="float" office:value="6717">
                <text:p>671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48">
                <text:p>4848</text:p>
              </table:table-cell>
              <table:table-cell office:value-type="float" office:value="6917">
                <text:p>6917</text:p>
              </table:table-cell>
              <table:table-cell office:value-type="float" office:value="9068">
                <text:p>90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10">
                <text:p>4810</text:p>
              </table:table-cell>
              <table:table-cell office:value-type="float" office:value="7148">
                <text:p>7148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62">
                <text:p>4862</text:p>
              </table:table-cell>
              <table:table-cell office:value-type="float" office:value="7366">
                <text:p>7366</text:p>
              </table:table-cell>
              <table:table-cell office:value-type="float" office:value="9532">
                <text:p>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8">
                <text:p>5328</text:p>
              </table:table-cell>
              <table:table-cell office:value-type="float" office:value="7601">
                <text:p>7601</text:p>
              </table:table-cell>
              <table:table-cell office:value-type="float" office:value="9716">
                <text:p>97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8">
                <text:p>5298</text:p>
              </table:table-cell>
              <table:table-cell office:value-type="float" office:value="7815">
                <text:p>781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36">
                <text:p>5336</text:p>
              </table:table-cell>
              <table:table-cell office:value-type="float" office:value="8070">
                <text:p>8070</text:p>
              </table:table-cell>
              <table:table-cell office:value-type="float" office:value="10272">
                <text:p>102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09">
                <text:p>5909</text:p>
              </table:table-cell>
              <table:table-cell office:value-type="float" office:value="8308">
                <text:p>8308</text:p>
              </table:table-cell>
              <table:table-cell office:value-type="float" office:value="10680">
                <text:p>10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31">
                <text:p>6031</text:p>
              </table:table-cell>
              <table:table-cell office:value-type="float" office:value="8547">
                <text:p>8547</text:p>
              </table:table-cell>
              <table:table-cell office:value-type="float" office:value="11259">
                <text:p>112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01">
                <text:p>6201</text:p>
              </table:table-cell>
              <table:table-cell office:value-type="float" office:value="8820">
                <text:p>8820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68">
                <text:p>6168</text:p>
              </table:table-cell>
              <table:table-cell office:value-type="float" office:value="9034">
                <text:p>9034</text:p>
              </table:table-cell>
              <table:table-cell office:value-type="float" office:value="11852">
                <text:p>118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90">
                <text:p>6590</text:p>
              </table:table-cell>
              <table:table-cell office:value-type="float" office:value="9305">
                <text:p>9305</text:p>
              </table:table-cell>
              <table:table-cell office:value-type="float" office:value="11905">
                <text:p>119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37">
                <text:p>6637</text:p>
              </table:table-cell>
              <table:table-cell office:value-type="float" office:value="9563">
                <text:p>9563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88">
                <text:p>6988</text:p>
              </table:table-cell>
              <table:table-cell office:value-type="float" office:value="9827">
                <text:p>9827</text:p>
              </table:table-cell>
              <table:table-cell office:value-type="float" office:value="12664">
                <text:p>12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58">
                <text:p>7358</text:p>
              </table:table-cell>
              <table:table-cell office:value-type="float" office:value="10082">
                <text:p>10082</text:p>
              </table:table-cell>
              <table:table-cell office:value-type="float" office:value="12692">
                <text:p>12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88">
                <text:p>7188</text:p>
              </table:table-cell>
              <table:table-cell office:value-type="float" office:value="10353">
                <text:p>10353</text:p>
              </table:table-cell>
              <table:table-cell office:value-type="float" office:value="13245">
                <text:p>13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78">
                <text:p>7478</text:p>
              </table:table-cell>
              <table:table-cell office:value-type="float" office:value="10623">
                <text:p>10623</text:p>
              </table:table-cell>
              <table:table-cell office:value-type="float" office:value="13555">
                <text:p>135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37">
                <text:p>7337</text:p>
              </table:table-cell>
              <table:table-cell office:value-type="float" office:value="10899">
                <text:p>10899</text:p>
              </table:table-cell>
              <table:table-cell office:value-type="float" office:value="13962">
                <text:p>13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89">
                <text:p>8089</text:p>
              </table:table-cell>
              <table:table-cell office:value-type="float" office:value="11178">
                <text:p>11178</text:p>
              </table:table-cell>
              <table:table-cell office:value-type="float" office:value="14164">
                <text:p>141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87">
                <text:p>8387</text:p>
              </table:table-cell>
              <table:table-cell office:value-type="float" office:value="11459">
                <text:p>11459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7">
                <text:p>8517</text:p>
              </table:table-cell>
              <table:table-cell office:value-type="float" office:value="11740">
                <text:p>11740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52">
                <text:p>8952</text:p>
              </table:table-cell>
              <table:table-cell office:value-type="float" office:value="12044">
                <text:p>12044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11">
                <text:p>8911</text:p>
              </table:table-cell>
              <table:table-cell office:value-type="float" office:value="12336">
                <text:p>12336</text:p>
              </table:table-cell>
              <table:table-cell office:value-type="float" office:value="16067">
                <text:p>160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75">
                <text:p>8875</text:p>
              </table:table-cell>
              <table:table-cell office:value-type="float" office:value="12604">
                <text:p>1260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59">
                <text:p>9859</text:p>
              </table:table-cell>
              <table:table-cell office:value-type="float" office:value="12916">
                <text:p>12916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0">
                <text:p>9580</text:p>
              </table:table-cell>
              <table:table-cell office:value-type="float" office:value="13228">
                <text:p>13228</text:p>
              </table:table-cell>
              <table:table-cell office:value-type="float" office:value="16317">
                <text:p>163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25">
                <text:p>10025</text:p>
              </table:table-cell>
              <table:table-cell office:value-type="float" office:value="13538">
                <text:p>13538</text:p>
              </table:table-cell>
              <table:table-cell office:value-type="float" office:value="16972">
                <text:p>169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63">
                <text:p>10363</text:p>
              </table:table-cell>
              <table:table-cell office:value-type="float" office:value="13846">
                <text:p>13846</text:p>
              </table:table-cell>
              <table:table-cell office:value-type="float" office:value="17841">
                <text:p>17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84">
                <text:p>10384</text:p>
              </table:table-cell>
              <table:table-cell office:value-type="float" office:value="14155">
                <text:p>14155</text:p>
              </table:table-cell>
              <table:table-cell office:value-type="float" office:value="17607">
                <text:p>17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711">
                <text:p>10711</text:p>
              </table:table-cell>
              <table:table-cell office:value-type="float" office:value="14481">
                <text:p>14481</text:p>
              </table:table-cell>
              <table:table-cell office:value-type="float" office:value="18097">
                <text:p>18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001">
                <text:p>11001</text:p>
              </table:table-cell>
              <table:table-cell office:value-type="float" office:value="14766">
                <text:p>14766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67">
                <text:p>10967</text:p>
              </table:table-cell>
              <table:table-cell office:value-type="float" office:value="15105">
                <text:p>15105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88">
                <text:p>10088</text:p>
              </table:table-cell>
              <table:table-cell office:value-type="float" office:value="15427">
                <text:p>15427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87">
                <text:p>11987</text:p>
              </table:table-cell>
              <table:table-cell office:value-type="float" office:value="15770">
                <text:p>15770</text:p>
              </table:table-cell>
              <table:table-cell office:value-type="float" office:value="19701">
                <text:p>197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52">
                <text:p>12452</text:p>
              </table:table-cell>
              <table:table-cell office:value-type="float" office:value="16117">
                <text:p>16117</text:p>
              </table:table-cell>
              <table:table-cell office:value-type="float" office:value="20170">
                <text:p>201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56">
                <text:p>12256</text:p>
              </table:table-cell>
              <table:table-cell office:value-type="float" office:value="16441">
                <text:p>16441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70">
                <text:p>12870</text:p>
              </table:table-cell>
              <table:table-cell office:value-type="float" office:value="16790">
                <text:p>16790</text:p>
              </table:table-cell>
              <table:table-cell office:value-type="float" office:value="21506">
                <text:p>21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02">
                <text:p>12802</text:p>
              </table:table-cell>
              <table:table-cell office:value-type="float" office:value="17144">
                <text:p>17144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54">
                <text:p>13254</text:p>
              </table:table-cell>
              <table:table-cell office:value-type="float" office:value="17467">
                <text:p>17467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930">
                <text:p>12930</text:p>
              </table:table-cell>
              <table:table-cell office:value-type="float" office:value="17826">
                <text:p>17826</text:p>
              </table:table-cell>
              <table:table-cell office:value-type="float" office:value="22142">
                <text:p>221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title svg:x="6.531cm" svg:y="0.316cm" chart:style-name="ch2">
          <text:p>Insertion_sort</text:p>
        </chart:title>
        <chart:legend chart:legend-position="end" svg:x="10.192cm" svg:y="3.949cm" style:legend-expansion="high" chart:style-name="ch3"/>
        <chart:plot-area chart:style-name="ch4" table:cell-range-address="insertion_sort.D1:insertion_sort.D101 insertion_sort.F1:insertion_sort.F101" chart:data-source-has-labels="row" svg:x="0.32cm" svg:y="1.301cm" svg:width="9.552cm" svg:height="7.525cm">
          <chart:coordinate-region svg:x="1.333cm" svg:y="1.503cm" svg:width="8.483cm" svg:height="6.5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insertion_sort.D2:insertion_sort.D101" chart:label-cell-address="insertion_sort.D1:insertion_sort.D1" chart:class="chart:line">
            <chart:data-point chart:repeated="100"/>
          </chart:series>
          <chart:series chart:style-name="ch8" chart:values-cell-range-address="insertion_sort.F2:insertion_sort.F101" chart:label-cell-address="insertion_sort.F1:insertion_sort.F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swap</text:p>
                <draw:g>
                  <svg:desc>insertion_sort.D1:insertion_sort.D1</svg:desc>
                </draw:g>
              </table:table-cell>
              <table:table-cell office:value-type="string">
                <text:p>expected_worst_case_swap</text:p>
                <draw:g>
                  <svg:desc>insertion_sort.F1:insertion_sor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nsertion_sort.D2:insertion_sort.D101</svg:desc>
                </draw:g>
              </table:table-cell>
              <table:table-cell office:value-type="float" office:value="0">
                <text:p>0</text:p>
                <draw:g>
                  <svg:desc>insertion_sort.F2:insertion_sort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">
                <text:p>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">
                <text:p>12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">
                <text:p>13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">
                <text:p>15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">
                <text:p>16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">
                <text:p>1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">
                <text:p>1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">
                <text:p>25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">
                <text:p>28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">
                <text:p>32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">
                <text:p>36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">
                <text:p>38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">
                <text:p>4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">
                <text:p>44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3">
                <text:p>46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">
                <text:p>5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">
                <text:p>5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">
                <text:p>552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">
                <text:p>576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">
                <text:p>60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">
                <text:p>62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1">
                <text:p>65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7">
                <text:p>67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3">
                <text:p>703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8">
                <text:p>728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">
                <text:p>7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">
                <text:p>785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">
                <text:p>81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">
                <text:p>84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">
                <text:p>870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2">
                <text:p>902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9">
                <text:p>929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">
                <text:p>961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1">
                <text:p>991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">
                <text:p>1024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3">
                <text:p>1053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">
                <text:p>108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">
                <text:p>112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5">
                <text:p>1155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3">
                <text:p>119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3">
                <text:p>1223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">
                <text:p>1260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">
                <text:p>1296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3">
                <text:p>1333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8">
                <text:p>1368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">
                <text:p>1406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">
                <text:p>1444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">
                <text:p>148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">
                <text:p>1521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">
                <text:p>156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99">
                <text:p>15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2">
                <text:p>164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3">
                <text:p>1683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0">
                <text:p>172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3">
                <text:p>1763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7">
                <text:p>1807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50">
                <text:p>185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3">
                <text:p>1893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">
                <text:p>1936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2">
                <text:p>1982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2">
                <text:p>2022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4">
                <text:p>2114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">
                <text:p>2162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1">
                <text:p>2211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">
                <text:p>2256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5">
                <text:p>2305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4">
                <text:p>2354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0">
                <text:p>240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">
                <text:p>2450</text:p>
              </table:table-cell>
              <table:table-cell office:value-type="float" office:value="4950">
                <text:p>49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0080000000820A1E16DA75ED138.png" xlink:type="simple" xlink:show="embed" xlink:actuate="onLoad"/>
    <draw:fill-image draw:name="ChartBitmap_20_2" draw:display-name="ChartBitmap 2" xlink:href="Pictures/10000000000000080000000820A1E16DA75ED138.png" xlink:type="simple" xlink:show="embed" xlink:actuate="onLoad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1cm" svg:height="9.006cm" xlink:href=".." xlink:type="simple" chart:class="chart:line" chart:style-name="ch1">
        <chart:title svg:x="6.748cm" svg:y="0.316cm" chart:style-name="ch2">
          <text:p>Merge_sort</text:p>
        </chart:title>
        <chart:legend chart:legend-position="end" svg:x="11.939cm" svg:y="3.949cm" style:legend-expansion="high" chart:style-name="ch3"/>
        <chart:plot-area chart:style-name="ch4" table:cell-range-address="merge_sort.H1:merge_sort.H101 merge_sort.J1:merge_sort.J101" chart:data-source-has-labels="row" svg:x="0.319cm" svg:y="1.301cm" svg:width="11.301cm" svg:height="7.525cm">
          <chart:coordinate-region svg:x="1.523cm" svg:y="1.503cm" svg:width="10.097cm" svg:height="6.5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rge_sort.H2:merge_sort.H101" chart:label-cell-address="merge_sort.H1:merge_sort.H1" chart:class="chart:line">
            <chart:data-point chart:repeated="100"/>
          </chart:series>
          <chart:series chart:style-name="ch8" chart:values-cell-range-address="merge_sort.J2:merge_sort.J101" chart:label-cell-address="merge_sort.J1:merge_sort.J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cmp</text:p>
                <draw:g>
                  <svg:desc>merge_sort.H1:merge_sort.H1</svg:desc>
                </draw:g>
              </table:table-cell>
              <table:table-cell office:value-type="string">
                <text:p>worst_case_cmp</text:p>
                <draw:g>
                  <svg:desc>merge_sort.J1:merge_sor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merge_sort.H2:merge_sort.H101</svg:desc>
                </draw:g>
              </table:table-cell>
              <table:table-cell office:value-type="float" office:value="33.2193">
                <text:p>33.2193</text:p>
                <draw:g>
                  <svg:desc>merge_sort.J2:merge_sort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86.4386">
                <text:p>86.4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7.207">
                <text:p>147.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">
                <text:p>216</text:p>
              </table:table-cell>
              <table:table-cell office:value-type="float" office:value="212.877">
                <text:p>212.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6">
                <text:p>286</text:p>
              </table:table-cell>
              <table:table-cell office:value-type="float" office:value="282.193">
                <text:p>282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  <table:table-cell office:value-type="float" office:value="354.413">
                <text:p>354.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2">
                <text:p>432</text:p>
              </table:table-cell>
              <table:table-cell office:value-type="float" office:value="429.05">
                <text:p>42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505.754">
                <text:p>505.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2">
                <text:p>592</text:p>
              </table:table-cell>
              <table:table-cell office:value-type="float" office:value="584.267">
                <text:p>584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664.386">
                <text:p>664.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">
                <text:p>752</text:p>
              </table:table-cell>
              <table:table-cell office:value-type="float" office:value="745.95">
                <text:p>745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2">
                <text:p>832</text:p>
              </table:table-cell>
              <table:table-cell office:value-type="float" office:value="828.827">
                <text:p>828.8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4">
                <text:p>914</text:p>
              </table:table-cell>
              <table:table-cell office:value-type="float" office:value="912.908">
                <text:p>912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4">
                <text:p>1004</text:p>
              </table:table-cell>
              <table:table-cell office:value-type="float" office:value="998.1">
                <text:p>99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">
                <text:p>1094</text:p>
              </table:table-cell>
              <table:table-cell office:value-type="float" office:value="1084.32">
                <text:p>108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4">
                <text:p>1184</text:p>
              </table:table-cell>
              <table:table-cell office:value-type="float" office:value="1171.51">
                <text:p>117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">
                <text:p>1274</text:p>
              </table:table-cell>
              <table:table-cell office:value-type="float" office:value="1259.6">
                <text:p>125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4">
                <text:p>1364</text:p>
              </table:table-cell>
              <table:table-cell office:value-type="float" office:value="1348.53">
                <text:p>1348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4">
                <text:p>1454</text:p>
              </table:table-cell>
              <table:table-cell office:value-type="float" office:value="1438.27">
                <text:p>1438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4">
                <text:p>1544</text:p>
              </table:table-cell>
              <table:table-cell office:value-type="float" office:value="1528.77">
                <text:p>1528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4">
                <text:p>1634</text:p>
              </table:table-cell>
              <table:table-cell office:value-type="float" office:value="1619.99">
                <text:p>1619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4">
                <text:p>1724</text:p>
              </table:table-cell>
              <table:table-cell office:value-type="float" office:value="1711.9">
                <text:p>171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4">
                <text:p>1814</text:p>
              </table:table-cell>
              <table:table-cell office:value-type="float" office:value="1804.46">
                <text:p>1804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04">
                <text:p>1904</text:p>
              </table:table-cell>
              <table:table-cell office:value-type="float" office:value="1897.65">
                <text:p>1897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991.45">
                <text:p>1991.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8">
                <text:p>2088</text:p>
              </table:table-cell>
              <table:table-cell office:value-type="float" office:value="2085.82">
                <text:p>2085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8">
                <text:p>2188</text:p>
              </table:table-cell>
              <table:table-cell office:value-type="float" office:value="2180.74">
                <text:p>2180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">
                <text:p>2288</text:p>
              </table:table-cell>
              <table:table-cell office:value-type="float" office:value="2276.2">
                <text:p>227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8">
                <text:p>2388</text:p>
              </table:table-cell>
              <table:table-cell office:value-type="float" office:value="2372.17">
                <text:p>2372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88">
                <text:p>2488</text:p>
              </table:table-cell>
              <table:table-cell office:value-type="float" office:value="2468.65">
                <text:p>2468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88">
                <text:p>2588</text:p>
              </table:table-cell>
              <table:table-cell office:value-type="float" office:value="2565.6">
                <text:p>256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88">
                <text:p>2688</text:p>
              </table:table-cell>
              <table:table-cell office:value-type="float" office:value="2663.02">
                <text:p>2663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88">
                <text:p>2788</text:p>
              </table:table-cell>
              <table:table-cell office:value-type="float" office:value="2760.89">
                <text:p>2760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8">
                <text:p>2888</text:p>
              </table:table-cell>
              <table:table-cell office:value-type="float" office:value="2859.19">
                <text:p>2859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88">
                <text:p>2988</text:p>
              </table:table-cell>
              <table:table-cell office:value-type="float" office:value="2957.92">
                <text:p>2957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88">
                <text:p>3088</text:p>
              </table:table-cell>
              <table:table-cell office:value-type="float" office:value="3057.07">
                <text:p>3057.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8">
                <text:p>3188</text:p>
              </table:table-cell>
              <table:table-cell office:value-type="float" office:value="3156.61">
                <text:p>3156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88">
                <text:p>3288</text:p>
              </table:table-cell>
              <table:table-cell office:value-type="float" office:value="3256.55">
                <text:p>3256.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8">
                <text:p>3388</text:p>
              </table:table-cell>
              <table:table-cell office:value-type="float" office:value="3356.86">
                <text:p>335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88">
                <text:p>3488</text:p>
              </table:table-cell>
              <table:table-cell office:value-type="float" office:value="3457.54">
                <text:p>3457.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8">
                <text:p>3588</text:p>
              </table:table-cell>
              <table:table-cell office:value-type="float" office:value="3558.59">
                <text:p>3558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88">
                <text:p>3688</text:p>
              </table:table-cell>
              <table:table-cell office:value-type="float" office:value="3659.98">
                <text:p>365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88">
                <text:p>3788</text:p>
              </table:table-cell>
              <table:table-cell office:value-type="float" office:value="3761.72">
                <text:p>3761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88">
                <text:p>3888</text:p>
              </table:table-cell>
              <table:table-cell office:value-type="float" office:value="3863.8">
                <text:p>3863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88">
                <text:p>3988</text:p>
              </table:table-cell>
              <table:table-cell office:value-type="float" office:value="3966.2">
                <text:p>396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88">
                <text:p>4088</text:p>
              </table:table-cell>
              <table:table-cell office:value-type="float" office:value="4068.93">
                <text:p>4068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8">
                <text:p>4188</text:p>
              </table:table-cell>
              <table:table-cell office:value-type="float" office:value="4171.96">
                <text:p>4171.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88">
                <text:p>4288</text:p>
              </table:table-cell>
              <table:table-cell office:value-type="float" office:value="4275.31">
                <text:p>4275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88">
                <text:p>4388</text:p>
              </table:table-cell>
              <table:table-cell office:value-type="float" office:value="4378.95">
                <text:p>4378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">
                <text:p>4488</text:p>
              </table:table-cell>
              <table:table-cell office:value-type="float" office:value="4482.89">
                <text:p>4482.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88">
                <text:p>4588</text:p>
              </table:table-cell>
              <table:table-cell office:value-type="float" office:value="4587.12">
                <text:p>4587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96">
                <text:p>4696</text:p>
              </table:table-cell>
              <table:table-cell office:value-type="float" office:value="4691.63">
                <text:p>4691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06">
                <text:p>4806</text:p>
              </table:table-cell>
              <table:table-cell office:value-type="float" office:value="4796.42">
                <text:p>4796.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16">
                <text:p>4916</text:p>
              </table:table-cell>
              <table:table-cell office:value-type="float" office:value="4901.48">
                <text:p>4901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26">
                <text:p>5026</text:p>
              </table:table-cell>
              <table:table-cell office:value-type="float" office:value="5006.81">
                <text:p>5006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136">
                <text:p>5136</text:p>
              </table:table-cell>
              <table:table-cell office:value-type="float" office:value="5112.4">
                <text:p>5112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6">
                <text:p>5246</text:p>
              </table:table-cell>
              <table:table-cell office:value-type="float" office:value="5218.25">
                <text:p>521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56">
                <text:p>5356</text:p>
              </table:table-cell>
              <table:table-cell office:value-type="float" office:value="5324.35">
                <text:p>5324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6">
                <text:p>5466</text:p>
              </table:table-cell>
              <table:table-cell office:value-type="float" office:value="5430.7">
                <text:p>543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76">
                <text:p>5576</text:p>
              </table:table-cell>
              <table:table-cell office:value-type="float" office:value="5537.29">
                <text:p>5537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86">
                <text:p>5686</text:p>
              </table:table-cell>
              <table:table-cell office:value-type="float" office:value="5644.13">
                <text:p>5644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6">
                <text:p>5796</text:p>
              </table:table-cell>
              <table:table-cell office:value-type="float" office:value="5751.2">
                <text:p>5751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6">
                <text:p>5906</text:p>
              </table:table-cell>
              <table:table-cell office:value-type="float" office:value="5858.5">
                <text:p>5858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6">
                <text:p>6016</text:p>
              </table:table-cell>
              <table:table-cell office:value-type="float" office:value="5966.03">
                <text:p>5966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26">
                <text:p>6126</text:p>
              </table:table-cell>
              <table:table-cell office:value-type="float" office:value="6073.79">
                <text:p>6073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36">
                <text:p>6236</text:p>
              </table:table-cell>
              <table:table-cell office:value-type="float" office:value="6181.77">
                <text:p>6181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46">
                <text:p>6346</text:p>
              </table:table-cell>
              <table:table-cell office:value-type="float" office:value="6289.97">
                <text:p>6289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56">
                <text:p>6456</text:p>
              </table:table-cell>
              <table:table-cell office:value-type="float" office:value="6398.39">
                <text:p>6398.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">
                <text:p>6566</text:p>
              </table:table-cell>
              <table:table-cell office:value-type="float" office:value="6507.01">
                <text:p>6507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76">
                <text:p>6676</text:p>
              </table:table-cell>
              <table:table-cell office:value-type="float" office:value="6615.85">
                <text:p>6615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6">
                <text:p>6786</text:p>
              </table:table-cell>
              <table:table-cell office:value-type="float" office:value="6724.89">
                <text:p>6724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">
                <text:p>6896</text:p>
              </table:table-cell>
              <table:table-cell office:value-type="float" office:value="6834.13">
                <text:p>6834.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06">
                <text:p>7006</text:p>
              </table:table-cell>
              <table:table-cell office:value-type="float" office:value="6943.58">
                <text:p>6943.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16">
                <text:p>7116</text:p>
              </table:table-cell>
              <table:table-cell office:value-type="float" office:value="7053.22">
                <text:p>7053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26">
                <text:p>7226</text:p>
              </table:table-cell>
              <table:table-cell office:value-type="float" office:value="7163.06">
                <text:p>716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36">
                <text:p>7336</text:p>
              </table:table-cell>
              <table:table-cell office:value-type="float" office:value="7273.09">
                <text:p>7273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46">
                <text:p>7446</text:p>
              </table:table-cell>
              <table:table-cell office:value-type="float" office:value="7383.31">
                <text:p>7383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56">
                <text:p>7556</text:p>
              </table:table-cell>
              <table:table-cell office:value-type="float" office:value="7493.72">
                <text:p>749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66">
                <text:p>7666</text:p>
              </table:table-cell>
              <table:table-cell office:value-type="float" office:value="7604.31">
                <text:p>7604.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6">
                <text:p>7776</text:p>
              </table:table-cell>
              <table:table-cell office:value-type="float" office:value="7715.08">
                <text:p>7715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86">
                <text:p>7886</text:p>
              </table:table-cell>
              <table:table-cell office:value-type="float" office:value="7826.04">
                <text:p>7826.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6">
                <text:p>7996</text:p>
              </table:table-cell>
              <table:table-cell office:value-type="float" office:value="7937.17">
                <text:p>7937.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06">
                <text:p>8106</text:p>
              </table:table-cell>
              <table:table-cell office:value-type="float" office:value="8048.48">
                <text:p>8048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16">
                <text:p>8216</text:p>
              </table:table-cell>
              <table:table-cell office:value-type="float" office:value="8159.97">
                <text:p>8159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26">
                <text:p>8326</text:p>
              </table:table-cell>
              <table:table-cell office:value-type="float" office:value="8271.62">
                <text:p>82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36">
                <text:p>8436</text:p>
              </table:table-cell>
              <table:table-cell office:value-type="float" office:value="8383.45">
                <text:p>8383.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6">
                <text:p>8546</text:p>
              </table:table-cell>
              <table:table-cell office:value-type="float" office:value="8495.44">
                <text:p>8495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56">
                <text:p>8656</text:p>
              </table:table-cell>
              <table:table-cell office:value-type="float" office:value="8607.6">
                <text:p>860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66">
                <text:p>8766</text:p>
              </table:table-cell>
              <table:table-cell office:value-type="float" office:value="8719.92">
                <text:p>8719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76">
                <text:p>8876</text:p>
              </table:table-cell>
              <table:table-cell office:value-type="float" office:value="8832.4">
                <text:p>8832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86">
                <text:p>8986</text:p>
              </table:table-cell>
              <table:table-cell office:value-type="float" office:value="8945.05">
                <text:p>8945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96">
                <text:p>9096</text:p>
              </table:table-cell>
              <table:table-cell office:value-type="float" office:value="9057.85">
                <text:p>9057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6">
                <text:p>9206</text:p>
              </table:table-cell>
              <table:table-cell office:value-type="float" office:value="9170.81">
                <text:p>9170.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6">
                <text:p>9316</text:p>
              </table:table-cell>
              <table:table-cell office:value-type="float" office:value="9283.93">
                <text:p>9283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26">
                <text:p>9426</text:p>
              </table:table-cell>
              <table:table-cell office:value-type="float" office:value="9397.19">
                <text:p>9397.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6">
                <text:p>9536</text:p>
              </table:table-cell>
              <table:table-cell office:value-type="float" office:value="9510.61">
                <text:p>9510.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46">
                <text:p>9646</text:p>
              </table:table-cell>
              <table:table-cell office:value-type="float" office:value="9624.19">
                <text:p>9624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56">
                <text:p>9756</text:p>
              </table:table-cell>
              <table:table-cell office:value-type="float" office:value="9737.91">
                <text:p>9737.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66">
                <text:p>9866</text:p>
              </table:table-cell>
              <table:table-cell office:value-type="float" office:value="9851.77">
                <text:p>9851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76">
                <text:p>9976</text:p>
              </table:table-cell>
              <table:table-cell office:value-type="float" office:value="9965.78">
                <text:p>9965.7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